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3.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C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4.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5.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6" style:family="table">
      <style:table-properties style:width="18.5cm" table:align="left"/>
    </style:style>
    <style:style style:name="Tabela6.A" style:family="table-column">
      <style:table-column-properties style:column-width="7.925cm"/>
    </style:style>
    <style:style style:name="Tabela6.B" style:family="table-column">
      <style:table-column-properties style:column-width="10.575cm"/>
    </style:style>
    <style:style style:name="Tabela6.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6.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6.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6.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6.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7" style:family="table">
      <style:table-properties style:width="18.5cm" table:align="left"/>
    </style:style>
    <style:style style:name="Tabela7.A" style:family="table-column">
      <style:table-column-properties style:column-width="5.293cm"/>
    </style:style>
    <style:style style:name="Tabela7.B" style:family="table-column">
      <style:table-column-properties style:column-width="13.206cm"/>
    </style:style>
    <style:style style:name="Tabela7.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7.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7.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7.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8" style:family="table">
      <style:table-properties style:width="18.5cm" table:align="left"/>
    </style:style>
    <style:style style:name="Tabela8.A" style:family="table-column">
      <style:table-column-properties style:column-width="3.369cm"/>
    </style:style>
    <style:style style:name="Tabela8.B" style:family="table-column">
      <style:table-column-properties style:column-width="15.131cm"/>
    </style:style>
    <style:style style:name="Tabela8.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8.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8.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8.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8.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8.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8.A4"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8.B4"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P52" style:family="paragraph" style:parent-style-name="Text_20_body" style:list-style-name="L22">
      <style:paragraph-properties fo:margin-top="0cm" fo:margin-bottom="0cm" style:contextual-spacing="false" fo:text-align="justify" style:justify-single-word="false"/>
    </style:style>
    <style:style style:name="P53" style:family="paragraph" style:parent-style-name="Text_20_body">
      <style:paragraph-properties fo:margin-top="0cm" fo:margin-bottom="0cm" style:contextual-spacing="false" fo:text-align="justify" style:justify-single-word="false"/>
      <style:text-properties officeooo:paragraph-rsid="0013371c"/>
    </style:style>
    <style:style style:name="P54" style:family="paragraph" style:parent-style-name="Text_20_body" style:list-style-name="L23">
      <style:paragraph-properties fo:margin-top="0cm" fo:margin-bottom="0cm" style:contextual-spacing="false" fo:text-align="justify" style:justify-single-word="false"/>
    </style:style>
    <style:style style:name="P55" style:family="paragraph" style:parent-style-name="Text_20_body" style:list-style-name="L23">
      <style:paragraph-properties fo:margin-top="0cm" fo:margin-bottom="0cm" style:contextual-spacing="false" fo:text-align="justify" style:justify-single-word="false"/>
      <style:text-properties officeooo:paragraph-rsid="0013371c"/>
    </style:style>
    <style:style style:name="P56" style:family="paragraph" style:parent-style-name="Heading_20_3">
      <style:paragraph-properties fo:margin-top="0cm" fo:margin-bottom="0cm" style:contextual-spacing="false"/>
    </style:style>
    <style:style style:name="P57" style:family="paragraph" style:parent-style-name="Text_20_body">
      <style:paragraph-properties fo:margin-top="0cm" fo:margin-bottom="0cm" style:contextual-spacing="false"/>
    </style:style>
    <style:style style:name="P5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59" style:family="paragraph" style:parent-style-name="Text_20_body" style:list-style-name="L24">
      <style:paragraph-properties fo:margin-top="0cm" fo:margin-bottom="0cm" style:contextual-spacing="false" fo:text-align="justify" style:justify-single-word="false"/>
    </style:style>
    <style:style style:name="P60" style:family="paragraph" style:parent-style-name="Text_20_body" style:list-style-name="L25">
      <style:paragraph-properties fo:margin-top="0cm" fo:margin-bottom="0cm" style:contextual-spacing="false" fo:text-align="justify" style:justify-single-word="false"/>
    </style:style>
    <style:style style:name="P61" style:family="paragraph" style:parent-style-name="Text_20_body" style:list-style-name="L26">
      <style:paragraph-properties fo:margin-top="0cm" fo:margin-bottom="0cm" style:contextual-spacing="false" fo:text-align="justify" style:justify-single-word="false"/>
    </style:style>
    <style:style style:name="P62" style:family="paragraph" style:parent-style-name="Text_20_body" style:list-style-name="L27">
      <style:paragraph-properties fo:margin-top="0cm" fo:margin-bottom="0cm" style:contextual-spacing="false" fo:text-align="justify" style:justify-single-word="false"/>
    </style:style>
    <style:style style:name="P63" style:family="paragraph" style:parent-style-name="Text_20_body" style:list-style-name="L28">
      <style:paragraph-properties fo:margin-top="0cm" fo:margin-bottom="0cm" style:contextual-spacing="false" fo:text-align="justify" style:justify-single-word="false"/>
    </style:style>
    <style:style style:name="P64" style:family="paragraph" style:parent-style-name="Text_20_body" style:list-style-name="L29">
      <style:paragraph-properties fo:margin-top="0cm" fo:margin-bottom="0cm" style:contextual-spacing="false" fo:text-align="justify" style:justify-single-word="false"/>
    </style:style>
    <style:style style:name="P65" style:family="paragraph" style:parent-style-name="Text_20_body" style:list-style-name="L30">
      <style:paragraph-properties fo:margin-top="0cm" fo:margin-bottom="0cm" style:contextual-spacing="false" fo:text-align="justify" style:justify-single-word="false"/>
    </style:style>
    <style:style style:name="P66" style:family="paragraph" style:parent-style-name="Text_20_body" style:list-style-name="L31">
      <style:paragraph-properties fo:margin-top="0cm" fo:margin-bottom="0cm" style:contextual-spacing="false" fo:text-align="justify" style:justify-single-word="false"/>
    </style:style>
    <style:style style:name="P67" style:family="paragraph" style:parent-style-name="Text_20_body" style:list-style-name="L32">
      <style:paragraph-properties fo:margin-top="0cm" fo:margin-bottom="0cm" style:contextual-spacing="false" fo:text-align="justify" style:justify-single-word="false"/>
    </style:style>
    <style:style style:name="P68" style:family="paragraph" style:parent-style-name="Text_20_body">
      <style:paragraph-properties fo:margin-top="0cm" fo:margin-bottom="0cm" style:contextual-spacing="false" fo:text-align="justify" style:justify-single-word="false"/>
      <style:text-properties officeooo:rsid="0016c828" officeooo:paragraph-rsid="0016c828"/>
    </style:style>
    <style:style style:name="P69" style:family="paragraph" style:parent-style-name="Text_20_body">
      <style:paragraph-properties fo:margin-top="0cm" fo:margin-bottom="0cm" style:contextual-spacing="false" fo:text-align="justify" style:justify-single-word="false"/>
      <style:text-properties fo:font-style="italic"/>
    </style:style>
    <style:style style:name="P70" style:family="paragraph" style:parent-style-name="Text_20_body" style:list-style-name="L33">
      <style:paragraph-properties fo:margin-top="0cm" fo:margin-bottom="0cm" style:contextual-spacing="false" fo:text-align="justify" style:justify-single-word="false"/>
    </style:style>
    <style:style style:name="P71" style:family="paragraph" style:parent-style-name="Text_20_body" style:list-style-name="L34">
      <style:paragraph-properties fo:margin-top="0cm" fo:margin-bottom="0cm" style:contextual-spacing="false" fo:text-align="justify" style:justify-single-word="false"/>
    </style:style>
    <style:style style:name="P72" style:family="paragraph" style:parent-style-name="Heading_20_3">
      <style:paragraph-properties fo:margin-top="0cm" fo:margin-bottom="0.499cm" style:contextual-spacing="false" fo:line-height="115%" fo:text-align="justify" style:justify-single-word="false"/>
      <style:text-properties fo:font-weight="bold"/>
    </style:style>
    <style:style style:name="P73" style:family="paragraph" style:parent-style-name="Text_20_body">
      <style:paragraph-properties fo:text-align="justify" style:justify-single-word="false"/>
    </style:style>
    <style:style style:name="P74" style:family="paragraph" style:parent-style-name="Heading_20_3">
      <style:paragraph-properties fo:margin-top="0cm" fo:margin-bottom="0.499cm" style:contextual-spacing="false" fo:line-height="115%" fo:text-align="justify" style:justify-single-word="false"/>
    </style:style>
    <style:style style:name="P75" style:family="paragraph" style:parent-style-name="Text_20_body" style:list-style-name="L35">
      <style:paragraph-properties fo:margin-top="0cm" fo:margin-bottom="0cm" style:contextual-spacing="false" fo:text-align="justify" style:justify-single-word="false"/>
    </style:style>
    <style:style style:name="P76" style:family="paragraph" style:parent-style-name="Text_20_body" style:list-style-name="L35">
      <style:paragraph-properties fo:text-align="justify" style:justify-single-word="false"/>
    </style:style>
    <style:style style:name="P77" style:family="paragraph" style:parent-style-name="Heading_20_4">
      <style:paragraph-properties fo:margin-top="0cm" fo:margin-bottom="0.499cm" style:contextual-spacing="false" fo:line-height="115%" fo:text-align="justify" style:justify-single-word="false"/>
      <style:text-properties fo:font-weight="bold"/>
    </style:style>
    <style:style style:name="P78" style:family="paragraph" style:parent-style-name="Text_20_body" style:list-style-name="L36">
      <style:paragraph-properties fo:margin-top="0cm" fo:margin-bottom="0cm" style:contextual-spacing="false" fo:text-align="justify" style:justify-single-word="false"/>
    </style:style>
    <style:style style:name="P79" style:family="paragraph" style:parent-style-name="Text_20_body" style:list-style-name="L36">
      <style:paragraph-properties fo:text-align="justify" style:justify-single-word="false"/>
    </style:style>
    <style:style style:name="P80" style:family="paragraph" style:parent-style-name="Text_20_body" style:list-style-name="L37">
      <style:paragraph-properties fo:margin-top="0cm" fo:margin-bottom="0cm" style:contextual-spacing="false" fo:text-align="justify" style:justify-single-word="false"/>
    </style:style>
    <style:style style:name="P81" style:family="paragraph" style:parent-style-name="Text_20_body" style:list-style-name="L37">
      <style:paragraph-properties fo:text-align="justify" style:justify-single-word="false"/>
    </style:style>
    <style:style style:name="P82" style:family="paragraph" style:parent-style-name="Text_20_body" style:list-style-name="L38">
      <style:paragraph-properties fo:margin-top="0cm" fo:margin-bottom="0cm" style:contextual-spacing="false" fo:text-align="justify" style:justify-single-word="false"/>
    </style:style>
    <style:style style:name="P83" style:family="paragraph" style:parent-style-name="Text_20_body" style:list-style-name="L38">
      <style:paragraph-properties fo:text-align="justify" style:justify-single-word="false"/>
    </style:style>
    <style:style style:name="P84" style:family="paragraph" style:parent-style-name="Heading_20_1">
      <style:paragraph-properties fo:text-align="justify" style:justify-single-word="false"/>
    </style:style>
    <style:style style:name="P85" style:family="paragraph" style:parent-style-name="Heading_20_2">
      <style:paragraph-properties fo:margin-top="0cm" fo:margin-bottom="0.247cm" style:contextual-spacing="false" fo:line-height="115%" fo:text-align="justify" style:justify-single-word="false"/>
    </style:style>
    <style:style style:name="P86" style:family="paragraph" style:parent-style-name="Text_20_body">
      <style:paragraph-properties fo:margin-top="0cm" fo:margin-bottom="0.247cm" style:contextual-spacing="false" fo:line-height="115%" fo:text-align="justify" style:justify-single-word="false"/>
    </style:style>
    <style:style style:name="P87" style:family="paragraph" style:parent-style-name="Text_20_body" style:list-style-name="L39">
      <style:paragraph-properties fo:margin-top="0cm" fo:margin-bottom="0cm" style:contextual-spacing="false" fo:text-align="justify" style:justify-single-word="false"/>
    </style:style>
    <style:style style:name="P88" style:family="paragraph" style:parent-style-name="Text_20_body" style:list-style-name="L39">
      <style:paragraph-properties fo:text-align="justify" style:justify-single-word="false"/>
    </style:style>
    <style:style style:name="P89" style:family="paragraph" style:parent-style-name="Text_20_body">
      <style:paragraph-properties fo:text-align="justify" style:justify-single-word="false"/>
      <style:text-properties fo:font-style="italic"/>
    </style:style>
    <style:style style:name="P90" style:family="paragraph" style:parent-style-name="Heading_20_3">
      <style:paragraph-properties fo:margin-top="0cm" fo:margin-bottom="0.247cm" style:contextual-spacing="false" fo:line-height="115%" fo:text-align="justify" style:justify-single-word="false"/>
    </style:style>
    <style:style style:name="P91" style:family="paragraph" style:parent-style-name="Text_20_body" style:list-style-name="L40">
      <style:paragraph-properties fo:margin-top="0cm" fo:margin-bottom="0cm" style:contextual-spacing="false" fo:text-align="justify" style:justify-single-word="false"/>
    </style:style>
    <style:style style:name="P92" style:family="paragraph" style:parent-style-name="Text_20_body" style:list-style-name="L40">
      <style:paragraph-properties fo:text-align="justify" style:justify-single-word="false"/>
    </style:style>
    <style:style style:name="P93" style:family="paragraph" style:parent-style-name="Preformatted_20_Text">
      <style:paragraph-properties fo:margin-top="0cm" fo:margin-bottom="0.247cm" style:contextual-spacing="false" fo:line-height="115%" fo:text-align="justify" style:justify-single-word="false" fo:padding="0.45cm" fo:border="0.06pt solid #000000" style:shadow="#808080 0.176cm 0.176cm"/>
    </style:style>
    <style:style style:name="P94" style:family="paragraph" style:parent-style-name="Preformatted_20_Text">
      <style:paragraph-properties fo:margin-top="0cm" fo:margin-bottom="0.247cm" style:contextual-spacing="false" fo:line-height="115%" fo:text-align="justify" style:justify-single-word="false"/>
    </style:style>
    <style:style style:name="P95" style:family="paragraph" style:parent-style-name="Text_20_body" style:list-style-name="L41">
      <style:paragraph-properties fo:margin-top="0cm" fo:margin-bottom="0cm" style:contextual-spacing="false" fo:text-align="justify" style:justify-single-word="false"/>
    </style:style>
    <style:style style:name="P96" style:family="paragraph" style:parent-style-name="Text_20_body" style:list-style-name="L41">
      <style:paragraph-properties fo:text-align="justify" style:justify-single-word="false"/>
    </style:style>
    <style:style style:name="P97" style:family="paragraph" style:parent-style-name="Text_20_body" style:list-style-name="L42">
      <style:paragraph-properties fo:margin-top="0cm" fo:margin-bottom="0cm" style:contextual-spacing="false" fo:text-align="justify" style:justify-single-word="false"/>
    </style:style>
    <style:style style:name="P98" style:family="paragraph" style:parent-style-name="Text_20_body" style:list-style-name="L42">
      <style:paragraph-properties fo:text-align="justify" style:justify-single-word="false"/>
    </style:style>
    <style:style style:name="P99" style:family="paragraph" style:parent-style-name="Heading_20_1">
      <style:paragraph-properties fo:margin-top="0cm" fo:margin-bottom="0cm" style:contextual-spacing="false" fo:line-height="115%" fo:text-align="start" style:justify-single-word="false"/>
    </style:style>
    <style:style style:name="P100" style:family="paragraph" style:parent-style-name="Text_20_body">
      <style:paragraph-properties fo:margin-top="0cm" fo:margin-bottom="0cm" style:contextual-spacing="false" fo:line-height="115%" fo:text-align="start" style:justify-single-word="false"/>
    </style:style>
    <style:style style:name="P101" style:family="paragraph" style:parent-style-name="Text_20_body">
      <style:paragraph-properties fo:margin-top="0cm" fo:margin-bottom="0cm" style:contextual-spacing="false" fo:line-height="115%" fo:text-align="justify" style:justify-single-word="false"/>
      <style:text-properties officeooo:paragraph-rsid="001dfc3e"/>
    </style:style>
    <style:style style:name="P102" style:family="paragraph" style:parent-style-name="Text_20_body">
      <style:paragraph-properties fo:margin-top="0cm" fo:margin-bottom="0cm" style:contextual-spacing="false" fo:line-height="115%" fo:text-align="justify" style:justify-single-word="false" fo:padding="0.45cm" fo:border="0.06pt solid #000000" style:shadow="#808080 0.176cm 0.176cm"/>
      <style:text-properties officeooo:paragraph-rsid="001dfc3e"/>
    </style:style>
    <style:style style:name="P103" style:family="paragraph" style:parent-style-name="Text_20_body" style:list-style-name="L43">
      <style:paragraph-properties fo:margin-top="0cm" fo:margin-bottom="0cm" style:contextual-spacing="false" fo:line-height="115%" fo:text-align="justify" style:justify-single-word="false"/>
    </style:style>
    <style:style style:name="P104" style:family="paragraph" style:parent-style-name="Text_20_body" style:list-style-name="L44">
      <style:paragraph-properties fo:margin-top="0cm" fo:margin-bottom="0cm" style:contextual-spacing="false" fo:text-align="justify" style:justify-single-word="false"/>
    </style:style>
    <style:style style:name="P105" style:family="paragraph" style:parent-style-name="Text_20_body" style:list-style-name="L45">
      <style:paragraph-properties fo:margin-top="0cm" fo:margin-bottom="0cm" style:contextual-spacing="false" fo:text-align="justify" style:justify-single-word="false"/>
    </style:style>
    <style:style style:name="P106" style:family="paragraph" style:parent-style-name="Text_20_body" style:list-style-name="L46">
      <style:paragraph-properties fo:margin-top="0cm" fo:margin-bottom="0cm" style:contextual-spacing="false" fo:text-align="justify" style:justify-single-word="false"/>
    </style:style>
    <style:style style:name="P107" style:family="paragraph" style:parent-style-name="Text_20_body" style:list-style-name="L47">
      <style:paragraph-properties fo:margin-top="0cm" fo:margin-bottom="0cm" style:contextual-spacing="false" fo:text-align="justify" style:justify-single-word="false"/>
    </style:style>
    <style:style style:name="P108" style:family="paragraph" style:parent-style-name="Heading_20_1">
      <style:paragraph-properties fo:margin-top="0cm" fo:margin-bottom="0cm" style:contextual-spacing="false" fo:line-height="115%" fo:text-align="justify" style:justify-single-word="false" fo:padding="0.049cm" fo:border="none"/>
    </style:style>
    <style:style style:name="P109" style:family="paragraph" style:parent-style-name="Text_20_body">
      <style:paragraph-properties fo:margin-top="0cm" fo:margin-bottom="0cm" style:contextual-spacing="false" fo:line-height="115%" fo:text-align="justify" style:justify-single-word="false" fo:padding="0.049cm" fo:border="none"/>
    </style:style>
    <style:style style:name="P110" style:family="paragraph" style:parent-style-name="Heading_20_1">
      <style:paragraph-properties fo:margin-top="0cm" fo:margin-bottom="0cm" style:contextual-spacing="false" fo:line-height="115%" fo:text-align="start" style:justify-single-word="false" fo:padding="0.049cm" fo:border="none"/>
    </style:style>
    <style:style style:name="P111" style:family="paragraph" style:parent-style-name="Text_20_body">
      <style:paragraph-properties fo:margin-top="0cm" fo:margin-bottom="0cm" style:contextual-spacing="false" fo:line-height="115%" fo:text-align="start" style:justify-single-word="false" fo:padding="0.049cm" fo:border="none"/>
    </style:style>
    <style:style style:name="P112" style:family="paragraph" style:parent-style-name="Heading_20_2">
      <style:paragraph-properties fo:margin-top="0cm" fo:margin-bottom="0cm" style:contextual-spacing="false" fo:line-height="115%" fo:text-align="justify" style:justify-single-word="false" fo:padding="0.049cm" fo:border="none"/>
    </style:style>
    <style:style style:name="P113" style:family="paragraph" style:parent-style-name="Text_20_body">
      <style:paragraph-properties fo:margin-top="0cm" fo:margin-bottom="0cm" style:contextual-spacing="false" fo:text-align="justify" style:justify-single-word="false" fo:padding="0.049cm" fo:border="none"/>
    </style:style>
    <style:style style:name="P114" style:family="paragraph" style:parent-style-name="Text_20_body" style:list-style-name="L48">
      <style:paragraph-properties fo:margin-top="0cm" fo:margin-bottom="0cm" style:contextual-spacing="false" fo:text-align="justify" style:justify-single-word="false" fo:padding="0.049cm" fo:border="none"/>
    </style:style>
    <style:style style:name="P115" style:family="paragraph" style:parent-style-name="Heading_20_3">
      <style:paragraph-properties fo:margin-top="0cm" fo:margin-bottom="0cm" style:contextual-spacing="false" fo:line-height="115%" fo:text-align="justify" style:justify-single-word="false" fo:padding="0.049cm" fo:border="none"/>
    </style:style>
    <style:style style:name="P116" style:family="paragraph" style:parent-style-name="Preformatted_20_Text">
      <style:paragraph-properties fo:margin-top="0cm" fo:margin-bottom="0cm" style:contextual-spacing="false" fo:line-height="115%" fo:text-align="justify" style:justify-single-word="false" fo:padding="0.049cm" fo:border="none"/>
    </style:style>
    <style:style style:name="P117" style:family="paragraph" style:parent-style-name="Text_20_body" style:list-style-name="L49">
      <style:paragraph-properties fo:margin-top="0cm" fo:margin-bottom="0cm" style:contextual-spacing="false" fo:text-align="justify" style:justify-single-word="false" fo:padding="0.049cm" fo:border="none"/>
    </style:style>
    <style:style style:name="P118" style:family="paragraph" style:parent-style-name="Text_20_body" style:list-style-name="L50">
      <style:paragraph-properties fo:margin-top="0cm" fo:margin-bottom="0cm" style:contextual-spacing="false" fo:text-align="justify" style:justify-single-word="false" fo:padding="0.049cm" fo:border="none"/>
    </style:style>
    <style:style style:name="P119" style:family="paragraph" style:parent-style-name="Text_20_body" style:list-style-name="L51">
      <style:paragraph-properties fo:margin-top="0cm" fo:margin-bottom="0cm" style:contextual-spacing="false" fo:text-align="justify" style:justify-single-word="false" fo:padding="0.049cm" fo:border="none"/>
    </style:style>
    <style:style style:name="P120" style:family="paragraph" style:parent-style-name="Table_20_Contents">
      <style:paragraph-properties fo:margin-top="0cm" fo:margin-bottom="0cm" style:contextual-spacing="false" fo:line-height="115%" fo:text-align="center" style:justify-single-word="false" fo:padding="0.049cm" fo:border="none"/>
      <style:text-properties fo:font-weight="bold" style:font-weight-asian="bold" style:font-weight-complex="bold"/>
    </style:style>
    <style:style style:name="P121" style:family="paragraph" style:parent-style-name="Table_20_Contents">
      <style:paragraph-properties fo:margin-top="0cm" fo:margin-bottom="0cm" style:contextual-spacing="false" fo:line-height="115%" fo:text-align="start" style:justify-single-word="false" fo:padding="0.049cm" fo:border="none"/>
      <style:text-properties fo:font-weight="bold"/>
    </style:style>
    <style:style style:name="P122" style:family="paragraph" style:parent-style-name="Table_20_Contents">
      <style:paragraph-properties fo:margin-top="0cm" fo:margin-bottom="0cm" style:contextual-spacing="false" fo:line-height="115%" fo:text-align="start" style:justify-single-word="false" fo:padding="0.049cm" fo:border="none"/>
    </style:style>
    <style:style style:name="P123" style:family="paragraph" style:parent-style-name="Text_20_body" style:list-style-name="L52">
      <style:paragraph-properties fo:margin-top="0cm" fo:margin-bottom="0cm" style:contextual-spacing="false" fo:text-align="justify" style:justify-single-word="false" fo:padding="0.049cm" fo: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T9" style:family="text">
      <style:text-properties fo:font-style="italic" fo:font-weight="bold"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p text:style-name="P1"><text:a xlink:type="simple" xlink:href="#__RefHeading___Toc3687_1423847352" office:name="Parâmetros REST em Funções JavaScript" text:style-name="Index_20_Link" text:visited-style-name="Index_20_Link">Parâmetros REST em Funções JavaScript<text:tab/>27</text:a></text:p>
          <text:p text:style-name="P1"><text:a xlink:type="simple" xlink:href="#__RefHeading___Toc3689_1423847352" office:name="Funções Anônimas em JavaScript" text:style-name="Index_20_Link" text:visited-style-name="Index_20_Link">Funções Anônimas em JavaScript<text:tab/>30</text:a></text:p>
          <text:p text:style-name="P1"><text:a xlink:type="simple" xlink:href="#__RefHeading___Toc3691_1423847352" office:name="Resumo da Aula: Dominando Arrow Functions em JavaScript Moderno" text:style-name="Index_20_Link" text:visited-style-name="Index_20_Link">Resumo da Aula: Dominando Arrow Functions em JavaScript Moderno<text:tab/>32</text:a></text:p>
          <text:p text:style-name="P1"><text:a xlink:type="simple" xlink:href="#__RefHeading___Toc3693_1423847352" office:name="Dominando Funções Aninhadas em JavaScript" text:style-name="Index_20_Link" text:visited-style-name="Index_20_Link">Dominando Funções Aninhadas em JavaScript<text:tab/>36</text:a></text:p>
          <text:p text:style-name="P1"><text:a xlink:type="simple" xlink:href="#__RefHeading___Toc3982_1423847352" office:name="Funções Geradoras em JavaScript" text:style-name="Index_20_Link" text:visited-style-name="Index_20_Link">Funções Geradoras em JavaScript<text:tab/>38</text:a></text:p>
          <text:p text:style-name="P1"><text:a xlink:type="simple" xlink:href="#__RefHeading___Toc5980_1977938393" office:name="Método map() em JavaScript" text:style-name="Index_20_Link" text:visited-style-name="Index_20_Link">Método map() em JavaScript<text:tab/>43</text:a></text:p>
          <text:p text:style-name="P1"><text:a xlink:type="simple" xlink:href="#__RefHeading___Toc5982_1977938393" office:name="O Comportamento do Operador this em Funções JavaScript" text:style-name="Index_20_Link" text:visited-style-name="Index_20_Link">O Comportamento do Operador this em Funções JavaScript<text:tab/>49</text:a></text:p>
          <text:p text:style-name="P1"><text:a xlink:type="simple" xlink:href="#__RefHeading___Toc5984_1977938393" office:name="Manipulando o DOM com getElementById" text:style-name="Index_20_Link" text:visited-style-name="Index_20_Link">Manipulando o DOM com getElementById<text:tab/>51</text:a></text:p>
          <text:p text:style-name="P1"><text:a xlink:type="simple" xlink:href="#__RefHeading___Toc5986_1977938393" office:name="Manipulando o DOM com getElementsByTagName em JavaScript" text:style-name="Index_20_Link" text:visited-style-name="Index_20_Link">Manipulando o DOM com getElementsByTagName em JavaScript<text:tab/>56</text:a></text:p>
          <text:p text:style-name="P1"><text:a xlink:type="simple" xlink:href="#__RefHeading___Toc5988_1977938393" office:name="Manipulando o DOM com getElementsByClassName" text:style-name="Index_20_Link" text:visited-style-name="Index_20_Link">Manipulando o DOM com getElementsByClassName<text:tab/>5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text:bookmark-start text:name="__RefHeading___Toc3687_1423847352"/>Parâmetros REST em Funções JavaScript<text:bookmark-end text:name="__RefHeading___Toc3687_1423847352"/></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h text:style-name="P48" text:outline-level="1"><text:bookmark-start text:name="__RefHeading___Toc3689_1423847352"/>Funções Anônimas em JavaScript<text:bookmark-end text:name="__RefHeading___Toc3689_1423847352"/></text:h>
      <text:p text:style-name="P15"/>
      <text:h text:style-name="P4" text:outline-level="2">1. Introdução às Funções Anônimas: Conceito e Propósito</text:h>
      <text:p text:style-name="P3"/>
      <text:p text:style-name="P15">Funções anônimas são uma construção fundamental em JavaScript, caracterizadas principalmente pela ausência de um nome associado. Sua importância estratégica reside no fato de serem processadas de maneira distinta pelo motor do JavaScript: ao contrário das funções nomeadas, que são analisadas e alocadas na memória antes da execução do código, as funções anônimas são criadas apenas em tempo de execução. A diferença fundamental está no momento da instanciação. Uma função nomeada é declarada e reservada na memória, pronta para ser invocada a qualquer momento. Em contrapartida, uma função anônima é definida como uma expressão, e sua criação ocorre somente quando o fluxo de execução do programa atinge a linha onde ela está declarada. Essa diferença é um resultado direto de como o JavaScript processa declarações de função (que são 'içadas' ou 'hoisted') versus expressões de função (que são avaliadas em tempo de execução).</text:p>
      <text:p text:style-name="P15">Compreendido o conceito, é essencial analisar a sintaxe básica e a implementação prática dessas funções para utilizá-las de forma eficaz.</text:p>
      <text:p text:style-name="P15"/>
      <text:h text:style-name="P4" text:outline-level="2">2. Implementação Padrão de Funções Anônimas</text:h>
      <text:p text:style-name="P3"/>
      <text:p text:style-name="P15">Dominar a sintaxe fundamental é o primeiro passo para criar e utilizar funções anônimas de maneira eficiente. Embora não possuam um nome, elas devem ser atribuídas a uma variável ou constante para serem invocadas. No JavaScript moderno, o uso de <text:span text:style-name="Source_20_Text">const</text:span> é a prática recomendada para garantir que a referência à função não seja acidentalmente reatribuída. A sintaxe para criar uma função anônima e atribuí-la a uma constante é direta. O exemplo abaixo ilustra a criação de uma função que soma dois valores, <text:span text:style-name="Source_20_Text">v1</text:span> e <text:span text:style-name="Source_20_Text">v2</text:span>:</text:p>
      <text:p text:style-name="P15"/>
      <text:p text:style-name="P9"><text:span text:style-name="Source_20_Text">const soma = function(v1, v2) {</text:span></text:p>
      <text:p text:style-name="P9"><text:span text:style-name="Source_20_Text"><text:s text:c="2"/>return v1 + v2;</text:span></text:p>
      <text:p text:style-name="P9"><text:span text:style-name="Source_20_Text">};</text:span></text:p>
      <text:p text:style-name="P15"><text:soft-page-break/>Para invocar a função, utilizamos a constante <text:span text:style-name="Source_20_Text">soma</text:span> como se fosse o nome da função. O comportamento é idêntico ao de uma função nomeada, e podemos usar <text:span text:style-name="Source_20_Text">console.log</text:span> para exibir o resultado retornado:</text:p>
      <text:p text:style-name="P15"/>
      <text:p text:style-name="P9"><text:span text:style-name="Source_20_Text">console.log(soma(10, 5)); // Saída: 15</text:span></text:p>
      <text:p text:style-name="P10"><text:span text:style-name="Source_20_Text"/></text:p>
      <text:p text:style-name="P15">A versatilidade das funções anônimas permite a implementação de lógicas complexas. É possível, por exemplo, utilizar parâmetros rest (<text:span text:style-name="Source_20_Text">...valores</text:span>) para criar uma função que soma múltiplos argumentos. O exemplo a seguir demonstra o uso de um laço <text:span text:style-name="Source_20_Text">for...of</text:span> para iterar sobre os valores e calcular o total, provando que construções lógicas avançadas são perfeitamente aplicáveis:</text:p>
      <text:p text:style-name="P15"/>
      <text:p text:style-name="P9"><text:span text:style-name="Source_20_Text">const somaValores = function(...valores) {</text:span></text:p>
      <text:p text:style-name="P9"><text:span text:style-name="Source_20_Text"><text:s text:c="2"/>let resultado = 0;</text:span></text:p>
      <text:p text:style-name="P9"><text:span text:style-name="Source_20_Text"><text:s text:c="2"/>for (let v of valores) {</text:span></text:p>
      <text:p text:style-name="P9"><text:span text:style-name="Source_20_Text"><text:s text:c="4"/>resultado += v;</text:span></text:p>
      <text:p text:style-name="P9"><text:span text:style-name="Source_20_Text"><text:s text:c="2"/>}</text:span></text:p>
      <text:p text:style-name="P9"><text:span text:style-name="Source_20_Text"><text:s text:c="2"/>return resultado;</text:span></text:p>
      <text:p text:style-name="P9"><text:span text:style-name="Source_20_Text">};</text:span></text:p>
      <text:p text:style-name="P10"><text:span text:style-name="Source_20_Text"/></text:p>
      <text:p text:style-name="P15">Além dessa implementação padrão, existe uma forma alternativa e mais específica de criar funções anônimas através de um construtor nativo do JavaScript.</text:p>
      <text:p text:style-name="P15"/>
      <text:h text:style-name="P4" text:outline-level="2">3. O Construtor <text:span text:style-name="Source_20_Text">new Function</text:span>: Uma Abordagem Alternativa</text:h>
      <text:p text:style-name="P3"/>
      <text:p text:style-name="P15">O Construtor de Função (<text:span text:style-name="Source_20_Text">new Function</text:span>) é uma ferramenta especializada para a criação de funções anônimas, ideal para cenários que envolvem operações mais simples e diretas. Sua sintaxe difere significativamente do método de declaração padrão, exigindo uma estrutura específica para definir os parâmetros e o corpo da função. A criação de uma função anônima com este método envolve o uso do operador <text:span text:style-name="Source_20_Text">new</text:span> seguido pelo construtor <text:span text:style-name="Source_20_Text">Function</text:span>. As regras sintáticas para sua utilização são estritas e essenciais para o seu correto funcionamento:</text:p>
      <text:list text:style-name="L22">
        <text:list-item>
          <text:p text:style-name="P52">O uso do operador <text:span text:style-name="Source_20_Text">new</text:span> é obrigatório.</text:p>
        </text:list-item>
        <text:list-item>
          <text:p text:style-name="P52">A palavra-chave <text:span text:style-name="Source_20_Text">Function</text:span> deve começar com letra maiúscula, seguindo a convenção de construtores em JavaScript.</text:p>
        </text:list-item>
        <text:list-item>
          <text:p text:style-name="P52">Todos os componentes — os nomes dos parâmetros e o corpo da função — devem ser passados individualmente como strings.</text:p>
        </text:list-item>
        <text:list-item>
          <text:p text:style-name="P52">O último parâmetro fornecido ao construtor é sempre interpretado como o corpo da função, ou seja, o código que será executado.</text:p>
        </text:list-item>
      </text:list>
      <text:p text:style-name="P15"/>
      <text:p text:style-name="P15">O exemplo a seguir demonstra como criar uma função de soma para três valores (<text:span text:style-name="Source_20_Text">v1</text:span>, <text:span text:style-name="Source_20_Text">v2</text:span>, <text:span text:style-name="Source_20_Text">v3</text:span>) utilizando o construtor <text:span text:style-name="Source_20_Text">new Function</text:span>:</text:p>
      <text:p text:style-name="P15"/>
      <text:p text:style-name="P9"><text:span text:style-name="Source_20_Text">const somaConstrutor = new Function("v1", "v2", "v3", "return v1 + v2 + v3");</text:span></text:p>
      <text:p text:style-name="P15"><text:soft-page-break/>A chamada da função criada pelo construtor é feita da mesma forma que a implementação padrão, através da constante à qual foi associada:</text:p>
      <text:p text:style-name="P15"/>
      <text:p text:style-name="P9"><text:span text:style-name="Source_20_Text">console.log(somaConstrutor(10, 5, 2)); // Saída: 17</text:span></text:p>
      <text:p text:style-name="P10"><text:span text:style-name="Source_20_Text"/></text:p>
      <text:p text:style-name="P53">A escolha do método depende do contexto: a sintaxe padrão é superior para lógicas complexas, enquanto o Construtor <text:span text:style-name="Source_20_Text">new Function</text:span> pode ser útil para criar funções dinamicamente a partir de strings, desde que a lógica do corpo seja concisa e simples.</text:p>
      <text:p text:style-name="P15"/>
      <text:h text:style-name="P4" text:outline-level="2">4. Conclusão: Principais Pontos da Aula</text:h>
      <text:p text:style-name="P3"/>
      <text:p text:style-name="P15">Esta aula explorou os fundamentos e as diferentes formas de implementação de funções anônimas em JavaScript. Ao dominar esses conceitos, é possível escrever um código mais dinâmico e adaptável. Os principais aprendizados sobre funções anônimas podem ser resumidos em três pontos centrais:</text:p>
      <text:list text:style-name="L23">
        <text:list-item>
          <text:p text:style-name="P54"><text:span text:style-name="T1">Definição e Criação</text:span>: A principal característica de uma função anônima é a ausência de um nome. Diferente das funções nomeadas, que são alocadas na memória antes do código rodar, as anônimas são criadas (instanciadas) somente em tempo de execução.</text:p>
        </text:list-item>
        <text:list-item>
          <text:p text:style-name="P54"><text:span text:style-name="T1">Sintaxe Padrão</text:span>: A forma mais comum de criar uma função anônima é atribuí-la a uma variável ou constante. Elas podem conter qualquer lógica de programação, incluindo estruturas complexas e recursos modernos como parâmetros rest.</text:p>
        </text:list-item>
        <text:list-item>
          <text:p text:style-name="P55"><text:span text:style-name="T1">O Construtor </text:span><text:span text:style-name="Source_20_Text"><text:span text:style-name="T1">new Function</text:span></text:span>: Representa uma abordagem alternativa, ideal para funções mais simples. Sua sintaxe possui regras específicas, como o uso obrigatório do operador <text:span text:style-name="Source_20_Text">new</text:span>, a capitalização de <text:span text:style-name="Source_20_Text">Function</text:span> e a passagem de todos os argumentos, incluindo o corpo da função, como strings.</text:p>
        </text:list-item>
      </text:list>
      <text:p text:style-name="P15"/>
      <text:h text:style-name="P48" text:outline-level="1"><text:bookmark-start text:name="__RefHeading___Toc3691_1423847352"/>Resumo da Aula: Dominando Arrow Functions em JavaScript Moderno<text:bookmark-end text:name="__RefHeading___Toc3691_1423847352"/></text:h>
      <text:p text:style-name="P15"/>
      <text:h text:style-name="P56" text:outline-level="3">O que são Arrow Functions?</text:h>
      <text:p text:style-name="P57"/>
      <text:p text:style-name="P15">As <text:span text:style-name="T3">Arrow Functions</text:span> (ou funções lâmbda) representam um mecanismo conciso e poderoso para declarar funções anônimas em JavaScript. Compreender essa sintaxe é um passo estratégico para quem busca escrever um código mais limpo e produtivo, sendo essencial para interagir com frameworks modernos como React e para simplificar operações em arrays com métodos como <text:span text:style-name="Source_20_Text">map</text:span>, <text:span text:style-name="Source_20_Text">filter</text:span> e <text:span text:style-name="Source_20_Text">reduce</text:span>. Como o próprio nome sugere, elas são caracterizadas pela notação de seta (<text:span text:style-name="Source_20_Text">=&gt;</text:span>), que substitui a palavra-chave <text:span text:style-name="Source_20_Text">function</text:span> e simplifica visualmente a estrutura do código. Para entender plenamente seu valor, a melhor abordagem é comparar diretamente a sintaxe tradicional de uma função anônima com a nova e elegante abordagem das Arrow Functions.</text:p>
      <text:p text:style-name="P15"/>
      <text:p text:style-name="P15"/>
      <text:p text:style-name="P15"/>
      <text:h text:style-name="P8" text:outline-level="3"><text:soft-page-break/>1. Análise Comparativa: Da Função Anônima Padrão para a Arrow Function</text:h>
      <text:p text:style-name="P3"/>
      <text:p text:style-name="P15">Visualizar a evolução da sintaxe de funções anônimas deixa claro o porquê das Arrow Functions terem se tornado um padrão. A mudança fundamental reside na simplificação da estrutura, tornando a declaração de uma função associada a uma variável ou constante muito mais direta.</text:p>
      <text:p text:style-name="P15"/>
      <text:h text:style-name="P29" text:outline-level="4">1.1. Sintaxe Tradicional</text:h>
      <text:p text:style-name="P3"/>
      <text:p text:style-name="P15">No padrão mais antigo, uma função anônima é declarada usando a palavra-chave <text:span text:style-name="Source_20_Text">function</text:span> e associada a uma constante, como no exemplo abaixo, que cria uma função para somar dois valores:</text:p>
      <text:p text:style-name="P15"/>
      <text:p text:style-name="P41"><text:span text:style-name="Source_20_Text">const soma = function(v1, v2) {</text:span></text:p>
      <text:p text:style-name="P41"><text:span text:style-name="Source_20_Text"><text:s text:c="4"/>return v1 + v2;</text:span></text:p>
      <text:p text:style-name="P41"><text:span text:style-name="Source_20_Text">}</text:span></text:p>
      <text:p text:style-name="P10"><text:span text:style-name="Source_20_Text"/></text:p>
      <text:h text:style-name="P29" text:outline-level="4">1.2. A Sintaxe da Arrow Function</text:h>
      <text:p text:style-name="P3"/>
      <text:p text:style-name="P15">Com a Arrow Function, eliminamos a palavra-chave <text:span text:style-name="Source_20_Text">function</text:span> e introduzimos a seta <text:span text:style-name="Source_20_Text">=&gt;</text:span> entre a lista de parâmetros e o corpo da função. O mesmo exemplo de soma é reescrito da seguinte forma:</text:p>
      <text:p text:style-name="P15"/>
      <text:p text:style-name="P9"><text:span text:style-name="Source_20_Text">const soma = (v1, v2) =&gt; {</text:span></text:p>
      <text:p text:style-name="P9"><text:span text:style-name="Source_20_Text"><text:s text:c="4"/>return v1 + v2;</text:span></text:p>
      <text:p text:style-name="P9"><text:span text:style-name="Source_20_Text">}</text:span></text:p>
      <text:p text:style-name="P10"><text:span text:style-name="Source_20_Text"/></text:p>
      <text:p text:style-name="P15">A diferença chave é a clareza conceitual: a sintaxe <text:span text:style-name="Source_20_Text">(v1, v2) =&gt; {...}</text:span> cria uma "leitura dinâmica" que deixa explícito que os parâmetros à esquerda da seta são o <text:span text:style-name="T3">input</text:span> para a operação à direita.</text:p>
      <text:p text:style-name="P15"/>
      <text:p text:style-name="P15"><text:span text:style-name="T9">Nota:</text:span><text:span text:style-name="T10"> Independentemente da sintaxe utilizada para a declaração, a forma de chamar a função permanece idêntica em ambos os casos: </text:span><text:span text:style-name="Source_20_Text"><text:span text:style-name="T10">soma(10, 5)</text:span></text:span><text:span text:style-name="T10">.</text:span></text:p>
      <text:p text:style-name="P15"/>
      <text:p text:style-name="P15">Essa consistência na chamada é importante, pois significa que você pode refatorar funções anônimas para a sintaxe de Arrow Function sem precisar alterar nenhuma outra parte do seu código que as utiliza. Agora que vimos a mudança fundamental na sintaxe, vamos explorar as regras específicas que tornam as Arrow Functions excepcionalmente poderosas e concisas em diferentes cenários.</text:p>
      <text:p text:style-name="P15"/>
      <text:h text:style-name="P8" text:outline-level="3">2. Regras de Sintaxe e Otimizações</text:h>
      <text:p text:style-name="P3"/>
      <text:p text:style-name="P15">Dominar as variações de sintaxe das Arrow Functions é fundamental para extrair seu máximo benefício. Essas regras permitem adaptar a declaração da função ao contexto, resultando em um código mais limpo e eficiente.</text:p>
      <text:p text:style-name="P15"/>
      <text:p text:style-name="P15"/>
      <text:p text:style-name="P15"/>
      <text:h text:style-name="P29" text:outline-level="4"><text:soft-page-break/>2.1. Parâmetro Único: Omissão dos Parênteses</text:h>
      <text:p text:style-name="P3"/>
      <text:p text:style-name="P15">Quando uma Arrow Function aceita apenas um parâmetro, os parênteses <text:span text:style-name="Source_20_Text">()</text:span> ao seu redor tornam-se opcionais. Essa pequena otimização contribui para um código ainda mais enxuto.</text:p>
      <text:p text:style-name="P15"/>
      <text:p text:style-name="P25">Exemplo:</text:p>
      <text:p text:style-name="P25"/>
      <text:p text:style-name="P58"><text:span text:style-name="Source_20_Text">// Função que recebe um único parâmetro 'n'</text:span></text:p>
      <text:p text:style-name="P58"><text:span text:style-name="Source_20_Text">const nome = n =&gt; { </text:span></text:p>
      <text:p text:style-name="P58"><text:span text:style-name="Source_20_Text"><text:s text:c="4"/>return n;</text:span></text:p>
      <text:p text:style-name="P58"><text:span text:style-name="Source_20_Text">}</text:span></text:p>
      <text:p text:style-name="P10"><text:span text:style-name="Source_20_Text"/></text:p>
      <text:h text:style-name="P29" text:outline-level="4">2.2. Retorno Implícito: Omissão de Chaves e <text:span text:style-name="Source_20_Text">return</text:span></text:h>
      <text:p text:style-name="P3"><text:span text:style-name="Source_20_Text"/></text:p>
      <text:p text:style-name="P15">Esta é talvez a característica mais poderosa das Arrow Functions. Se o corpo da função contém apenas uma única linha de código (uma única expressão), as chaves <text:span text:style-name="Source_20_Text">{}</text:span> e a palavra-chave <text:span text:style-name="Source_20_Text">return</text:span> podem ser completamente omitidas. O resultado da expressão é retornado automaticamente.</text:p>
      <text:p text:style-name="P15"/>
      <text:p text:style-name="P25">Exemplo 1: Operação matemática simples</text:p>
      <text:p text:style-name="P25"/>
      <text:p text:style-name="P9"><text:span text:style-name="Source_20_Text">// Função que adiciona 10 a um número e retorna o resultado</text:span></text:p>
      <text:p text:style-name="P9"><text:span text:style-name="Source_20_Text">const adicionar = n =&gt; n + 10;</text:span></text:p>
      <text:p text:style-name="P10"><text:span text:style-name="Source_20_Text"/></text:p>
      <text:p text:style-name="P15"><text:span text:style-name="T1">Exemplo 2: Refatorando a função </text:span><text:span text:style-name="Source_20_Text"><text:span text:style-name="T1">nome</text:span></text:span></text:p>
      <text:p text:style-name="P15"><text:span text:style-name="Source_20_Text"><text:span text:style-name="T1"/></text:span></text:p>
      <text:p text:style-name="P9"><text:span text:style-name="Source_20_Text">// A função anterior, agora com retorno implícito</text:span></text:p>
      <text:p text:style-name="P9"><text:span text:style-name="Source_20_Text">const nome = n =&gt; n;</text:span></text:p>
      <text:p text:style-name="P10"><text:span text:style-name="Source_20_Text"/></text:p>
      <text:p text:style-name="P15">Essa concisão é ideal para operações de transformação de dados, mas é crucial entender quando ela se aplica. Tentar usar essa sintaxe de forma incorreta é uma armadilha comum. Por exemplo, se tentarmos remover as chaves e o <text:span text:style-name="Source_20_Text">return</text:span> de uma função com múltiplas linhas, o JavaScript não saberá o que retornar, resultando em <text:span text:style-name="Source_20_Text">undefined</text:span>. Isso nos leva à regra final.</text:p>
      <text:p text:style-name="P15"/>
      <text:h text:style-name="P29" text:outline-level="4">2.3. Lógica Complexa: A Necessidade de Chaves e <text:span text:style-name="Source_20_Text">return</text:span> Explícito</text:h>
      <text:p text:style-name="P3"/>
      <text:p text:style-name="P15">As otimizações de sintaxe se aplicam apenas a funções de uma única expressão. Quando a lógica da função é mais elaborada, envolvendo múltiplas linhas de operação, a estrutura padrão com chaves <text:span text:style-name="Source_20_Text">{}</text:span> e um <text:span text:style-name="Source_20_Text">return</text:span> explícito se torna obrigatória.</text:p>
      <text:p text:style-name="P15"/>
      <text:p text:style-name="P15"/>
      <text:p text:style-name="P15"/>
      <text:p text:style-name="P15"/>
      <text:p text:style-name="P15"/>
      <text:p text:style-name="P15"/>
      <text:p text:style-name="P25"><text:soft-page-break/>Exemplo:</text:p>
      <text:p text:style-name="P25"/>
      <text:p text:style-name="P9"><text:span text:style-name="Source_20_Text">const soma = (v1, v2) =&gt; {</text:span></text:p>
      <text:p text:style-name="P9"><text:span text:style-name="Source_20_Text"><text:s text:c="4"/>// Lógica com mais de uma linha</text:span></text:p>
      <text:p text:style-name="P9"><text:span text:style-name="Source_20_Text"><text:s text:c="4"/>let res = v1 + v2;</text:span></text:p>
      <text:p text:style-name="P9"><text:span text:style-name="Source_20_Text"><text:s text:c="4"/>// Retorno explícito é necessário</text:span></text:p>
      <text:p text:style-name="P9"><text:span text:style-name="Source_20_Text"><text:s text:c="4"/>return res;</text:span></text:p>
      <text:p text:style-name="P9"><text:span text:style-name="Source_20_Text">}</text:span></text:p>
      <text:p text:style-name="P10"><text:span text:style-name="Source_20_Text"/></text:p>
      <text:p text:style-name="P15">Compreender quando usar a sintaxe completa versus a abreviada é o que separa o uso casual do domínio das Arrow Functions. A seguir, vamos consolidar essas regras e seus benefícios estratégicos.</text:p>
      <text:p text:style-name="P15"/>
      <text:h text:style-name="P8" text:outline-level="3">3. Resumo Estratégico e Benefícios</text:h>
      <text:p text:style-name="P3"/>
      <text:p text:style-name="P15">Para consolidar o conhecimento, este guia rápido reforça as regras e os motivos pelos quais adotar Arrow Functions é uma prática recomendada no desenvolvimento JavaScript moderno.</text:p>
      <text:p text:style-name="P15"/>
      <text:p text:style-name="P25">Guia Rápido de Sintaxe:</text:p>
      <text:p text:style-name="P25"/>
      <text:list text:style-name="L24">
        <text:list-item>
          <text:p text:style-name="P59"><text:span text:style-name="T1">Parâmetro Único:</text:span> Os parênteses <text:span text:style-name="Source_20_Text">()</text:span> ao redor do parâmetro são opcionais.</text:p>
        </text:list-item>
        <text:list-item>
          <text:p text:style-name="P59"><text:span text:style-name="T1">Operação Simples (uma linha):</text:span> As chaves <text:span text:style-name="Source_20_Text">{}</text:span> e a palavra-chave <text:span text:style-name="Source_20_Text">return</text:span> são opcionais, pois o retorno é implícito.</text:p>
        </text:list-item>
        <text:list-item>
          <text:p text:style-name="P59"><text:span text:style-name="T1">Operação Complexa (múltiplas linhas):</text:span> As chaves <text:span text:style-name="Source_20_Text">{}</text:span> e a declaração explícita de <text:span text:style-name="Source_20_Text">return</text:span> são obrigatórias.</text:p>
          <text:p text:style-name="P59"/>
        </text:list-item>
      </text:list>
      <text:p text:style-name="P25">Principais Benefícios:</text:p>
      <text:p text:style-name="P25"/>
      <text:list text:style-name="L25">
        <text:list-item>
          <text:p text:style-name="P60"><text:span text:style-name="T1">Ganho de Produtividade</text:span> A sintaxe mais curta e limpa acelera a escrita de funções (graças ao retorno implícito e à omissão de parênteses em casos de parâmetro único), permitindo que o desenvolvedor se concentre na lógica em vez de na estrutura do código.</text:p>
        </text:list-item>
        <text:list-item>
          <text:p text:style-name="P60"><text:span text:style-name="T1">Código Moderno e Atualizado</text:span> Utilizar Arrow Functions alinha seu código aos conceitos mais recentes da linguagem, tornando seus projetos mais profissionais e alinhados com as expectativas do mercado.</text:p>
        </text:list-item>
        <text:list-item>
          <text:p text:style-name="P60"><text:span text:style-name="T1">Legibilidade</text:span> A estrutura <text:span text:style-name="Source_20_Text">parâmetros =&gt; expressão</text:span> torna a intenção da função mais imediata e fácil de entender (a sintaxe em uma única linha é universalmente entendida como uma transformação de dados direta), o que facilita a manutenção e a colaboração.</text:p>
        </text:list-item>
      </text:list>
      <text:h text:style-name="P8" text:outline-level="3"/>
      <text:h text:style-name="P8" text:outline-level="3">Conclusão</text:h>
      <text:p text:style-name="P3"/>
      <text:p text:style-name="P15">As Arrow Functions não são apenas uma "nova maneira" de escrever código; elas são o padrão industrial para funções concisas em JavaScript moderno. Adote-as como sua ferramenta principal para operações anônimas. Sua produtividade e a clareza do seu código irão agradecer.</text:p>
      <text:p text:style-name="P15"/>
      <text:h text:style-name="P48" text:outline-level="1"><text:bookmark-start text:name="__RefHeading___Toc3693_1423847352"/><text:soft-page-break/>Dominando Funções Aninhadas em JavaScript<text:bookmark-end text:name="__RefHeading___Toc3693_1423847352"/></text:h>
      <text:p text:style-name="P15"/>
      <text:p text:style-name="P15">Em JavaScript, as funções são tratadas como cidadãs de primeira classe, o que significa que podem ser atribuídas a variáveis, passadas como argumentos e, crucialmente, declaradas dentro de outras funções. Esta capacidade permite a criação de padrões de programação flexíveis e poderosos. A aula em questão demonstra como o aninhamento de funções não é apenas uma curiosidade teórica, mas uma ferramenta prática para encapsular e organizar a lógica do código, tornando-o mais limpo e modular.</text:p>
      <text:p text:style-name="P15"/>
      <text:p text:style-name="P15">O objetivo deste resumo é decodificar o exemplo prático apresentado, solidificando o entendimento sobre a declaração, o escopo e o fluxo de execução de funções aninhadas. Ao analisar cada componente da solução, clarificamos como os dados fluem entre a função externa e a interna, resultando em uma operação coesa.</text:p>
      <text:p text:style-name="P15">A seguir, analisaremos a estrutura central do exemplo, começando pela função externa que serve como o ponto de entrada para a nossa lógica de soma.</text:p>
      <text:p text:style-name="P15"/>
      <text:h text:style-name="P8" text:outline-level="3">2. Análise da Estrutura Principal: A Função Externa <text:span text:style-name="Source_20_Text">soma</text:span></text:h>
      <text:p text:style-name="P3"><text:span text:style-name="Source_20_Text"/></text:p>
      <text:p text:style-name="P15">A função externa <text:span text:style-name="Source_20_Text">soma</text:span> atua como o "contêiner" estratégico da nossa operação. Ela não apenas define o escopo para a lógica interna, mas também serve como o ponto de entrada que recebe os dados. Sua declaração é uma síntese de conceitos modernos do JavaScript: uma função anônima atribuída a uma constante, definida com a sintaxe concisa de uma <text:span text:style-name="T3">arrow function</text:span> e equipada com a flexibilidade de um parâmetro <text:span text:style-name="T3">rest</text:span>. É um exemplo prático de como a programação moderna consiste em associar múltiplas ferramentas para criar uma solução elegante e poderosa. A assinatura da função <text:span text:style-name="Source_20_Text">soma</text:span> pode ser deconstruída nos seguintes componentes:</text:p>
      <text:p text:style-name="P15"/>
      <text:list text:style-name="L26">
        <text:list-item>
          <text:p text:style-name="P61"><text:span text:style-name="Source_20_Text"><text:span text:style-name="T1">const soma</text:span></text:span>: A função é declarada como uma constante. Essa escolha previne a reatribuição acidental da variável <text:span text:style-name="Source_20_Text">soma</text:span>, garantindo que sua referência à função permaneça intacta durante a execução do programa.</text:p>
        </text:list-item>
        <text:list-item>
          <text:p text:style-name="P61"><text:span text:style-name="T1">Arrow Function </text:span><text:span text:style-name="Source_20_Text"><text:span text:style-name="T1">=&gt;</text:span></text:span>: A sintaxe <text:span text:style-name="Source_20_Text">=&gt;</text:span> indica que estamos utilizando uma <text:span text:style-name="T3">arrow function</text:span>, uma forma moderna e concisa de declarar funções anônimas em JavaScript.</text:p>
        </text:list-item>
        <text:list-item>
          <text:p text:style-name="P61"><text:span text:style-name="T1">Parâmetro Rest </text:span><text:span text:style-name="Source_20_Text"><text:span text:style-name="T1">(...valores)</text:span></text:span>: Esta é a sintaxe de <text:span text:style-name="T1">parâmetro rest</text:span>. Sua função é <text:span text:style-name="T3">agrupar</text:span> um número indefinido de argumentos passados na chamada da função (neste caso, <text:span text:style-name="Source_20_Text">10, 5, 15</text:span>) em um único array chamado <text:span text:style-name="Source_20_Text">valores</text:span>. É fundamental não confundir com a sintaxe de <text:span text:style-name="T3">spread</text:span>, que tem a aparência idêntica (<text:span text:style-name="Source_20_Text">...</text:span>), mas faz o oposto: <text:span text:style-name="T3">expande</text:span> os elementos de um array em argumentos individuais. Abaixo, a estrutura completa da função para referência visual:</text:p>
          <text:p text:style-name="P61"/>
        </text:list-item>
      </text:list>
      <text:p text:style-name="P41"><text:span text:style-name="Source_20_Text">const soma = (...valores) =&gt; {</text:span></text:p>
      <text:p text:style-name="P41"><text:span text:style-name="Source_20_Text"><text:s text:c="4"/>const somar = (Val) =&gt; {</text:span></text:p>
      <text:p text:style-name="P41"><text:span text:style-name="Source_20_Text"><text:s text:c="8"/>let res = 0;</text:span></text:p>
      <text:p text:style-name="P41"><text:span text:style-name="Source_20_Text"><text:s text:c="8"/>for (let v of Val) {</text:span></text:p>
      <text:p text:style-name="P41"><text:span text:style-name="Source_20_Text"><text:s text:c="12"/>res += v;</text:span></text:p>
      <text:p text:style-name="P41"><text:span text:style-name="Source_20_Text"><text:s text:c="8"/>}</text:span></text:p>
      <text:p text:style-name="P41"><text:span text:style-name="Source_20_Text"><text:s text:c="8"/>return res;</text:span></text:p>
      <text:p text:style-name="P41"><text:span text:style-name="Source_20_Text"><text:s text:c="4"/>};</text:span></text:p>
      <text:p text:style-name="P41"><text:span text:style-name="Source_20_Text"><text:s text:c="4"/>return somar(valores);</text:span></text:p>
      <text:p text:style-name="P41"><text:span text:style-name="Source_20_Text">};</text:span></text:p>
      <text:p text:style-name="P15"><text:soft-page-break/>Com a função externa definida, o próximo passo é entender como a lógica de cálculo é executada por sua função interna, <text:span text:style-name="Source_20_Text">somar</text:span>.</text:p>
      <text:p text:style-name="P15"/>
      <text:h text:style-name="P8" text:outline-level="3">3. O Núcleo da Lógica: A Função Interna <text:span text:style-name="Source_20_Text">somar</text:span></text:h>
      <text:p text:style-name="P3"><text:span text:style-name="Source_20_Text"/></text:p>
      <text:p text:style-name="P15">Posicionada dentro do escopo de <text:span text:style-name="Source_20_Text">soma</text:span>, a função <text:span text:style-name="Source_20_Text">somar</text:span> funciona como o "motor" da operação. Seu propósito é aplicar o <text:span text:style-name="T1">Princípio da Responsabilidade Única</text:span> em pequena escala. Ao isolar a lógica da iteração e da soma, <text:span text:style-name="Source_20_Text">somar</text:span> se torna uma unidade de trabalho pura e testável, enquanto a função <text:span text:style-name="Source_20_Text">soma</text:span> se concentra em sua própria responsabilidade: receber os dados e orquestrar a operação. A implementação da função <text:span text:style-name="Source_20_Text">somar</text:span> é composta pelos seguintes elementos-chave:</text:p>
      <text:p text:style-name="P15"/>
      <text:list text:style-name="L27">
        <text:list-item>
          <text:p text:style-name="P62"><text:span text:style-name="T1">Declaração e Parâmetro</text:span>: <text:span text:style-name="Source_20_Text">somar</text:span> é uma função padrão declarada com um único parâmetro, <text:span text:style-name="Source_20_Text">Val</text:span>, que está destinado a receber o array de números (<text:span text:style-name="Source_20_Text">valores</text:span>) da função externa.</text:p>
        </text:list-item>
        <text:list-item>
          <text:p text:style-name="P62"><text:span text:style-name="T1">Inicialização do Acumulador</text:span>: A variável <text:span text:style-name="Source_20_Text">let res = 0</text:span> é declarada para servir como um acumulador. Ela armazena o resultado parcial da soma a cada iteração do loop.</text:p>
        </text:list-item>
        <text:list-item>
          <text:p text:style-name="P62"><text:span text:style-name="T1">O Loop </text:span><text:span text:style-name="Source_20_Text"><text:span text:style-name="T1">for...of</text:span></text:span>: A escolha do loop <text:span text:style-name="Source_20_Text">for...of</text:span> é descrita como uma "excelente alternativa" para percorrer coleções como um array. A cada iteração, ele atribui o próximo elemento do array <text:span text:style-name="Source_20_Text">Val</text:span> à variável <text:span text:style-name="Source_20_Text">v</text:span>, simplificando o acesso a cada número.</text:p>
        </text:list-item>
        <text:list-item>
          <text:p text:style-name="P62"><text:span text:style-name="T1">Operação de Soma</text:span>: A linha <text:span text:style-name="Source_20_Text">res += v</text:span> é o coração da lógica, onde cada valor (<text:span text:style-name="Source_20_Text">v</text:span>) é adicionado ao acumulador <text:span text:style-name="Source_20_Text">res</text:span>.</text:p>
        </text:list-item>
        <text:list-item>
          <text:p text:style-name="P62"><text:span text:style-name="T1">O </text:span><text:span text:style-name="Source_20_Text"><text:span text:style-name="T1">return res</text:span></text:span>: Ao final do loop, o comando <text:span text:style-name="Source_20_Text">return res</text:span> envia o resultado total da soma <text:span text:style-name="T1">de volta para o escopo da função </text:span><text:span text:style-name="Source_20_Text"><text:span text:style-name="T1">soma</text:span></text:span>, concluindo a tarefa da função interna.</text:p>
        </text:list-item>
      </text:list>
      <text:p text:style-name="P15"/>
      <text:p text:style-name="P15">Agora que a função interna calculou o resultado, como esse valor é efetivamente utilizado e retornado ao chamador original que iniciou todo o processo?</text:p>
      <text:p text:style-name="P15"/>
      <text:h text:style-name="P8" text:outline-level="3">4. O Fluxo de Execução: Conectando as Peças</text:h>
      <text:p text:style-name="P3"/>
      <text:p text:style-name="P15">Entender o fluxo de dados e retornos é fundamental ao trabalhar com funções aninhadas. O valor final não aparece magicamente; ele segue um caminho preciso, passando da função interna para a externa antes de chegar ao destino final. Vamos rastrear a chamada <text:span text:style-name="Source_20_Text">console.log(soma(10, 5, 15))</text:span> passo a passo para visualizar esse fluxo.</text:p>
      <text:p text:style-name="P15"/>
      <text:list text:style-name="L28">
        <text:list-item>
          <text:p text:style-name="P63"><text:span text:style-name="T1">Chamada Inicial</text:span>: A função <text:span text:style-name="Source_20_Text">soma</text:span> é invocada com os argumentos <text:span text:style-name="Source_20_Text">10, 5, 15</text:span>. O parâmetro rest <text:span text:style-name="Source_20_Text">(...valores)</text:span> os agrupa no array <text:span text:style-name="Source_20_Text">valores = [10, 5, 15]</text:span>.</text:p>
        </text:list-item>
        <text:list-item>
          <text:p text:style-name="P63"><text:span text:style-name="T1">Invocação da Função Interna</text:span>: Dentro de <text:span text:style-name="Source_20_Text">soma</text:span>, a função <text:span text:style-name="Source_20_Text">somar</text:span> é chamada, e o array <text:span text:style-name="Source_20_Text">valores</text:span> é passado como seu argumento. A execução de <text:span text:style-name="Source_20_Text">soma</text:span> é pausada neste ponto, aguardando o retorno de <text:span text:style-name="Source_20_Text">somar</text:span>.</text:p>
        </text:list-item>
        <text:list-item>
          <text:p text:style-name="P63"><text:span text:style-name="T1">Execução da Lógica</text:span>: O loop <text:span text:style-name="Source_20_Text">for...of</text:span> dentro de <text:span text:style-name="Source_20_Text">somar</text:span> itera sobre o array <text:span text:style-name="Source_20_Text">[10, 5, 15]</text:span>. <text:span text:style-name="Source_20_Text">res</text:span> se torna 10, depois 15 (10 + 5), e finalmente 30 (15 + 15).</text:p>
        </text:list-item>
        <text:list-item>
          <text:p text:style-name="P63"><text:span text:style-name="T1">Primeiro Retorno (Interno)</text:span>: A função <text:span text:style-name="Source_20_Text">somar</text:span> conclui sua execução e <text:span text:style-name="Source_20_Text">return res</text:span> envia o valor <text:span text:style-name="Source_20_Text">30</text:span> de volta ao ponto onde foi chamada dentro da função <text:span text:style-name="Source_20_Text">soma</text:span>.</text:p>
        </text:list-item>
        <text:list-item>
          <text:p text:style-name="P63"><text:span text:style-name="T1">Segundo Retorno (Externo)</text:span>: A linha <text:span text:style-name="Source_20_Text">return somar(valores)</text:span> agora pode ser resolvida. O valor <text:span text:style-name="Source_20_Text">30</text:span> (retornado por <text:span text:style-name="Source_20_Text">somar</text:span>) é então retornado pela função <text:span text:style-name="Source_20_Text">soma</text:span> ao seu chamador original.</text:p>
        </text:list-item>
        <text:list-item>
          <text:p text:style-name="P63"><text:soft-page-break/><text:span text:style-name="T1">Saída Final</text:span>: O <text:span text:style-name="Source_20_Text">console.log</text:span> recebe o valor <text:span text:style-name="Source_20_Text">30</text:span> retornado por <text:span text:style-name="Source_20_Text">soma</text:span> e o exibe no console.</text:p>
        </text:list-item>
      </text:list>
      <text:p text:style-name="P15"/>
      <text:p text:style-name="P15">Este fluxo em cascata é o conceito central a ser dominado. O instrutor o resume perfeitamente, enfatizando que o valor final não é diretamente calculado por <text:span text:style-name="Source_20_Text">soma</text:span>, mas sim delegado e recuperado:</text:p>
      <text:p text:style-name="P15">a função soma retorna <text:span text:style-name="T3">o retorno</text:span> da função somar.</text:p>
      <text:p text:style-name="P15"/>
      <text:h text:style-name="P8" text:outline-level="3">5. A Filosofia por Trás da Prática: "Abrir a Cabeça" do Programador</text:h>
      <text:p text:style-name="P3"/>
      <text:p text:style-name="P15">Além da técnica específica, o objetivo central da aula é incentivar uma mentalidade de desenvolvimento mais flexível e criativa. O exemplo prático não é apresentado como a única solução, mas como uma demonstração do que é possível, encorajando o desenvolvedor a "abrir a cabeça" para novas possibilidades e combinações. A importância estratégica deste conceito reside em sua capacidade de servir como base para a resolução de problemas em aplicações complexas. As conclusões do instrutor destacam:</text:p>
      <text:p text:style-name="P15"/>
      <text:list text:style-name="L29">
        <text:list-item>
          <text:p text:style-name="P64"><text:span text:style-name="T1">Associação de Conceitos</text:span>: A programação eficaz envolve a habilidade de combinar diferentes ferramentas e conceitos. Neste exemplo, associamos funções anônimas, parâmetro rest, loops e escopos para construir uma solução robusta.</text:p>
        </text:list-item>
        <text:list-item>
          <text:p text:style-name="P64"><text:span text:style-name="T1">Resolução de Problemas</text:span>: Ao dominar esses padrões, um desenvolvedor cria um repertório mental. Quando um problema real surge, ele pode lembrar e aplicar a combinação certa de técnicas para resolvê-lo de forma eficiente.</text:p>
        </text:list-item>
        <text:list-item>
          <text:p text:style-name="P64"><text:span text:style-name="T1">Desenvolvimento Fluido</text:span>: A maestria desses fundamentos permite que o desenvolvedor "deslanche", superando desafios com maior fluidez e confiança no desenvolvimento de suas aplicações.</text:p>
        </text:list-item>
      </text:list>
      <text:p text:style-name="P15"/>
      <text:p text:style-name="P15">Em conclusão, esta aula ensina não apenas o que são funções aninhadas, mas também como o fluxo de retorno funciona em cascata e, mais importante, promove a mentalidade de um programador que não apenas aprende ferramentas isoladas, mas entende como combiná-las para criar soluções elegantes e eficazes.</text:p>
      <text:p text:style-name="P15"/>
      <text:h text:style-name="P48" text:outline-level="1"><text:bookmark-start text:name="__RefHeading___Toc3982_1423847352"/>Funções Geradoras em JavaScript<text:bookmark-end text:name="__RefHeading___Toc3982_1423847352"/></text:h>
      <text:p text:style-name="P15"/>
      <text:h text:style-name="P4" text:outline-level="2">1.0 Funções Geradoras: O Poder da Execução Pausada</text:h>
      <text:p text:style-name="P3"/>
      <text:p text:style-name="P15">As funções geradoras representam um recurso avançado em JavaScript, oferecendo uma capacidade única: a habilidade de pausar sua execução em um determinado ponto, retornar um valor e, posteriormente, retomar de onde parou. Essa mecânica de controle de fluxo é de importância estratégica, posicionando as funções geradoras como um pilar fundamental para a programação assíncrona na linguagem. Elas permitem que uma função ceda o controle da execução de volta ao código que a chamou, sem perder seu estado interno. Para entender seu valor, é útil contrastar o fluxo de controle de uma função geradora com o de uma função tradicional.</text:p>
      <text:p text:style-name="P15"/>
      <table:table table:name="Tabela6" table:style-name="Tabela6">
        <table:table-column table:style-name="Tabela6.A"/>
        <table:table-column table:style-name="Tabela6.B"/>
        <table:table-row>
          <table:table-cell table:style-name="Tabela6.A1" office:value-type="string">
            <text:p text:style-name="P5">Funções Normais</text:p>
          </table:table-cell>
          <table:table-cell table:style-name="Tabela6.B1" office:value-type="string">
            <text:p text:style-name="P5">Funções Geradoras</text:p>
          </table:table-cell>
        </table:table-row>
        <table:table-row>
          <table:table-cell table:style-name="Tabela6.A2" office:value-type="string">
            <text:p text:style-name="P19">A função detém o controle total desde o momento em que é chamada até o seu <text:span text:style-name="Source_20_Text">return</text:span> final. A execução é contínua e ininterrupta.</text:p>
          </table:table-cell>
          <table:table-cell table:style-name="Tabela6.B2" office:value-type="string">
            <text:p text:style-name="P19">A função pode ceder (<text:span text:style-name="Source_20_Text">yield</text:span>) o controle de volta ao chamador e ser retomada posteriormente.</text:p>
          </table:table-cell>
        </table:table-row>
        <text:soft-page-break/>
        <table:table-row>
          <table:table-cell table:style-name="Tabela6.A2" office:value-type="string">
            <text:p text:style-name="P19">Retorna um único valor ao final de sua execução completa.</text:p>
          </table:table-cell>
          <table:table-cell table:style-name="Tabela6.B2" office:value-type="string">
            <text:p text:style-name="P19">Pode retornar (<text:span text:style-name="Source_20_Text">yield</text:span>) múltiplos valores ao longo do tempo, em diferentes pontos de sua execução.</text:p>
          </table:table-cell>
        </table:table-row>
        <table:table-row>
          <table:table-cell table:style-name="Tabela6.A4" office:value-type="string">
            <text:p text:style-name="P19">O estado interno (variáveis locais) é descartado após o retorno da função.</text:p>
          </table:table-cell>
          <table:table-cell table:style-name="Tabela6.B4" office:value-type="string">
            <text:p text:style-name="P19"><text:span text:style-name="T1">Estado Interno Persistente:</text:span> O escopo da função (variáveis locais) é preservado entre as chamadas de <text:span text:style-name="Source_20_Text">.next()</text:span>, permitindo que a execução continue exatamente de onde parou.</text:p>
          </table:table-cell>
        </table:table-row>
      </table:table>
      <text:p text:style-name="P15"/>
      <text:p text:style-name="P15">Essa capacidade de pausar e retomar a execução é gerenciada por uma mecânica fundamental que envolve o uso de um objeto especial, o <text:span text:style-name="Source_20_Text">iterator</text:span>, e a palavra-chave <text:span text:style-name="Source_20_Text">yield</text:span>.</text:p>
      <text:p text:style-name="P15"/>
      <text:h text:style-name="P4" text:outline-level="2">2.0 Anatomia de uma Função Geradora: Sintaxe e Mecânicas Essenciais</text:h>
      <text:p text:style-name="P3"/>
      <text:p text:style-name="P15">Para dominar o uso prático das funções geradoras, é crucial compreender os componentes sintáticos e operacionais que as definem. Esses elementos trabalham em conjunto para permitir o fluxo de execução pausável que as torna tão poderosas.</text:p>
      <text:p text:style-name="P15"/>
      <text:h text:style-name="P8" text:outline-level="3">A Sintaxe Distintiva</text:h>
      <text:p text:style-name="P3"/>
      <text:p text:style-name="P15">A declaração de uma função geradora é visualmente similar à de uma função normal, mas com uma diferença crucial: o uso de um asterisco (<text:span text:style-name="Source_20_Text">*</text:span>) após a palavra-chave <text:span text:style-name="Source_20_Text">function</text:span>. Este símbolo sinaliza ao interpretador JavaScript que a função não seguirá o fluxo de execução tradicional.</text:p>
      <text:p text:style-name="P15"/>
      <text:p text:style-name="P9"><text:span text:style-name="Source_20_Text">function* cores() {</text:span></text:p>
      <text:p text:style-name="P9"><text:span text:style-name="Source_20_Text"><text:s text:c="2"/>// O corpo da função geradora fica aqui.</text:span></text:p>
      <text:p text:style-name="P9"><text:span text:style-name="Source_20_Text">}</text:span></text:p>
      <text:p text:style-name="P10"><text:span text:style-name="Source_20_Text"/></text:p>
      <text:h text:style-name="P8" text:outline-level="3">O Papel do <text:span text:style-name="Source_20_Text">yield</text:span></text:h>
      <text:p text:style-name="P3"><text:span text:style-name="Source_20_Text"/></text:p>
      <text:p text:style-name="P15">Dentro de uma função geradora, o comando <text:span text:style-name="Source_20_Text">yield</text:span> atua como o ponto de pausa e retorno. Quando a execução encontra uma expressão <text:span text:style-name="Source_20_Text">yield</text:span>, ela para, retorna o valor especificado à direita do <text:span text:style-name="Source_20_Text">yield</text:span> e aguarda a próxima chamada para continuar. A analogia fornecida no vídeo de origem é a de 'um retorno de um investimento': a função produz (<text:span text:style-name="Source_20_Text">yields</text:span>) um valor intermediário, cede o controle e aguarda ser chamada novamente para continuar seu trabalho e produzir o próximo retorno.</text:p>
      <text:p text:style-name="P15"/>
      <text:h text:style-name="P8" text:outline-level="3">O Objeto Iterador (<text:span text:style-name="Source_20_Text">Iterator</text:span>)</text:h>
      <text:p text:style-name="P3"/>
      <text:p text:style-name="P15">Uma das características mais contraintuitivas e importantes das funções geradoras é que a primeira chamada não executa seu corpo. Em vez disso, como o instrutor ressalta, ela retorna um objeto especial: o <text:span text:style-name="T1">iterador</text:span>. Este iterador é a interface que utilizamos para controlar a execução da função. O método principal do iterador é o <text:span text:style-name="Source_20_Text">.next()</text:span>. Cada vez que <text:span text:style-name="Source_20_Text">.next()</text:span> é chamado, ele inicia ou retoma a execução do corpo da função geradora, avançando até encontrar o próximo <text:span text:style-name="Source_20_Text">yield</text:span>. O resultado de uma chamada a <text:span text:style-name="Source_20_Text">.next()</text:span> é um objeto com duas propriedades: <text:span text:style-name="Source_20_Text">{ value: any, done: boolean }</text:span>. A propriedade <text:span text:style-name="Source_20_Text">value</text:span> <text:soft-page-break/>contém o valor retornado pela expressão <text:span text:style-name="Source_20_Text">yield</text:span>, e <text:span text:style-name="Source_20_Text">done</text:span> é um booleano que indica se a função terminou sua execução. A seguir, veremos como esses componentes sintáticos e mecânicos se unem para criar padrões de uso práticos e eficazes.</text:p>
      <text:p text:style-name="P15"/>
      <text:h text:style-name="P4" text:outline-level="2">3.0 Padrões de Uso Prático: Dos Retornos Simples à Interação</text:h>
      <text:p text:style-name="P3"/>
      <text:p text:style-name="P15">Ver as funções geradoras em ação é a melhor maneira de consolidar a teoria. Esta seção construirá seu conhecimento passo a passo, começando com o caso de uso mais simples — a geração de uma sequência de valores — e avançando para implementações mais interativas e complexas.</text:p>
      <text:p text:style-name="P15"/>
      <text:h text:style-name="P8" text:outline-level="3">Exemplo 1: Gerando uma Sequência de Valores</text:h>
      <text:p text:style-name="P3"/>
      <text:p text:style-name="P15">O padrão mais fundamental é usar uma função geradora para produzir uma sequência finita de valores sob demanda. Vamos implementar a função <text:span text:style-name="Source_20_Text">cores()</text:span>, que utiliza <text:span text:style-name="Source_20_Text">yield</text:span> para retornar três strings diferentes em chamadas sucessivas.</text:p>
      <text:p text:style-name="P15"/>
      <text:p text:style-name="P9"><text:span text:style-name="Source_20_Text">function* cores() {</text:span></text:p>
      <text:p text:style-name="P9"><text:span text:style-name="Source_20_Text"><text:s text:c="2"/>yield 'vermelho';</text:span></text:p>
      <text:p text:style-name="P9"><text:span text:style-name="Source_20_Text"><text:s text:c="2"/>yield 'verde';</text:span></text:p>
      <text:p text:style-name="P9"><text:span text:style-name="Source_20_Text"><text:s text:c="2"/>yield 'azul';</text:span></text:p>
      <text:p text:style-name="P9"><text:span text:style-name="Source_20_Text">}</text:span></text:p>
      <text:p text:style-name="P10"><text:span text:style-name="Source_20_Text"/></text:p>
      <text:p text:style-name="P15">Para consumir os valores desta função, primeiro obtemos o iterador e, em seguida, chamamos o método <text:span text:style-name="Source_20_Text">.next()</text:span> repetidamente, observando o objeto completo que ele retorna.</text:p>
      <text:p text:style-name="P15"/>
      <text:p text:style-name="P9"><text:span text:style-name="Source_20_Text">// 1. A primeira chamada retorna o objeto iterador.</text:span></text:p>
      <text:p text:style-name="P9"><text:span text:style-name="Source_20_Text">const itc = cores();</text:span></text:p>
      <text:p text:style-name="P9"/>
      <text:p text:style-name="P9"><text:span text:style-name="Source_20_Text">// 2. A primeira chamada de .next() executa até o primeiro yield.</text:span></text:p>
      <text:p text:style-name="P9"><text:span text:style-name="Source_20_Text">console.log(itc.next()); // Saída: { value: 'vermelho', done: false }</text:span></text:p>
      <text:p text:style-name="P9"/>
      <text:p text:style-name="P9"><text:span text:style-name="Source_20_Text">// 3. A segunda chamada continua de onde parou até o próximo yield.</text:span></text:p>
      <text:p text:style-name="P9"><text:span text:style-name="Source_20_Text">console.log(itc.next()); // Saída: { value: 'verde', done: false }</text:span></text:p>
      <text:p text:style-name="P9"/>
      <text:p text:style-name="P9"><text:span text:style-name="Source_20_Text">// 4. A terceira chamada avança para o último yield.</text:span></text:p>
      <text:p text:style-name="P9"><text:span text:style-name="Source_20_Text">console.log(itc.next()); // Saída: { value: 'azul', done: false }</text:span></text:p>
      <text:p text:style-name="P10"><text:span text:style-name="Source_20_Text"/></text:p>
      <text:p text:style-name="P15">Se tentarmos chamar <text:span text:style-name="Source_20_Text">.next()</text:span> novamente após todos os <text:span text:style-name="Source_20_Text">yield</text:span>s terem sido executados, a função chegará ao fim. O valor será <text:span text:style-name="Source_20_Text">undefined</text:span> e, crucialmente, a propriedade <text:span text:style-name="Source_20_Text">done</text:span> se tornará <text:span text:style-name="Source_20_Text">true</text:span>, sinalizando o fim da iteração.</text:p>
      <text:p text:style-name="P15"/>
      <text:p text:style-name="P9"><text:span text:style-name="Source_20_Text">console.log(itc.next()); // Saída: { value: undefined, done: true }</text:span></text:p>
      <text:h text:style-name="P8" text:outline-level="3"><text:soft-page-break/>Exemplo 2: Comunicação Bidirecional com <text:span text:style-name="Source_20_Text">yield</text:span></text:h>
      <text:p text:style-name="P3"><text:span text:style-name="Source_20_Text"/></text:p>
      <text:p text:style-name="P15">O comando <text:span text:style-name="Source_20_Text">yield</text:span> não serve apenas para retornar um valor para fora da função; ele também pode receber um valor na chamada subsequente de <text:span text:style-name="Source_20_Text">.next()</text:span>. Isso permite uma comunicação bidirecional, onde o código consumidor pode passar dados de volta para dentro da função geradora em pausa. A função <text:span text:style-name="Source_20_Text">perguntas()</text:span> ilustra este padrão, fazendo perguntas e utilizando as respostas fornecidas externamente.</text:p>
      <text:p text:style-name="P15"/>
      <text:p text:style-name="P9"><text:span text:style-name="Source_20_Text">function* perguntas() {</text:span></text:p>
      <text:p text:style-name="P9"><text:span text:style-name="Source_20_Text"><text:s text:c="2"/>const nome = yield 'Qual seu nome?';</text:span></text:p>
      <text:p text:style-name="P9"><text:span text:style-name="Source_20_Text"><text:s text:c="2"/>const esporte = yield 'Qual seu esporte favorito?';</text:span></text:p>
      <text:p text:style-name="P9"><text:span text:style-name="Source_20_Text"><text:s text:c="2"/>return `Seu nome é ${nome}, seu esporte favorito é ${esporte}`;</text:span></text:p>
      <text:p text:style-name="P9"><text:span text:style-name="Source_20_Text">}</text:span></text:p>
      <text:p text:style-name="P10"><text:span text:style-name="Source_20_Text"/></text:p>
      <text:p text:style-name="P15">A interação com esta função é um pouco diferente:</text:p>
      <text:p text:style-name="P15"/>
      <text:p text:style-name="P9"><text:span text:style-name="Source_20_Text">const itp = perguntas();</text:span></text:p>
      <text:p text:style-name="P9"/>
      <text:p text:style-name="P9"><text:span text:style-name="Source_20_Text">// A primeira chamada de .next() inicia a função e pausa no primeiro yield.</text:span></text:p>
      <text:p text:style-name="P9"><text:span text:style-name="Source_20_Text">console.log(itp.next()); // Saída: { value: 'Qual seu nome?', done: false }</text:span></text:p>
      <text:p text:style-name="P10"><text:span text:style-name="Source_20_Text"/></text:p>
      <text:p text:style-name="P15">Note que qualquer valor passado para a <text:span text:style-name="T3">primeira</text:span> chamada de <text:span text:style-name="Source_20_Text">.next()</text:span> é ignorado, pois não há nenhuma expressão <text:span text:style-name="Source_20_Text">yield</text:span> à esquerda para receber esse valor.</text:p>
      <text:p text:style-name="P15"/>
      <text:p text:style-name="P9"><text:span text:style-name="Source_20_Text">// A segunda chamada de .next() passa 'Bruno' como argumento.</text:span></text:p>
      <text:p text:style-name="P9"><text:span text:style-name="Source_20_Text">// Esse valor é atribuído à constante 'nome' e a execução continua até o próximo yield.</text:span></text:p>
      <text:p text:style-name="P9"><text:span text:style-name="Source_20_Text">console.log(itp.next('Bruno')); // Saída: { value: 'Qual seu esporte favorito?', done: false }</text:span></text:p>
      <text:p text:style-name="P9"/>
      <text:p text:style-name="P9"><text:span text:style-name="Source_20_Text">// A terceira chamada passa 'natação'. Esse valor é atribuído a 'esporte'.</text:span></text:p>
      <text:p text:style-name="P9"><text:span text:style-name="Source_20_Text">// A função então executa até o final e atinge o 'return'.</text:span></text:p>
      <text:p text:style-name="P9"><text:span text:style-name="Source_20_Text">console.log(itp.next('natação')); </text:span></text:p>
      <text:p text:style-name="P9"><text:span text:style-name="Source_20_Text">// Saída: { value: 'Seu nome é Bruno, seu esporte favorito é natação', done: true }</text:span></text:p>
      <text:p text:style-name="P10"><text:span text:style-name="Source_20_Text"/></text:p>
      <text:p text:style-name="P15">Observe que o valor da instrução <text:span text:style-name="Source_20_Text">return</text:span> é entregue na propriedade <text:span text:style-name="Source_20_Text">value</text:span> do último objeto, e <text:span text:style-name="Source_20_Text">done</text:span> é definido como <text:span text:style-name="Source_20_Text">true</text:span>, indicando que a função foi concluída.</text:p>
      <text:p text:style-name="P15"/>
      <text:h text:style-name="P4" text:outline-level="2">4.0 Gerenciando Fluxos de Dados: Loops e Controle de Execução</text:h>
      <text:p text:style-name="P3"/>
      <text:p text:style-name="P15">As funções geradoras são ferramentas poderosas para lidar com fluxos de dados, especialmente sequências que são computacionalmente caras ou potencialmente infinitas. O desafio estratégico reside em controlar e consumir esses fluxos de maneira segura e eficiente, evitando loops infinitos no código consumidor.</text:p>
      <text:h text:style-name="P8" text:outline-level="3"><text:soft-page-break/>Geradores Infinitos</text:h>
      <text:p text:style-name="P3"/>
      <text:p text:style-name="P15">É perfeitamente possível criar um gerador que, teoricamente, nunca termina. A função <text:span text:style-name="Source_20_Text">contador()</text:span> abaixo utiliza um loop <text:span text:style-name="Source_20_Text">while(true)</text:span> para criar uma sequência infinita de números, incrementando e retornando um novo valor a cada chamada.</text:p>
      <text:p text:style-name="P15"/>
      <text:p text:style-name="P9"><text:span text:style-name="Source_20_Text">function* contador() {</text:span></text:p>
      <text:p text:style-name="P9"><text:span text:style-name="Source_20_Text"><text:s text:c="2"/>let i = 0;</text:span></text:p>
      <text:p text:style-name="P9"><text:span text:style-name="Source_20_Text"><text:s text:c="2"/>while (true) {</text:span></text:p>
      <text:p text:style-name="P9"><text:span text:style-name="Source_20_Text"><text:s text:c="4"/>yield i++;</text:span></text:p>
      <text:p text:style-name="P9"><text:span text:style-name="Source_20_Text"><text:s text:c="2"/>}</text:span></text:p>
      <text:p text:style-name="P9"><text:span text:style-name="Source_20_Text">}</text:span></text:p>
      <text:p text:style-name="P10"><text:span text:style-name="Source_20_Text"/></text:p>
      <text:p text:style-name="P15"><text:span text:style-name="T1">Nota sobre Incremento:</text:span> No exemplo acima, <text:span text:style-name="Source_20_Text">i++</text:span> (pós-incremento) é usado. Isso significa que o valor atual de <text:span text:style-name="Source_20_Text">i</text:span> é retornado <text:span text:style-name="T3">antes</text:span> de ser incrementado. Por isso, a primeira chamada a <text:span text:style-name="Source_20_Text">.next().value</text:span> retorna <text:span text:style-name="Source_20_Text">0</text:span>. Como mencionado no vídeo, se usássemos <text:span text:style-name="Source_20_Text">++i</text:span> (pré-incremento), o valor seria incrementado <text:span text:style-name="T3">antes</text:span> de ser retornado, e a primeira chamada retornaria <text:span text:style-name="Source_20_Text">1</text:span>.</text:p>
      <text:p text:style-name="P15"/>
      <text:h text:style-name="P8" text:outline-level="3">Padrões de Consumo e Controle</text:h>
      <text:p text:style-name="P3"/>
      <text:p text:style-name="P15">Consumir um gerador infinito requer uma estratégia de controle para evitar que o programa trave. Existem abordagens tanto externas quanto internas para gerenciar a execução.</text:p>
      <text:p text:style-name="P15"/>
      <text:h text:style-name="P29" text:outline-level="4">Consumo Finito com <text:span text:style-name="Source_20_Text">for</text:span></text:h>
      <text:p text:style-name="P3"><text:span text:style-name="Source_20_Text"/></text:p>
      <text:p text:style-name="P15">A abordagem mais simples é usar um loop <text:span text:style-name="Source_20_Text">for</text:span> tradicional no lado do consumidor para chamar o gerador um número fixo de vezes. Isso impõe um limite externo na execução do gerador infinito.</text:p>
      <text:p text:style-name="P15"/>
      <text:p text:style-name="P9"><text:span text:style-name="Source_20_Text">const itco = contador();</text:span></text:p>
      <text:p text:style-name="P9"><text:span text:style-name="Source_20_Text">for (let i = 0; i &lt; 10; i++) {</text:span></text:p>
      <text:p text:style-name="P9"><text:span text:style-name="Source_20_Text"><text:s text:c="2"/>console.log(itco.next().value); // Imprime os números de 0 a 9</text:span></text:p>
      <text:p text:style-name="P9"><text:span text:style-name="Source_20_Text">}</text:span></text:p>
      <text:p text:style-name="P10"><text:span text:style-name="Source_20_Text"/></text:p>
      <text:h text:style-name="P29" text:outline-level="4">Consumo Idiomático com <text:span text:style-name="Source_20_Text">for...of</text:span></text:h>
      <text:p text:style-name="P3"><text:span text:style-name="Source_20_Text"/></text:p>
      <text:p text:style-name="P15">Como as funções geradoras produzem iteradores, elas se integram perfeitamente com o loop <text:span text:style-name="Source_20_Text">for...of</text:span>, que é a forma mais natural e idiomática de consumir iteráveis em JavaScript. No entanto, usar <text:span text:style-name="Source_20_Text">for...of</text:span> diretamente em um gerador infinito resultará em um loop infinito.</text:p>
      <text:p text:style-name="P15"/>
      <text:h text:style-name="P29" text:outline-level="4">Controle Interno com <text:span text:style-name="Source_20_Text">break</text:span></text:h>
      <text:p text:style-name="P3"><text:span text:style-name="Source_20_Text"/></text:p>
      <text:p text:style-name="P15">A técnica mais robusta é adicionar a lógica de controle <text:span text:style-name="T3">dentro</text:span> da própria função geradora. Ao modificar a função <text:span text:style-name="Source_20_Text">contador</text:span> para incluir uma condição de parada, nós a tornamos segura para consumo com <text:span text:style-name="Source_20_Text">for...of</text:span>, pois ela se encerrará por conta própria.</text:p>
      <text:p text:style-name="P9"><text:soft-page-break/><text:span text:style-name="Source_20_Text">function* contadorControlado() {</text:span></text:p>
      <text:p text:style-name="P9"><text:span text:style-name="Source_20_Text"><text:s text:c="2"/>let i = 0;</text:span></text:p>
      <text:p text:style-name="P9"><text:span text:style-name="Source_20_Text"><text:s text:c="2"/>while (true) {</text:span></text:p>
      <text:p text:style-name="P9"><text:span text:style-name="Source_20_Text"><text:s text:c="4"/>if (i &gt; 5) {</text:span></text:p>
      <text:p text:style-name="P9"><text:span text:style-name="Source_20_Text"><text:s text:c="6"/>break; // Encerra o loop interno</text:span></text:p>
      <text:p text:style-name="P9"><text:span text:style-name="Source_20_Text"><text:s text:c="4"/>}</text:span></text:p>
      <text:p text:style-name="P9"><text:span text:style-name="Source_20_Text"><text:s text:c="4"/>yield i++;</text:span></text:p>
      <text:p text:style-name="P9"><text:span text:style-name="Source_20_Text"><text:s text:c="2"/>}</text:span></text:p>
      <text:p text:style-name="P9"><text:span text:style-name="Source_20_Text">}</text:span></text:p>
      <text:p text:style-name="P9"/>
      <text:p text:style-name="P9"><text:span text:style-name="Source_20_Text">// Agora é seguro usar for...of</text:span></text:p>
      <text:p text:style-name="P9"><text:span text:style-name="Source_20_Text">for (let c of contadorControlado()) {</text:span></text:p>
      <text:p text:style-name="P9"><text:span text:style-name="Source_20_Text"><text:s text:c="2"/>console.log(c); // Imprime os números de 0 a 5 e para</text:span></text:p>
      <text:p text:style-name="P9"><text:span text:style-name="Source_20_Text">}</text:span></text:p>
      <text:p text:style-name="P10"><text:span text:style-name="Source_20_Text"/></text:p>
      <text:p text:style-name="P15">Esta abordagem encapsula a lógica de término, tornando a função geradora autônoma e mais previsível para qualquer consumidor, que não precisa mais se preocupar em impor limites externos.</text:p>
      <text:p text:style-name="P15"/>
      <text:h text:style-name="P4" text:outline-level="2">5.0 Conclusão: Integrando Funções Geradoras em Seus Projetos</text:h>
      <text:p text:style-name="P3"/>
      <text:p text:style-name="P15">As funções geradoras oferecem uma nova dimensão de controle sobre o fluxo de execução em JavaScript. Sua capacidade de pausar, produzir múltiplos valores ao longo do tempo e manter o estado entre as chamadas as torna uma ferramenta versátil para uma variedade de problemas, desde a simplificação de código assíncrono até o gerenciamento eficiente de grandes conjuntos de dados. Ao longo deste guia, exploramos os conceitos fundamentais que definem as funções geradoras:</text:p>
      <text:p text:style-name="P15"/>
      <text:list text:style-name="L30">
        <text:list-item>
          <text:p text:style-name="P65"><text:span text:style-name="T1">Execução Pausável:</text:span> A habilidade de sair e reentrar em uma função sem perder seu contexto.</text:p>
        </text:list-item>
        <text:list-item>
          <text:p text:style-name="P65"><text:span text:style-name="Source_20_Text"><text:span text:style-name="T1">yield</text:span></text:span> <text:span text:style-name="T1">e </text:span><text:span text:style-name="Source_20_Text"><text:span text:style-name="T1">next()</text:span></text:span><text:span text:style-name="T1">:</text:span> O mecanismo central para pausar, retornar valores e retomar a execução.</text:p>
        </text:list-item>
        <text:list-item>
          <text:p text:style-name="P65"><text:span text:style-name="T1">Iteradores:</text:span> O objeto retornado que serve como ponte de controle para a função.</text:p>
        </text:list-item>
        <text:list-item>
          <text:p text:style-name="P65"><text:span text:style-name="T1">Flexibilidade:</text:span> A capacidade de criar desde sequências finitas simples até fluxos de dados infinitos e controlados.</text:p>
        </text:list-item>
      </text:list>
      <text:p text:style-name="P15"/>
      <text:p text:style-name="P15">O objetivo é saber quais ferramentas você tem disponíveis. Ao se deparar com a necessidade de gerar sequências, gerenciar fluxos ou simplificar lógicas assíncronas complexas, lembre-se das funções geradoras. Elas podem ser exatamente o recurso que você precisa para escrever um código mais limpo, eficiente e expressivo.</text:p>
      <text:p text:style-name="P15"/>
      <text:h text:style-name="P48" text:outline-level="1"><text:bookmark-start text:name="__RefHeading___Toc5980_1977938393"/>Método <text:span text:style-name="Source_20_Text">map()</text:span> em JavaScript<text:bookmark-end text:name="__RefHeading___Toc5980_1977938393"/></text:h>
      <text:p text:style-name="P15"/>
      <text:p text:style-name="P15">O método <text:span text:style-name="Source_20_Text">map()</text:span> é uma das ferramentas mais poderosas e modernas do arsenal do JavaScript para trabalhar com coleções, especificamente arrays. Sua função principal é simples, mas extremamente útil: percorrer <text:span text:style-name="T3">todos</text:span> os elementos de um array, aplicar uma operação a cada um deles e, ao final, retornar um <text:span text:style-name="T1">novo array</text:span> contendo os resultados dessas operações. A diferença estratégica fundamental entre usar <text:span text:style-name="Source_20_Text">map()</text:span> e loops tradicionais como o <text:span text:style-name="Source_20_Text">for</text:span> está na intenção. O <text:span text:style-name="Source_20_Text">map()</text:span> adota uma abordagem declarativa: ele sinaliza a <text:span text:style-name="T3">intenção</text:span> de transformar uma coleção, tornando o código mais legível e previsível. Em contraste, um loop <text:span text:style-name="Source_20_Text">for</text:span> é imperativo e pode ser usado para qualquer tipo de iteração, incluindo lógicas complexas com <text:span text:style-name="Source_20_Text">break</text:span> <text:soft-page-break/>e <text:span text:style-name="Source_20_Text">continue</text:span>, o que é excessivo e menos claro quando o objetivo é uma simples transformação de dados. Portanto, <text:span text:style-name="Source_20_Text">map()</text:span> deve ser a escolha preferencial para esse cenário. Os principais cenários de uso do <text:span text:style-name="Source_20_Text">map()</text:span> incluem:</text:p>
      <text:p text:style-name="P15"/>
      <text:list text:style-name="L31">
        <text:list-item>
          <text:p text:style-name="P66"><text:span text:style-name="T1">Transformar dados:</text:span> Por exemplo, converter um array de strings para um array de números.</text:p>
        </text:list-item>
        <text:list-item>
          <text:p text:style-name="P66"><text:span text:style-name="T1">Extrair uma propriedade específica:</text:span> Dado um array de objetos, criar um novo array contendo apenas o valor de uma propriedade de cada objeto (ex: extrair os nomes de uma lista de usuários).</text:p>
        </text:list-item>
        <text:list-item>
          <text:p text:style-name="P66"><text:span text:style-name="T1">Criar um novo array baseado em uma coleção existente:</text:span> Gerar uma nova lista sem modificar a original, um princípio fundamental da programação funcional conhecido como imutabilidade.</text:p>
          <text:p text:style-name="P66"/>
        </text:list-item>
      </text:list>
      <text:p text:style-name="P15">Agora, vamos mergulhar na sintaxe e nos parâmetros que tornam o <text:span text:style-name="Source_20_Text">map()</text:span> tão versátil.</text:p>
      <text:p text:style-name="P15"/>
      <text:h text:style-name="P4" text:outline-level="2">2. Sintaxe e Implementação Fundamental</text:h>
      <text:p text:style-name="P3"/>
      <text:p text:style-name="P15">A sintaxe do <text:span text:style-name="Source_20_Text">map()</text:span> é elegante e alinhada com os padrões da programação funcional. Ele é chamado diretamente em um array e recebe como argumento uma função (conhecida como "callback"), que será executada para cada elemento do array. A estrutura básica da sua chamada, utilizando uma <text:span text:style-name="T3">Arrow Function</text:span> como callback, é a seguinte:</text:p>
      <text:p text:style-name="P15"/>
      <text:p text:style-name="P9"><text:span text:style-name="Source_20_Text">const novoArray = arrayOriginal.map((elemento, indice) =&gt; {</text:span></text:p>
      <text:p text:style-name="P9"><text:span text:style-name="Source_20_Text"><text:s text:c="2"/>// Operação a ser realizada em cada 'elemento'</text:span></text:p>
      <text:p text:style-name="P9"><text:span text:style-name="Source_20_Text"><text:s text:c="2"/>return elementoModificado;</text:span></text:p>
      <text:p text:style-name="P9"><text:span text:style-name="Source_20_Text">});</text:span></text:p>
      <text:p text:style-name="P10"><text:span text:style-name="Source_20_Text"/></text:p>
      <text:p text:style-name="P15">A função de callback pode receber até três parâmetros, que o <text:span text:style-name="Source_20_Text">map()</text:span> fornece automaticamente em cada iteração:</text:p>
      <text:p text:style-name="P15"/>
      <text:list text:style-name="L32">
        <text:list-item>
          <text:p text:style-name="P67"><text:span text:style-name="Source_20_Text"><text:span text:style-name="T1">elemento</text:span></text:span>: O valor do elemento do array que está sendo processado na iteração atual. É o parâmetro mais utilizado.</text:p>
        </text:list-item>
        <text:list-item>
          <text:p text:style-name="P67"><text:span text:style-name="Source_20_Text"><text:span text:style-name="T1">indice</text:span></text:span> <text:span text:style-name="T1">(ou </text:span><text:span text:style-name="Source_20_Text"><text:span text:style-name="T1">i</text:span></text:span><text:span text:style-name="T1">)</text:span>: A posição (índice) do elemento atual dentro do array.</text:p>
        </text:list-item>
        <text:list-item>
          <text:p text:style-name="P67"><text:span text:style-name="Source_20_Text"><text:span text:style-name="T1">array</text:span></text:span> <text:span text:style-name="T1">(Opcional)</text:span>: O array original sobre o qual o método <text:span text:style-name="Source_20_Text">map()</text:span> foi chamado. Este parâmetro é útil em cenários mais complexos, como quando a transformação de um elemento depende de outro elemento na mesma coleção (ex: <text:span text:style-name="Source_20_Text">array[indice – 1]</text:span>).</text:p>
        </text:list-item>
      </text:list>
      <text:p text:style-name="P15"/>
      <text:h text:style-name="P8" text:outline-level="3">Exemplo 1: Percorrendo um Array de Cursos</text:h>
      <text:p text:style-name="P3"/>
      <text:p text:style-name="P15">Vamos começar com um exemplo simples para visualizar a iteração. Criaremos um array de cursos e usaremos o <text:span text:style-name="Source_20_Text">map()</text:span> para imprimir cada curso e sua respectiva posição no console.</text:p>
      <text:p text:style-name="P15"/>
      <text:p text:style-name="P15"/>
      <text:p text:style-name="P15"/>
      <text:p text:style-name="P15"/>
      <text:p text:style-name="P15"/>
      <text:p text:style-name="P9"><text:soft-page-break/><text:span text:style-name="Source_20_Text">const cursos = ['HTML', 'CSS', 'JavaScript', 'PHP', 'react'];</text:span></text:p>
      <text:p text:style-name="P9"/>
      <text:p text:style-name="P9"><text:span text:style-name="Source_20_Text">cursos.map((el, i) =&gt; {</text:span></text:p>
      <text:p text:style-name="P9"><text:span text:style-name="Source_20_Text"><text:s text:c="2"/>// Para cada elemento 'el' no array 'cursos', esta função é executada.</text:span></text:p>
      <text:p text:style-name="P9"><text:span text:style-name="Source_20_Text"><text:s text:c="2"/>console.log("Curso: " + el + " - Posição: " + i);</text:span></text:p>
      <text:p text:style-name="P9"><text:span text:style-name="Source_20_Text">});</text:span></text:p>
      <text:p text:style-name="P15"/>
      <text:p text:style-name="P15">Ao executar este código, o <text:span text:style-name="Source_20_Text">map()</text:span> percorrerá cada item do array <text:span text:style-name="Source_20_Text">cursos</text:span>, passando o item (<text:span text:style-name="Source_20_Text">el</text:span>) e seu índice (<text:span text:style-name="Source_20_Text">i</text:span>) para a nossa função, que então os imprimirá no console. Embora este exemplo demonstre a iteração, o verdadeiro poder do <text:span text:style-name="Source_20_Text">map()</text:span> reside na sua capacidade de usar o valor de <text:span text:style-name="Source_20_Text">return</text:span> para construir um array completamente novo.</text:p>
      <text:p text:style-name="P15"/>
      <text:h text:style-name="P4" text:outline-level="2">3. Transformando Dados e Retornando um Novo Array</text:h>
      <text:p text:style-name="P3"/>
      <text:p text:style-name="P15">A característica mais importante do <text:span text:style-name="Source_20_Text">map()</text:span> é o seu valor de retorno: ele <text:span text:style-name="T1">sempre retorna um novo array</text:span>. É crucial entender que o array original permanece completamente inalterado. Essa prática, conhecida como <text:span text:style-name="T1">imutabilidade</text:span>, é um conceito central no desenvolvimento de software moderno. Isso previne "efeitos colaterais" — modificações não intencionais em dados que podem dificultar o rastreamento de bugs — e é um pilar do gerenciamento de estado previsível em bibliotecas como o React.</text:p>
      <text:p text:style-name="P15"/>
      <text:h text:style-name="P8" text:outline-level="3">Exemplo 2: Retornando Elementos para um Novo Array</text:h>
      <text:p text:style-name="P3"/>
      <text:p text:style-name="P15">No exemplo a seguir, vamos capturar o resultado do <text:span text:style-name="Source_20_Text">map()</text:span> em uma nova variável. Inicialmente, vamos apenas retornar o próprio elemento, o que resultará em uma cópia do array original.</text:p>
      <text:p text:style-name="P15"/>
      <text:p text:style-name="P9"><text:span text:style-name="Source_20_Text">const cursos = ['HTML', 'CSS', 'JavaScript', 'PHP', 'react'];</text:span></text:p>
      <text:p text:style-name="P9"/>
      <text:p text:style-name="P9"><text:span text:style-name="Source_20_Text">const c = cursos.map((elemento) =&gt; {</text:span></text:p>
      <text:p text:style-name="P9"><text:span text:style-name="Source_20_Text"><text:s text:c="2"/>// O que for retornado aqui será um elemento do novo array.</text:span></text:p>
      <text:p text:style-name="P9"><text:span text:style-name="Source_20_Text"><text:s text:c="2"/>return elemento;</text:span></text:p>
      <text:p text:style-name="P9"><text:span text:style-name="Source_20_Text">});</text:span></text:p>
      <text:p text:style-name="P9"/>
      <text:p text:style-name="P9"><text:span text:style-name="Source_20_Text">console.log(c); // Saída: ['HTML', 'CSS', 'JavaScript', 'PHP', 'react']</text:span></text:p>
      <text:p text:style-name="P10"><text:span text:style-name="Source_20_Text"/></text:p>
      <text:p text:style-name="P15">Agora, vamos evoluir o exemplo para demonstrar uma transformação real. Podemos, por exemplo, concatenar um texto adicional a cada elemento antes de retorná-lo. Essa é a base para realizar operações muito mais complexas, como formatar dados ou criar componentes de interface.</text:p>
      <text:p text:style-name="P68"/>
      <text:p text:style-name="P68"/>
      <text:p text:style-name="P68"/>
      <text:p text:style-name="P68"/>
      <text:p text:style-name="P68"/>
      <text:p text:style-name="P68"/>
      <text:p text:style-name="P9"><text:soft-page-break/><text:span text:style-name="Source_20_Text">const cursos = ['HTML', 'CSS', 'JavaScript', 'PHP', 'react'];</text:span></text:p>
      <text:p text:style-name="P9"/>
      <text:p text:style-name="P9"><text:span text:style-name="Source_20_Text">const cursosFormatados = cursos.map((elemento) =&gt; {</text:span></text:p>
      <text:p text:style-name="P9"><text:span text:style-name="Source_20_Text"><text:s text:c="2"/>// Transformando cada elemento antes de retornar</text:span></text:p>
      <text:p text:style-name="P9"><text:span text:style-name="Source_20_Text"><text:s text:c="2"/>return "&lt;div&gt;" + elemento + "&lt;/div&gt;";</text:span></text:p>
      <text:p text:style-name="P9"><text:span text:style-name="Source_20_Text">});</text:span></text:p>
      <text:p text:style-name="P9"/>
      <text:p text:style-name="P9"><text:span text:style-name="Source_20_Text">console.log(cursosFormatados);</text:span></text:p>
      <text:p text:style-name="P9"><text:span text:style-name="Source_20_Text">// Saída: ['&lt;div&gt;HTML&lt;/div&gt;', '&lt;div&gt;CSS&lt;/div&gt;', '&lt;div&gt;JavaScript&lt;/div&gt;', '&lt;div&gt;PHP&lt;/div&gt;', '&lt;div&gt;react&lt;/div&gt;']</text:span></text:p>
      <text:p text:style-name="P69"/>
      <text:p text:style-name="P15"><text:span text:style-name="T3">Importante: O resultado aqui é um array de strings. Como o instrutor na aula original ressalta, isso não cria elementos DOM reais. É apenas uma demonstração de transformação de texto, e a criação de elementos na página requer funções específicas como </text:span><text:span text:style-name="Source_20_Text"><text:span text:style-name="T3">document.createElement()</text:span></text:span><text:span text:style-name="T3">.</text:span></text:p>
      <text:p text:style-name="P69"/>
      <text:p text:style-name="P15">Com essa base sólida, podemos explorar um caso de uso mais prático e avançado: a manipulação de elementos do DOM.</text:p>
      <text:p text:style-name="P15"/>
      <text:h text:style-name="P4" text:outline-level="2">4. Caso de Uso Avançado: <text:span text:style-name="Source_20_Text">map()</text:span> e a Manipulação do DOM</text:h>
      <text:p text:style-name="P3"/>
      <text:p text:style-name="P15">Embora <text:span text:style-name="Source_20_Text">map()</text:span> seja um método de <text:span text:style-name="Source_20_Text">Array</text:span>, frequentemente precisamos iterar sobre coleções de elementos da página (DOM). O desafio é que essas coleções nem sempre são arrays verdadeiros, o que exige um passo adicional para que possamos usar o <text:span text:style-name="Source_20_Text">map()</text:span>.</text:p>
      <text:p text:style-name="P15"/>
      <text:h text:style-name="P29" text:outline-level="4">O Desafio: A Limitação da <text:span text:style-name="Source_20_Text">HTMLCollection</text:span></text:h>
      <text:p text:style-name="P3"><text:span text:style-name="Source_20_Text"/></text:p>
      <text:p text:style-name="P15">Quando selecionamos elementos da página com métodos como <text:span text:style-name="Source_20_Text">getElementsByTagName</text:span>, o resultado não é um array, mas sim uma <text:span text:style-name="Source_20_Text">HTMLCollection</text:span>.</text:p>
      <text:p text:style-name="P15"/>
      <text:p text:style-name="P41"><text:span text:style-name="Source_20_Text">const elementos = document.getElementsByTagName("div");</text:span></text:p>
      <text:p text:style-name="P10"><text:span text:style-name="Source_20_Text"/></text:p>
      <text:p text:style-name="P15">Uma <text:span text:style-name="Source_20_Text">HTMLCollection</text:span> é um objeto "array-like" (parecido com um array): ela tem <text:span text:style-name="Source_20_Text">length</text:span> e seus itens podem ser acessados por índice (ex: <text:span text:style-name="Source_20_Text">elementos[0]</text:span>). No entanto, ela <text:span text:style-name="T1">não possui</text:span> os métodos de um array, como <text:span text:style-name="Source_20_Text">map()</text:span>, <text:span text:style-name="Source_20_Text">forEach()</text:span> ou <text:span text:style-name="Source_20_Text">filter()</text:span>. Tentar chamar <text:span text:style-name="Source_20_Text">elementos.map()</text:span> diretamente resultará no erro <text:span text:style-name="Source_20_Text">"map is not a function"</text:span>.</text:p>
      <text:p text:style-name="P15"/>
      <text:h text:style-name="P29" text:outline-level="4">A Solução: Convertendo para um Array com o Operador Spread</text:h>
      <text:p text:style-name="P3"/>
      <text:p text:style-name="P15">A solução moderna e elegante para esse problema é usar o <text:span text:style-name="T1">operador spread (</text:span><text:span text:style-name="Source_20_Text"><text:span text:style-name="T1">...</text:span></text:span><text:span text:style-name="T1">)</text:span>. Ele nos permite "espalhar" os itens da <text:span text:style-name="Source_20_Text">HTMLCollection</text:span> dentro de um novo array, convertendo-a efetivamente em um array genuíno sobre o qual podemos usar o <text:span text:style-name="Source_20_Text">map()</text:span>. O código a seguir demonstra o processo completo: obter os elementos, convertê-los e, finalmente, usar <text:span text:style-name="Source_20_Text">map()</text:span> para manipular o <text:span text:style-name="Source_20_Text">innerHTML</text:span> de cada <text:span text:style-name="Source_20_Text">div</text:span>.</text:p>
      <text:p text:style-name="P15"/>
      <text:p text:style-name="P9"><text:soft-page-break/><text:span text:style-name="Source_20_Text">let elementos = document.getElementsByTagName("div"); // Usar 'let' para permitir a reatribuição</text:span></text:p>
      <text:p text:style-name="P9"><text:span text:style-name="Source_20_Text">console.log("Antes da conversão:", elementos); // Retorna uma HTMLCollection</text:span></text:p>
      <text:p text:style-name="P9"/>
      <text:p text:style-name="P9"><text:span text:style-name="Source_20_Text">// O passo crucial: 'espalhamos' os itens da HTMLCollection em um novo array, </text:span></text:p>
      <text:p text:style-name="P9"><text:span text:style-name="Source_20_Text">// dando-lhe acesso a todos os métodos de Array, como .map()</text:span></text:p>
      <text:p text:style-name="P9"><text:span text:style-name="Source_20_Text">elementos = [...elementos];</text:span></text:p>
      <text:p text:style-name="P9"><text:span text:style-name="Source_20_Text">console.log("Depois da conversão:", elementos); // Agora é um Array de divs</text:span></text:p>
      <text:p text:style-name="P9"/>
      <text:p text:style-name="P9"><text:span text:style-name="Source_20_Text">elementos.map((el) =&gt; {</text:span></text:p>
      <text:p text:style-name="P9"><text:span text:style-name="Source_20_Text"><text:s text:c="2"/>// Agora podemos usar map para operar em cada elemento do DOM</text:span></text:p>
      <text:p text:style-name="P9"><text:span text:style-name="Source_20_Text"><text:s text:c="2"/>el.innerHTML = "CFB Cursos";</text:span></text:p>
      <text:p text:style-name="P9"><text:span text:style-name="Source_20_Text">});</text:span></text:p>
      <text:p text:style-name="P10"><text:span text:style-name="Source_20_Text"/></text:p>
      <text:p text:style-name="P25">Análise do Código:</text:p>
      <text:p text:style-name="P25"/>
      <text:list text:style-name="L33">
        <text:list-item>
          <text:p text:style-name="P70"><text:span text:style-name="Source_20_Text">document.getElementsByTagName("div")</text:span> coleta todas as <text:span text:style-name="Source_20_Text">divs</text:span> em uma <text:span text:style-name="Source_20_Text">HTMLCollection</text:span>.</text:p>
        </text:list-item>
        <text:list-item>
          <text:p text:style-name="P70"><text:span text:style-name="Source_20_Text">elementos = [...elementos]</text:span> é o passo crucial. Ele cria um novo array contendo todos os elementos que estavam na <text:span text:style-name="Source_20_Text">HTMLCollection</text:span>.</text:p>
        </text:list-item>
        <text:list-item>
          <text:p text:style-name="P70">Com um array verdadeiro em mãos, a chamada <text:span text:style-name="Source_20_Text">elementos.map(...)</text:span> funciona perfeitamente, permitindo-nos alterar o <text:span text:style-name="Source_20_Text">innerHTML</text:span> de cada <text:span text:style-name="Source_20_Text">div</text:span> para "CFB Cursos".</text:p>
          <text:p text:style-name="P70"/>
        </text:list-item>
      </text:list>
      <text:p text:style-name="P15">Essa técnica é um padrão fundamental no desenvolvimento front-end moderno, especialmente ao trabalhar com frameworks que incentivam atualizações declarativas da UI baseadas em transformações de dados.</text:p>
      <text:p text:style-name="P15"/>
      <text:h text:style-name="P4" text:outline-level="2">5. Técnicas Alternativas e Reutilização de Código</text:h>
      <text:p text:style-name="P3"/>
      <text:p text:style-name="P15">O JavaScript frequentemente oferece múltiplas maneiras de resolver o mesmo problema. Além do operador spread, existem outras técnicas para invocar o <text:span text:style-name="Source_20_Text">map()</text:span> e para organizar o código. Essas técnicas nos ajudam a resolver dois desafios distintos: <text:span text:style-name="T3">o que</text:span> podemos iterar (coleções "array-like") e <text:span text:style-name="T3">como</text:span> escrevemos uma lógica de iteração mais limpa e manutenível.</text:p>
      <text:p text:style-name="P15"/>
      <text:h text:style-name="P8" text:outline-level="3">Técnica 1: Usando <text:span text:style-name="Source_20_Text">Array.prototype.map.call()</text:span></text:h>
      <text:p text:style-name="P3"><text:span text:style-name="Source_20_Text"/></text:p>
      <text:p text:style-name="P15">Uma técnica mais avançada, porém poderosa, para situações específicas é usar <text:span text:style-name="Source_20_Text">Array.prototype.map.call()</text:span>. Este método permite "emprestar" a função <text:span text:style-name="Source_20_Text">map()</text:span> do protótipo de <text:span text:style-name="Source_20_Text">Array</text:span> e aplicá-la diretamente a um objeto "array-like", como uma <text:span text:style-name="Source_20_Text">HTMLCollection</text:span>, sem a necessidade de convertê-la primeiro.</text:p>
      <text:p text:style-name="P15"/>
      <text:p text:style-name="P15">A sintaxe funciona da seguinte forma: o primeiro argumento para <text:span text:style-name="Source_20_Text">.call()</text:span> especifica o que <text:span text:style-name="Source_20_Text">this</text:span> se tornará dentro da função <text:span text:style-name="Source_20_Text">map</text:span> (neste caso, nossa <text:span text:style-name="Source_20_Text">HTMLCollection</text:span>, <text:span text:style-name="Source_20_Text">elementos</text:span>). Todos os argumentos subsequentes são passados diretamente para a função <text:span text:style-name="Source_20_Text">map</text:span> (neste caso, nossa função de callback).</text:p>
      <text:p text:style-name="P15"/>
      <text:p text:style-name="P15"/>
      <text:p text:style-name="P15"/>
      <text:p text:style-name="P9"><text:soft-page-break/><text:span text:style-name="Source_20_Text">// Obtendo a coleção original (não é um array)</text:span></text:p>
      <text:p text:style-name="P9"><text:span text:style-name="Source_20_Text">const elementos = document.getElementsByTagName("div");</text:span></text:p>
      <text:p text:style-name="P9"/>
      <text:p text:style-name="P9"><text:span text:style-name="Source_20_Text">// Usando .call() para "emprestar" e aplicar a função map</text:span></text:p>
      <text:p text:style-name="P9"><text:span text:style-name="Source_20_Text">const valores = Array.prototype.map.call(elementos, (el) =&gt; el.innerHTML);</text:span></text:p>
      <text:p text:style-name="P9"/>
      <text:p text:style-name="P9"><text:span text:style-name="Source_20_Text">console.log(valores); // Retorna um array com o texto de cada div</text:span></text:p>
      <text:p text:style-name="P10"><text:span text:style-name="Source_20_Text"/></text:p>
      <text:h text:style-name="P8" text:outline-level="3">Técnica 2: Passando Funções Externas para o <text:span text:style-name="Source_20_Text">map()</text:span></text:h>
      <text:p text:style-name="P3"><text:span text:style-name="Source_20_Text"/></text:p>
      <text:p text:style-name="P15">Em vez de escrever uma <text:span text:style-name="T3">Arrow Function</text:span> anônima diretamente dentro do <text:span text:style-name="Source_20_Text">map()</text:span>, podemos passar uma função já existente e nomeada como callback. Essa abordagem melhora significativamente a legibilidade e a reutilização do código, especialmente quando a lógica de transformação é complexa ou usada em múltiplos lugares. No exemplo a seguir, criamos duas funções separadas: <text:span text:style-name="Source_20_Text">converterInt</text:span> e <text:span text:style-name="Source_20_Text">dobrar</text:span>. Em seguida, as passamos diretamente para o <text:span text:style-name="Source_20_Text">map()</text:span> para executar transformações em sequência.</text:p>
      <text:p text:style-name="P15"/>
      <text:p text:style-name="P9"><text:span text:style-name="Source_20_Text">const converterInt = (e) =&gt; parseInt(e);</text:span></text:p>
      <text:p text:style-name="P9"><text:span text:style-name="Source_20_Text">const dobrar = (e) =&gt; e * 2;</text:span></text:p>
      <text:p text:style-name="P9"/>
      <text:p text:style-name="P9"><text:span text:style-name="Source_20_Text">let num = ['1', '2', '3', '4', '5'];</text:span></text:p>
      <text:p text:style-name="P9"/>
      <text:p text:style-name="P9"><text:span text:style-name="Source_20_Text">// 1. Usando a função 'converterInt' para transformar as strings em números</text:span></text:p>
      <text:p text:style-name="P9"><text:span text:style-name="Source_20_Text">let numConvertidos = num.map(converterInt);</text:span></text:p>
      <text:p text:style-name="P9"><text:span text:style-name="Source_20_Text">console.log(numConvertidos); // Saída: [1, 2, 3, 4, 5]</text:span></text:p>
      <text:p text:style-name="P9"/>
      <text:p text:style-name="P9"><text:span text:style-name="Source_20_Text">// 2. Usando a função 'dobrar' no novo array de números</text:span></text:p>
      <text:p text:style-name="P9"><text:span text:style-name="Source_20_Text">let numDobrados = numConvertidos.map(dobrar);</text:span></text:p>
      <text:p text:style-name="P9"><text:span text:style-name="Source_20_Text">console.log(numDobrados); // Saída: [2, 4, 6, 8, 10]</text:span></text:p>
      <text:p text:style-name="P10"><text:span text:style-name="Source_20_Text"/></text:p>
      <text:p text:style-name="P15">Essa versatilidade demonstra como o <text:span text:style-name="Source_20_Text">map()</text:span> é uma peça central na escrita de um código JavaScript limpo, funcional e eficiente.</text:p>
      <text:p text:style-name="P15"/>
      <text:h text:style-name="P4" text:outline-level="2">6. Conclusão: Principais Aprendizados sobre o <text:span text:style-name="Source_20_Text">map()</text:span></text:h>
      <text:p text:style-name="P3"><text:span text:style-name="Source_20_Text"/></text:p>
      <text:p text:style-name="P15">Ao final desta análise, podemos sintetizar o poder e a utilidade do método <text:span text:style-name="Source_20_Text">map()</text:span> em alguns pontos críticos. Ele é uma ferramenta indispensável para qualquer desenvolvedor JavaScript moderno. Aqui estão os <text:span text:style-name="T1">3 principais aprendizados</text:span> sobre o método <text:span text:style-name="Source_20_Text">map()</text:span>:</text:p>
      <text:p text:style-name="P15"/>
      <text:list text:style-name="L34">
        <text:list-item>
          <text:p text:style-name="P71"><text:span text:style-name="T1">Iteração Completa e Retorno de um Novo Array:</text:span> Lembre-se sempre que o <text:span text:style-name="Source_20_Text">map()</text:span> percorre a coleção inteira, do primeiro ao último elemento, e seu principal objetivo é retornar um <text:span text:style-name="T1">novo array</text:span> com os resultados, deixando o original intacto (imutabilidade).</text:p>
        </text:list-item>
        <text:list-item>
          <text:p text:style-name="P71"><text:span text:style-name="T1">Ideal para Transformação de Dados:</text:span> É a ferramenta perfeita para quando você precisa aplicar uma mesma transformação a todos os elementos de uma lista, seja para formatar strings, calcular valores ou extrair propriedades de objetos.</text:p>
        </text:list-item>
        <text:list-item>
          <text:p text:style-name="P71"><text:soft-page-break/><text:span text:style-name="T1">Flexibilidade de Aplicação:</text:span> Sua utilidade vai além de arrays simples. Com as técnicas corretas (como o operador spread ou <text:span text:style-name="Source_20_Text">.call()</text:span>), ele pode ser aplicado a coleções do DOM. Além disso, ao aceitar funções nomeadas, ele promove a criação de um código mais limpo e reutilizável.</text:p>
        </text:list-item>
      </text:list>
      <text:p text:style-name="P15"/>
      <text:p text:style-name="P15">Agora, o desafio é seu: refatore um loop <text:span text:style-name="Source_20_Text">for</text:span> existente em seu projeto para usar <text:span text:style-name="Source_20_Text">map()</text:span> e sinta a diferença na clareza do seu código.</text:p>
      <text:h text:style-name="P48" text:outline-level="1"/>
      <text:h text:style-name="P48" text:outline-level="1"><text:bookmark-start text:name="__RefHeading___Toc5982_1977938393"/>O Comportamento do Operador <text:span text:style-name="Source_20_Text">this</text:span> em Funções JavaScript<text:bookmark-end text:name="__RefHeading___Toc5982_1977938393"/></text:h>
      <text:p text:style-name="P15"/>
      <text:h text:style-name="P72" text:outline-level="3">Introdução</text:h>
      <text:p text:style-name="P73">Este documento resume uma aula sobre a aplicação prática do operador <text:span text:style-name="Source_20_Text">this</text:span> em JavaScript. O objetivo principal é esclarecer como o comportamento do <text:span text:style-name="Source_20_Text">this</text:span> se altera fundamentalmente entre funções tradicionais e <text:span text:style-name="T3">arrow functions</text:span>, especialmente ao lidar com contextos assíncronos, como o uso da função <text:span text:style-name="Source_20_Text">setTimeout</text:span>. A compreensão dessa diferença é crucial para escrever um código mais robusto e previsível.</text:p>
      <text:p text:style-name="P73"/>
      <text:h text:style-name="P74" text:outline-level="3"><text:span text:style-name="T1">1. Uso Básico do </text:span><text:span text:style-name="Source_20_Text"><text:span text:style-name="T1">this</text:span></text:span> <text:span text:style-name="T1">para Diferenciar Propriedades e Parâmetros</text:span></text:h>
      <text:p text:style-name="P73">Dentro de uma função, gerenciar os nomes de variáveis e parâmetros é uma tarefa fundamental. O operador <text:span text:style-name="Source_20_Text">this</text:span> oferece uma solução elegante para evitar conflitos de nomenclatura, principalmente ao adotar padrões de programação orientada a objetos. Ele permite distinguir claramente entre um parâmetro recebido por uma função e uma propriedade interna que armazena esse valor.</text:p>
      <text:p text:style-name="P73">No primeiro caso de uso apresentado, uma função construtora <text:span text:style-name="Source_20_Text">aluno(nome, nota)</text:span> é criada. Dentro dela, a instrução <text:span text:style-name="Source_20_Text">this.nome = nome</text:span> é utilizada para atribuir o valor do parâmetro de entrada <text:span text:style-name="Source_20_Text">nome</text:span> a uma propriedade no objeto que está sendo criado. O conceito fundamental aqui é a distinção de escopos:</text:p>
      <text:list text:style-name="L35">
        <text:list-item>
          <text:p text:style-name="P75"><text:span text:style-name="Source_20_Text">this.nome</text:span> refere-se a uma propriedade do objeto que está sendo criado pela função construtora <text:span text:style-name="Source_20_Text">aluno</text:span> quando invocada com o operador <text:span text:style-name="Source_20_Text">new</text:span>.</text:p>
        </text:list-item>
        <text:list-item>
          <text:p text:style-name="P76"><text:span text:style-name="Source_20_Text">nome</text:span> refere-se ao parâmetro que foi passado durante a chamada da função.</text:p>
        </text:list-item>
      </text:list>
      <text:p text:style-name="P73">Essa abordagem permite que ambos os elementos compartilhem o mesmo nome sem causar ambiguidades, estabelecendo uma prática comum e limpa para inicializar objetos. Embora este uso seja direto, o comportamento do <text:span text:style-name="Source_20_Text">this</text:span> se torna mais complexo em cenários assíncronos, como será explorado a seguir.</text:p>
      <text:p text:style-name="P73"/>
      <text:h text:style-name="P74" text:outline-level="3"><text:span text:style-name="T1">2. O Problema de Contexto: </text:span><text:span text:style-name="Source_20_Text"><text:span text:style-name="T1">this</text:span></text:span> <text:span text:style-name="T1">e </text:span><text:span text:style-name="Source_20_Text"><text:span text:style-name="T1">setTimeout</text:span></text:span> <text:span text:style-name="T1">em Funções Anônimas Tradicionais</text:span></text:h>
      <text:p text:style-name="P73">Um desafio comum em JavaScript é a perda do contexto de <text:span text:style-name="Source_20_Text">this</text:span> dentro de funções de <text:span text:style-name="T3">callback</text:span> assíncronas. Esse comportamento, quando não compreendido, pode levar a resultados inesperados e a bugs difíceis de depurar. O uso de <text:span text:style-name="Source_20_Text">setTimeout</text:span> com uma função anônima tradicional ilustra perfeitamente este problema.</text:p>
      <text:p text:style-name="P73"><text:soft-page-break/>No exemplo da aula, um método chamado <text:span text:style-name="Source_20_Text">dadosAnônimo</text:span> é criado. Dentro dele, uma função <text:span text:style-name="Source_20_Text">setTimeout</text:span> é configurada para exibir as propriedades <text:span text:style-name="Source_20_Text">this.nome</text:span> e <text:span text:style-name="Source_20_Text">this.nota</text:span> após um atraso de 2 segundos. O <text:span text:style-name="T3">callback</text:span> passado para <text:span text:style-name="Source_20_Text">setTimeout</text:span> é uma função anônima tradicional, declarada com a sintaxe <text:span text:style-name="Source_20_Text">function() { ... }</text:span>.</text:p>
      <text:p text:style-name="P73"/>
      <text:h text:style-name="P77" text:outline-level="4">Avaliação do Resultado e Causa Raiz</text:h>
      <text:list text:style-name="L36">
        <text:list-item>
          <text:p text:style-name="P78"><text:span text:style-name="T1">Resultado Observado:</text:span> Ao ser executado, o código imprime <text:span text:style-name="Source_20_Text">undefined</text:span> tanto para o nome quanto para a nota do aluno.</text:p>
        </text:list-item>
        <text:list-item>
          <text:p text:style-name="P79"><text:span text:style-name="T1">Causa Técnica:</text:span> Uma função tradicional (<text:span text:style-name="Source_20_Text">function</text:span>) estabelece seu próprio contexto de execução quando é invocada. No caso do <text:span text:style-name="Source_20_Text">setTimeout</text:span>, ele invoca o <text:span text:style-name="T3">callback</text:span> e, nesse novo contexto, o <text:span text:style-name="Source_20_Text">this</text:span> é redefinido. Em modo não-estrito, <text:span text:style-name="Source_20_Text">this</text:span> passa a se referir ao objeto global (<text:span text:style-name="Source_20_Text">window</text:span> nos navegadores), que não possui as propriedades <text:span text:style-name="Source_20_Text">nome</text:span> e <text:span text:style-name="Source_20_Text">nota</text:span>. Portanto, este novo <text:span text:style-name="Source_20_Text">this</text:span> "sombreia" (ou seja, mascara e se sobrepõe a) o <text:span text:style-name="Source_20_Text">this</text:span> original da função <text:span text:style-name="Source_20_Text">aluno</text:span>. A prova definitiva deste novo contexto é demonstrada na aula: ao atribuir valores a <text:span text:style-name="Source_20_Text">this.nome</text:span> e <text:span text:style-name="Source_20_Text">this.nota</text:span> <text:span text:style-name="T3">dentro</text:span> do <text:span text:style-name="T3">callback</text:span> do <text:span text:style-name="Source_20_Text">setTimeout</text:span>, esses novos valores são impressos com sucesso. Isso confirma que o <text:span text:style-name="Source_20_Text">this</text:span> sendo acessado é um contexto isolado e recém-criado, não o da função <text:span text:style-name="Source_20_Text">aluno</text:span>.</text:p>
        </text:list-item>
      </text:list>
      <text:p text:style-name="P73">Este problema de "sombreamento" de contexto, no entanto, tem uma solução moderna e eficaz com o uso de <text:span text:style-name="T3">arrow functions</text:span>.</text:p>
      <text:p text:style-name="P73"/>
      <text:h text:style-name="P72" text:outline-level="3">3. A Solução com Arrow Functions: Preservando o Contexto Léxico</text:h>
      <text:p text:style-name="P73">As <text:span text:style-name="T3">arrow functions</text:span>, introduzidas em versões mais recentes do JavaScript, são uma evolução sintática que resolve diretamente o problema de contexto do <text:span text:style-name="Source_20_Text">this</text:span>. Elas oferecem uma maneira mais intuitiva de lidar com escopos, tornando o código mais previsível e menos propenso a erros em operações assíncronas.</text:p>
      <text:p text:style-name="P73">Para demonstrar a solução, um segundo método, <text:span text:style-name="Source_20_Text">dadosArrow</text:span>, foi implementado. Sua estrutura é idêntica à do método anterior, com uma única e crucial diferença: o <text:span text:style-name="T3">callback</text:span> do <text:span text:style-name="Source_20_Text">setTimeout</text:span> é implementado como uma <text:span text:style-name="T3">arrow function</text:span>, utilizando a sintaxe <text:span text:style-name="Source_20_Text">() =&gt; { ... }</text:span>.</text:p>
      <text:h text:style-name="P77" text:outline-level="4">Análise da Solução</text:h>
      <text:list text:style-name="L37">
        <text:list-item>
          <text:p text:style-name="P80"><text:span text:style-name="T1">Resultado Obtido:</text:span> Com essa pequena modificação, o código funciona como esperado, imprimindo corretamente os valores "Bruno" e 100 após o atraso de 2 segundos.</text:p>
        </text:list-item>
        <text:list-item>
          <text:p text:style-name="P81"><text:span text:style-name="T1">Mecanismo Fundamental:</text:span> A razão para o sucesso é que as <text:span text:style-name="T3">arrow functions</text:span> não criam seu próprio contexto <text:span text:style-name="Source_20_Text">this</text:span>. Em vez disso, elas herdam o <text:span text:style-name="Source_20_Text">this</text:span> do seu escopo pai — o chamado "contexto léxico". No exemplo, a <text:span text:style-name="T3">arrow function</text:span> utiliza "o contexto do pai do Root aonde ele tá sendo executado". Em termos práticos, o "pai" ou "contexto léxico" é o contexto de execução da função <text:span text:style-name="Source_20_Text">aluno</text:span>. Portanto, o <text:span text:style-name="Source_20_Text">this</text:span> dentro da <text:span text:style-name="T3">arrow function</text:span> é o mesmo <text:span text:style-name="Source_20_Text">this</text:span> que se refere à instância de <text:span text:style-name="Source_20_Text">aluno</text:span>, que é precisamente onde <text:span text:style-name="Source_20_Text">this.nome</text:span> e <text:span text:style-name="Source_20_Text">this.nota</text:span> foram definidos.</text:p>
        </text:list-item>
      </text:list>
      <text:p text:style-name="P73">A demonstração prática evidencia a superioridade das <text:span text:style-name="T3">arrow functions</text:span> para preservar o contexto em cenários de <text:span text:style-name="T3">callbacks</text:span>, levando a conclusões claras sobre as melhores práticas de desenvolvimento.</text:p>
      <text:p text:style-name="P73"/>
      <text:h text:style-name="P72" text:outline-level="3"><text:soft-page-break/>4. Conclusões e Recomendações Principais</text:h>
      <text:p text:style-name="P73">A compreensão das nuances do operador <text:span text:style-name="Source_20_Text">this</text:span> é uma habilidade fundamental para o desenvolvimento em JavaScript. A escolha entre uma função tradicional e uma <text:span text:style-name="T3">arrow function</text:span> não é meramente estilística; ela tem implicações diretas na funcionalidade e na estabilidade do código, especialmente ao lidar com operações assíncronas. Os aprendizados essenciais desta aula podem ser sintetizados nos seguintes pontos:</text:p>
      <text:list text:style-name="L38">
        <text:list-item>
          <text:p text:style-name="P82"><text:span text:style-name="T1">O Problema do Contexto:</text:span> Funções anônimas tradicionais, quando usadas como <text:span text:style-name="T3">callbacks</text:span> em métodos como <text:span text:style-name="Source_20_Text">setTimeout</text:span>, criam um novo escopo <text:span text:style-name="Source_20_Text">this</text:span>, perdendo a referência ao contexto original do objeto ou função onde foram declaradas.</text:p>
        </text:list-item>
        <text:list-item>
          <text:p text:style-name="P82"><text:span text:style-name="T1">A Solução Léxica:</text:span> As <text:span text:style-name="T3">arrow functions</text:span> resolvem este problema de forma inerente. Elas não possuem seu próprio <text:span text:style-name="Source_20_Text">this</text:span>, herdando-o do escopo pai em que foram definidas. Isso garante que o contexto seja preservado, tornando o comportamento do código previsível e correto.</text:p>
        </text:list-item>
        <text:list-item>
          <text:p text:style-name="P83"><text:span text:style-name="T1">Recomendação Prática:</text:span> A recomendação é inequívoca: <text:span text:style-name="T1">utilize </text:span><text:span text:style-name="T11">arrow functions</text:span> <text:span text:style-name="T1">para </text:span><text:span text:style-name="T11">callbacks</text:span> <text:span text:style-name="T1">assíncronos</text:span> sempre que a preservação do contexto léxico for necessária. Esta prática não é apenas uma convenção moderna, mas uma solução robusta para uma classe comum de bugs em JavaScript.</text:p>
        </text:list-item>
      </text:list>
      <text:p text:style-name="P73">É importante notar que outros conceitos abordados na aula, como o operador <text:span text:style-name="Source_20_Text">new</text:span> e a simulação de classes, são temas de programação orientada a objetos em JavaScript que serão aprofundados em outros momentos. O foco principal desta lição foi demonstrar o comportamento distinto do <text:span text:style-name="Source_20_Text">this</text:span> e a vantagem clara das <text:span text:style-name="T3">arrow functions</text:span> na resolução de problemas de escopo.</text:p>
      <text:h text:style-name="P84" text:outline-level="1"><text:bookmark-start text:name="__RefHeading___Toc5984_1977938393"/>Manipulando o DOM com <text:span text:style-name="Source_20_Text">getElementById</text:span><text:bookmark-end text:name="__RefHeading___Toc5984_1977938393"/></text:h>
      <text:p text:style-name="P73"><text:span text:style-name="Source_20_Text"/></text:p>
      <text:h text:style-name="P85" text:outline-level="2">1.0 Introdução ao DOM e à Manipulação de Elementos</text:h>
      <text:p text:style-name="P86"/>
      <text:p text:style-name="P73">O objetivo principal desta aula é apresentar o primeiro método fundamental para interagir com os elementos de uma página HTML usando JavaScript. A capacidade de manipular o Document Object Model (DOM) é o que nos permite criar páginas web dinâmicas e interativas, alterando seu conteúdo e estrutura em tempo real. Para iniciar essa jornada, exploraremos o método <text:span text:style-name="Source_20_Text">getElementById</text:span>, uma ferramenta precisa que serve como ponto de partida para selecionar e operar elementos específicos na página. Antes de podermos manipular qualquer elemento, no entanto, é crucial primeiro entender a estrutura em que eles estão organizados: a Árvore DOM.</text:p>
      <text:p text:style-name="P73"/>
      <text:h text:style-name="P85" text:outline-level="2">2.0 Compreendendo a Estrutura do DOM: A Árvore de Elementos</text:h>
      <text:p text:style-name="P86"/>
      <text:p text:style-name="P73">O Document Object Model, ou DOM, é uma representação estruturada do seu documento HTML. Compreender sua organização é estrategicamente importante, pois é essa estrutura que o JavaScript utiliza para navegar e modificar a página. A melhor forma de visualizar o DOM é como uma árvore genealógica, onde os elementos têm relações hierárquicas de pais, filhos e irmãos. Cada parte do documento — elementos, atributos e texto — é um "nó" nesta árvore.</text:p>
      <text:p text:style-name="P73"><text:soft-page-break/>A estrutura hierárquica fundamental segue um padrão claro, conforme ilustrado abaixo:</text:p>
      <text:list text:style-name="L39">
        <text:list-item>
          <text:p text:style-name="P87"><text:span text:style-name="T1">Nó Raiz (</text:span><text:span text:style-name="Source_20_Text"><text:span text:style-name="T1">Root</text:span></text:span><text:span text:style-name="T1">):</text:span> O elemento <text:span text:style-name="Source_20_Text">&lt;html&gt;</text:span> é a raiz de toda a árvore, contendo todos os outros elementos.</text:p>
        </text:list-item>
        <text:list-item>
          <text:p text:style-name="P87"><text:span text:style-name="T1">Filhos diretos de </text:span><text:span text:style-name="Source_20_Text"><text:span text:style-name="T1">&lt;html&gt;</text:span></text:span><text:span text:style-name="T1">:</text:span> Diretamente dentro da tag <text:span text:style-name="Source_20_Text">&lt;html&gt;</text:span>, encontramos seus filhos: os nós <text:span text:style-name="Source_20_Text">&lt;head&gt;</text:span> e <text:span text:style-name="Source_20_Text">&lt;body&gt;</text:span>.</text:p>
        </text:list-item>
        <text:list-item>
          <text:p text:style-name="P88"><text:span text:style-name="T1">Filhos de </text:span><text:span text:style-name="Source_20_Text"><text:span text:style-name="T1">&lt;body&gt;</text:span></text:span><text:span text:style-name="T1">:</text:span> Dentro do <text:span text:style-name="Source_20_Text">&lt;body&gt;</text:span>, residem os elementos visíveis da página, como as diversas <text:span text:style-name="Source_20_Text">&lt;div&gt;</text:span> e o elemento <text:span text:style-name="Source_20_Text">&lt;script&gt;</text:span> que conecta nosso código.</text:p>
        </text:list-item>
      </text:list>
      <text:p text:style-name="P73">Como o instrutor reforça, essa organização é a base de tudo:</text:p>
      <text:p text:style-name="P89">"Isso tá vendo que é o formato de uma árvore é árvore Dom beleza é Árvore dos elementos aqui da nossa página."</text:p>
      <text:p text:style-name="P73">Entender essa árvore é o que nos permite navegar por ela e selecionar com precisão os nós (elementos) que desejamos manipular.</text:p>
      <text:p text:style-name="P73"/>
      <text:h text:style-name="P85" text:outline-level="2">3.0 Selecionando Elementos com <text:span text:style-name="Source_20_Text">document.getElementById()</text:span></text:h>
      <text:p text:style-name="P86"><text:span text:style-name="Source_20_Text"/></text:p>
      <text:p text:style-name="P73">O método <text:span text:style-name="Source_20_Text">document.getElementById()</text:span> é a ferramenta precisa que nos permite "apontar" e capturar um único elemento da página com base em seu atributo <text:span text:style-name="Source_20_Text">id</text:span> exclusivo. A especificidade desse método é seu grande poder, pois garante que estamos selecionando exatamente o elemento desejado, sem ambiguidades.</text:p>
      <text:p text:style-name="P73"/>
      <text:h text:style-name="P90" text:outline-level="3">Sintaxe e Aplicação Prática</text:h>
      <text:p text:style-name="P86"/>
      <text:p text:style-name="P73">O processo para selecionar um elemento e armazená-lo para uso posterior em JavaScript é direto:</text:p>
      <text:list text:style-name="L40">
        <text:list-item>
          <text:p text:style-name="P91">Primeiro, declaramos uma variável ou constante para armazenar a referência ao elemento do DOM.</text:p>
        </text:list-item>
        <text:list-item>
          <text:p text:style-name="P92">Em seguida, utilizamos a expressão <text:span text:style-name="Source_20_Text">document.getElementById('ID_DO_ELEMENTO')</text:span>, passando como argumento o <text:span text:style-name="Source_20_Text">id</text:span> exato do elemento HTML que queremos capturar.</text:p>
        </text:list-item>
      </text:list>
      <text:p text:style-name="P73">O exemplo prático demonstrado na aula para selecionar a <text:span text:style-name="Source_20_Text">div</text:span> com <text:span text:style-name="Source_20_Text">id="C1"</text:span> é:</text:p>
      <text:p text:style-name="P73"/>
      <text:p text:style-name="P93"><text:span text:style-name="Source_20_Text">const dc1 = document.getElementById('C1');</text:span></text:p>
      <text:p text:style-name="P94"><text:span text:style-name="Source_20_Text"/></text:p>
      <text:p text:style-name="P73">É crucial notar que o nome da variável não precisa ser igual ao <text:span text:style-name="Source_20_Text">id</text:span> do elemento. O instrutor demonstra isso ao pensar inicialmente em nomear a variável como <text:span text:style-name="Source_20_Text">c1</text:span>, mas depois alterá-la deliberadamente para <text:span text:style-name="Source_20_Text">dc1</text:span> para enfatizar essa distinção. A variável é apenas um rótulo que usamos internamente no nosso código JavaScript para se referir ao elemento capturado.</text:p>
      <text:p text:style-name="P73"><text:span text:style-name="T1">Nota Importante:</text:span> Ao trabalhar com manipulação de DOM, o console do navegador é a ferramenta essencial para testes. O Node.js não é adequado para essa tarefa, pois é um ambiente do lado do servidor (<text:span text:style-name="Source_20_Text">server-</text:span><text:soft-page-break/><text:span text:style-name="Source_20_Text">side</text:span>) que não possui um Document Object Model (DOM) e, portanto, não pode manipular elementos do lado do cliente (<text:span text:style-name="Source_20_Text">client-side</text:span>).</text:p>
      <text:p text:style-name="P73">Uma vez que o elemento é selecionado e armazenado em uma variável, podemos começar a interagir com suas propriedades.</text:p>
      <text:p text:style-name="P73"/>
      <text:h text:style-name="P85" text:outline-level="2">4.0 Acessando e Modificando Propriedades do Elemento</text:h>
      <text:p text:style-name="P86"/>
      <text:p text:style-name="P73">Quando um elemento do DOM é capturado em uma variável, obtemos um objeto que nos dá acesso a todas as suas propriedades e métodos. Isso nos permite não apenas ler informações sobre o elemento, mas também modificá-las dinamicamente. Na aula, exploramos duas propriedades fundamentais: <text:span text:style-name="Source_20_Text">id</text:span> e <text:span text:style-name="Source_20_Text">innerHTML</text:span>.</text:p>
      <text:p text:style-name="P73"/>
      <text:h text:style-name="P90" text:outline-level="3">Acessando Propriedades</text:h>
      <text:p text:style-name="P86"/>
      <text:p text:style-name="P73">Podemos ler os valores das propriedades de um elemento para inspecionar seu estado atual. Por exemplo, podemos exibir o objeto do elemento inteiro, seu <text:span text:style-name="Source_20_Text">id</text:span> ou seu conteúdo HTML interno usando <text:span text:style-name="Source_20_Text">console.log</text:span>:</text:p>
      <text:p text:style-name="P73"/>
      <text:p text:style-name="P93"><text:span text:style-name="Source_20_Text">console.log(dc1); // Imprime o elemento HTML inteiro</text:span></text:p>
      <text:p text:style-name="P93"><text:span text:style-name="Source_20_Text">console.log(dc1.id); // Imprime o ID do elemento ('C1')</text:span></text:p>
      <text:p text:style-name="P93"><text:span text:style-name="Source_20_Text">console.log(dc1.innerHTML); // Imprime o conteúdo HTML interno do elemento</text:span></text:p>
      <text:p text:style-name="P94"><text:span text:style-name="Source_20_Text"/></text:p>
      <text:p text:style-name="P73">É importante entender a ordem de execução do código. No momento em que o <text:span text:style-name="Source_20_Text">console.log(dc1.innerHTML)</text:span> é executado, ele imprime o valor que o elemento possui <text:span text:style-name="T3">naquele instante</text:span>. Se uma linha de código subsequente modificar o <text:span text:style-name="Source_20_Text">innerHTML</text:span>, essa alteração ocorrerá <text:span text:style-name="T3">após</text:span> a impressão no console, o que explica por que o console pode mostrar o valor antigo enquanto a página já exibe o novo.</text:p>
      <text:p text:style-name="P73"/>
      <text:h text:style-name="P90" text:outline-level="3">Modificando Propriedades</text:h>
      <text:p text:style-name="P86"/>
      <text:p text:style-name="P73">A verdadeira força da manipulação do DOM reside na capacidade de alterar essas propriedades. Ao atribuir um novo valor à propriedade <text:span text:style-name="Source_20_Text">innerHTML</text:span> de um elemento, podemos alterar instantaneamente o conteúdo exibido na página.</text:p>
      <text:p text:style-name="P73">O código a seguir substitui o texto original da <text:span text:style-name="Source_20_Text">div</text:span> pelo conteúdo "cfb cursos", e a alteração é refletida visualmente no navegador de forma imediata.</text:p>
      <text:p text:style-name="P73"/>
      <text:p text:style-name="P93"><text:soft-page-break/><text:span text:style-name="Source_20_Text">dc1.innerHTML = 'cfb cursos';</text:span></text:p>
      <text:p text:style-name="P94"><text:span text:style-name="Source_20_Text"/></text:p>
      <text:p text:style-name="P73">Após dominar a manipulação de um único elemento, o próximo passo lógico é aprender a aplicar essas operações a múltiplos elementos de forma eficiente.</text:p>
      <text:p text:style-name="P73"/>
      <text:h text:style-name="P85" text:outline-level="2">5.0 Trabalhando com Múltiplos Elementos</text:h>
      <text:p text:style-name="P86"/>
      <text:p text:style-name="P73">Aplicar a mesma operação a vários elementos é um requisito comum no desenvolvimento web. A estratégia demonstrada na aula para lidar com isso envolve selecionar cada elemento individualmente e, em seguida, agrupá-los em uma estrutura de dados de fácil iteração, como um array. O processo é dividido em duas etapas claras:</text:p>
      <text:list text:style-name="L41">
        <text:list-item>
          <text:p text:style-name="P95"><text:span text:style-name="T1">Seleção Individual:</text:span> O método <text:span text:style-name="Source_20_Text">getElementById</text:span> é utilizado repetidamente para capturar cada um dos seis elementos do exemplo (<text:span text:style-name="Source_20_Text">C1</text:span> a <text:span text:style-name="Source_20_Text">C6</text:span>) e armazená-los em constantes separadas (<text:span text:style-name="Source_20_Text">dc1</text:span> a <text:span text:style-name="Source_20_Text">dc6</text:span>).</text:p>
        </text:list-item>
        <text:list-item>
          <text:p text:style-name="P96"><text:span text:style-name="T1">Agrupamento em um Array:</text:span> Em seguida, essas constantes são agrupadas em um único array, criando uma coleção organizada de todos os elementos-alvo.</text:p>
        </text:list-item>
      </text:list>
      <text:p text:style-name="P73">O principal benefício dessa abordagem é a centralização. Agora, temos uma única variável (<text:span text:style-name="Source_20_Text">arreiElementos</text:span>) que representa nossa coleção de elementos, pronta para ser percorrida com laços de repetição ou outros métodos de array. Isso abre as portas para a manipulação em lote de forma limpa e programática.</text:p>
      <text:p text:style-name="P73"/>
      <text:h text:style-name="P85" text:outline-level="2">6.0 Iterando sobre Coleções de Elementos: <text:span text:style-name="Source_20_Text">for...of</text:span> vs. <text:span text:style-name="Source_20_Text">Map</text:span></text:h>
      <text:p text:style-name="P86"><text:span text:style-name="Source_20_Text"/></text:p>
      <text:p text:style-name="P73">Com os elementos agrupados em um array, precisamos de uma forma programática para percorrer a coleção e aplicar uma operação a cada item. A aula apresentou duas estruturas eficazes para essa tarefa: o laço <text:span text:style-name="Source_20_Text">for...of</text:span> e o método de array <text:span text:style-name="Source_20_Text">.map()</text:span>.</text:p>
      <text:h text:style-name="P90" text:outline-level="3">Abordagem com <text:span text:style-name="Source_20_Text">for...of</text:span></text:h>
      <text:p text:style-name="P73">O laço <text:span text:style-name="Source_20_Text">for...of</text:span> é uma estrutura de repetição clara e legível, ideal para percorrer coleções iteráveis como arrays. No exemplo abaixo, o laço itera sobre cada elemento (<text:span text:style-name="Source_20_Text">d</text:span>) no <text:span text:style-name="Source_20_Text">arreiElementos</text:span> e modifica sua propriedade <text:span text:style-name="Source_20_Text">innerHTML</text:span>.</text:p>
      <text:p text:style-name="P73"/>
      <text:p text:style-name="P93"><text:span text:style-name="Source_20_Text">for (let d of arreiElementos) {</text:span></text:p>
      <text:p text:style-name="P93"><text:span text:style-name="Source_20_Text"><text:s text:c="4"/>d.innerHTML = 'cfb cursos';</text:span></text:p>
      <text:p text:style-name="P93"><text:span text:style-name="Source_20_Text">}</text:span></text:p>
      <text:h text:style-name="P90" text:outline-level="3"><text:soft-page-break/>Abordagem com <text:span text:style-name="Source_20_Text">.map()</text:span></text:h>
      <text:p text:style-name="P73">O método <text:span text:style-name="Source_20_Text">.map()</text:span> foi apresentado como uma alternativa mais eficaz. Embora <text:span text:style-name="Source_20_Text">map</text:span> seja tradicionalmente usado para criar um novo array a partir de um existente, ele também pode ser utilizado para executar uma função em cada elemento da coleção original. O código a seguir alcança o mesmo resultado do laço <text:span text:style-name="Source_20_Text">for...of</text:span>, modificando o conteúdo de todos os elementos.</text:p>
      <text:p text:style-name="P73"/>
      <text:p text:style-name="P93"><text:span text:style-name="Source_20_Text">arreiElementos.map((e) =&gt; {</text:span></text:p>
      <text:p text:style-name="P93"><text:span text:style-name="Source_20_Text"><text:s text:c="4"/>e.innerHTML = 'cfb cursos';</text:span></text:p>
      <text:p text:style-name="P93"><text:span text:style-name="Source_20_Text">});</text:span></text:p>
      <text:p text:style-name="P94"><text:span text:style-name="Source_20_Text"/></text:p>
      <text:p text:style-name="P73">Conforme a recomendação do instrutor, ao precisar percorrer e operar sobre todos os itens de um array, dê preferência ao <text:span text:style-name="Source_20_Text">.map()</text:span>. Ele é considerado uma estrutura "mais simples e mais moderna" para essa finalidade, oferecendo uma sintaxe limpa e alinhada com paradigmas de programação funcional. Com essa ferramenta, a manipulação de elementos em lote se torna uma tarefa simples e poderosa.</text:p>
      <text:p text:style-name="P73"/>
      <text:h text:style-name="P85" text:outline-level="2">7.0 Conclusão e Principais Aprendizados</text:h>
      <text:p text:style-name="P86"/>
      <text:p text:style-name="P73">Esta aula forneceu os blocos de construção essenciais para começar a manipular o DOM com JavaScript. Ao entender a estrutura da página e aprender a selecionar e modificar elementos, você ganha a capacidade de transformar páginas estáticas em experiências dinâmicas e interativas.</text:p>
      <text:p text:style-name="P73">Os principais aprendizados desta lição podem ser resumidos nos seguintes pontos:</text:p>
      <text:list text:style-name="L42">
        <text:list-item>
          <text:p text:style-name="P97"><text:span text:style-name="T1">A Estrutura do DOM:</text:span> Entender o DOM como uma árvore hierárquica é o primeiro passo para a manipulação de elementos.</text:p>
        </text:list-item>
        <text:list-item>
          <text:p text:style-name="P97"><text:span text:style-name="T1">Seleção com </text:span><text:span text:style-name="Source_20_Text"><text:span text:style-name="T1">getElementById</text:span></text:span><text:span text:style-name="T1">:</text:span> É o método direto e fundamental para capturar um elemento único e específico da página, servindo como ponto de partida para qualquer manipulação.</text:p>
        </text:list-item>
        <text:list-item>
          <text:p text:style-name="P97"><text:span text:style-name="T1">Acesso e Modificação:</text:span> Uma vez selecionado, é possível ler e alterar as propriedades de um elemento, como o <text:span text:style-name="Source_20_Text">innerHTML</text:span>, para criar interatividade.</text:p>
        </text:list-item>
        <text:list-item>
          <text:p text:style-name="P98"><text:span text:style-name="T1">Operação em Lote:</text:span> Agrupar elementos em um array e utilizar métodos como <text:span text:style-name="Source_20_Text">.map()</text:span> permite manipular múltiplos elementos de forma eficiente e moderna.</text:p>
        </text:list-item>
      </text:list>
      <text:p text:style-name="P73">É importante notar que, enquanto nesta aula criamos nosso array manualmente, algumas funções do DOM retornam uma <text:span text:style-name="Source_20_Text">HTML Collection</text:span>. Este tipo de coleção apresenta um desafio: ela "não é iterável" diretamente com métodos de array como <text:span text:style-name="Source_20_Text">.map()</text:span>. Para resolver isso, será necessário utilizar o operador <text:span text:style-name="Source_20_Text">spread</text:span> (<text:span text:style-name="Source_20_Text">`...`</text:span>) para converter a <text:span text:style-name="Source_20_Text">HTML Collection</text:span> em um <text:span text:style-name="Source_20_Text">Array</text:span> verdadeiro. Este é um tópico que será aprofundado em aulas futuras, preparando o caminho para conceitos mais avançados de manipulação do DOM.</text:p>
      <text:h text:style-name="P99" text:outline-level="1"><text:bookmark-start text:name="__RefHeading___Toc5986_1977938393"/><text:soft-page-break/>Manipulando o DOM com <text:span text:style-name="Source_20_Text">getElementsByTagName</text:span> em JavaScript<text:bookmark-end text:name="__RefHeading___Toc5986_1977938393"/></text:h>
      <text:p text:style-name="P100"/>
      <text:p text:style-name="P3">Este resumo tem como objetivo explicar o método <text:span text:style-name="Source_20_Text">getElementsByTagName</text:span> e seu papel fundamental na seleção de múltiplos elementos do DOM (Document Object Model) em JavaScript. Exploraremos como este método se diferencia do <text:span text:style-name="Source_20_Text">getElementById</text:span>, focando na principal distinção entre eles: o tipo de dado que retornam. Compreender esta diferença não é um mero detalhe técnico; é a diferença entre um código funcional e um que gera erros, pois impõe uma abordagem completamente diferente para a manipulação dos elementos.</text:p>
      <text:p text:style-name="P3"/>
      <text:h text:style-name="P8" text:outline-level="3"><text:span text:style-name="T1">1. Comparativo Essencial: </text:span><text:span text:style-name="Source_20_Text"><text:span text:style-name="T1">getElementById</text:span></text:span> <text:span text:style-name="T1">vs. </text:span><text:span text:style-name="Source_20_Text"><text:span text:style-name="T1">GetElementsByTagName</text:span></text:span></text:h>
      <text:p text:style-name="P3"><text:span text:style-name="Source_20_Text"><text:span text:style-name="T1"/></text:span></text:p>
      <text:p text:style-name="P3">Para dominar a manipulação do DOM, é imperativo entender os diferentes métodos de seleção de elementos. A escolha entre um método que retorna um elemento singular e outro que retorna uma coleção ditará toda a sua estratégia de desenvolvimento, impactando a eficiência e a robustez do seu código. A análise a seguir detalha as diferenças fundamentais entre <text:span text:style-name="Source_20_Text">getElementById</text:span> e <text:span text:style-name="Source_20_Text">getElementsByTagName</text:span>.</text:p>
      <text:p text:style-name="P3"/>
      <table:table table:name="Tabela7" table:style-name="Tabela7">
        <table:table-column table:style-name="Tabela7.A"/>
        <table:table-column table:style-name="Tabela7.B"/>
        <table:table-row>
          <table:table-cell table:style-name="Tabela7.A1" office:value-type="string">
            <text:p text:style-name="P5">Método</text:p>
          </table:table-cell>
          <table:table-cell table:style-name="Tabela7.B1" office:value-type="string">
            <text:p text:style-name="P5">Características Principais</text:p>
          </table:table-cell>
        </table:table-row>
        <table:table-row>
          <table:table-cell table:style-name="Tabela7.A2" office:value-type="string">
            <text:p text:style-name="P19"><text:span text:style-name="Source_20_Text">getElementById</text:span></text:p>
          </table:table-cell>
          <table:table-cell table:style-name="Tabela7.B2" office:value-type="string">
            <text:p text:style-name="P19"><text:span text:style-name="T1">Retorno:</text:span> Retorna <text:span text:style-name="T1">um elemento HTML</text:span> (um único objeto <text:span text:style-name="Source_20_Text">HTMLElement</text:span>). &lt;br&gt; <text:span text:style-name="T1">Uso:</text:span> Utilizado para selecionar um elemento específico através de seu atributo <text:span text:style-name="Source_20_Text">id</text:span> único.</text:p>
          </table:table-cell>
        </table:table-row>
        <table:table-row>
          <table:table-cell table:style-name="Tabela7.A3" office:value-type="string">
            <text:p text:style-name="P19"><text:span text:style-name="Source_20_Text">getElementsByTagName</text:span></text:p>
          </table:table-cell>
          <table:table-cell table:style-name="Tabela7.B3" office:value-type="string">
            <text:p text:style-name="P19"><text:span text:style-name="T1">Retorno:</text:span> Retorna <text:span text:style-name="T1">uma coleção de elementos</text:span> (um <text:span text:style-name="Source_20_Text">HTMLCollection</text:span>). &lt;br&gt; <text:span text:style-name="T1">Uso:</text:span> Utilizado para selecionar todos os elementos que possuem uma determinada tag (ex: <text:span text:style-name="Source_20_Text">div</text:span>, <text:span text:style-name="Source_20_Text">p</text:span>, <text:span text:style-name="Source_20_Text">li</text:span>).</text:p>
          </table:table-cell>
        </table:table-row>
      </table:table>
      <text:p text:style-name="P3"/>
      <text:p text:style-name="P3">Essa diferença no tipo de retorno — um elemento singular versus uma coleção de elementos — introduz um desafio prático que precisamos abordar: como trabalhar com o <text:span text:style-name="Source_20_Text">HTMLCollection</text:span> retornado por <text:span text:style-name="Source_20_Text">getElementsByTagName</text:span>.</text:p>
      <text:p text:style-name="P3"/>
      <text:h text:style-name="P8" text:outline-level="3"><text:span text:style-name="T1">2. O Desafio do </text:span><text:span text:style-name="Source_20_Text"><text:span text:style-name="T1">HTMLCollection</text:span></text:span><text:span text:style-name="T1">: Limitações na Prática</text:span></text:h>
      <text:p text:style-name="P21"/>
      <text:p text:style-name="P3">O tipo de retorno <text:span text:style-name="Source_20_Text">HTMLCollection</text:span> é um ponto crítico de atenção para desenvolvedores, pois, embora se pareça com um array à primeira vista, ele não é um. Essa semelhança superficial pode levar a erros inesperados, já que um <text:span text:style-name="Source_20_Text">HTMLCollection</text:span> não possui os mesmos métodos de um <text:span text:style-name="Source_20_Text">Array</text:span> JavaScript padrão.</text:p>
      <text:p text:style-name="P3"/>
      <text:p text:style-name="P101">A principal limitação é a ausência de métodos de iteração e manipulação como <text:span text:style-name="Source_20_Text">.map()</text:span>, <text:span text:style-name="Source_20_Text">.filter()</text:span>, <text:span text:style-name="Source_20_Text">.forEach()</text:span>, <text:span text:style-name="Source_20_Text">.push()</text:span>, ou <text:span text:style-name="Source_20_Text">.sort()</text:span>. Ao tentar executar <text:span text:style-name="Source_20_Text">colecaoHTML.map(...)</text:span>, o interpretador JavaScript lançará um erro, pois está tentando invocar um método que não existe no protótipo do <text:span text:style-name="Source_20_Text">HTMLCollection</text:span>:</text:p>
      <text:p text:style-name="P101"><text:span text:style-name="Source_20_Text"/></text:p>
      <text:p text:style-name="P102"><text:soft-page-break/><text:span text:style-name="Source_20_Text">TypeError: colecaoHTML.map is not a function</text:span></text:p>
      <text:p text:style-name="P3"/>
      <text:p text:style-name="P3">Esse erro ocorre porque o método <text:span text:style-name="Source_20_Text">.map()</text:span> simplesmente não existe para este tipo de objeto. Isso estabelece a necessidade de encontrar uma solução eficaz para contornar essa limitação e manipular a coleção de elementos com a flexibilidade que os arrays oferecem.</text:p>
      <text:p text:style-name="P3"/>
      <text:h text:style-name="P8" text:outline-level="3"><text:span text:style-name="T1">3. A Solução: Convertendo </text:span><text:span text:style-name="Source_20_Text"><text:span text:style-name="T1">HTMLCollection</text:span></text:span> <text:span text:style-name="T1">para </text:span><text:span text:style-name="Source_20_Text"><text:span text:style-name="T1">Array</text:span></text:span> <text:span text:style-name="T1">com o Operador Spread</text:span></text:h>
      <text:p text:style-name="P3"/>
      <text:p text:style-name="P3">A solução moderna e elegante para transformar um <text:span text:style-name="Source_20_Text">HTMLCollection</text:span> em um <text:span text:style-name="Source_20_Text">Array</text:span> padrão é o operador spread (<text:span text:style-name="Source_20_Text">...</text:span>). Ao utilizá-lo, "espalhamos" os elementos contidos no <text:span text:style-name="Source_20_Text">HTMLCollection</text:span> dentro de uma nova estrutura de <text:span text:style-name="Source_20_Text">Array</text:span>, desbloqueando instantaneamente todo o potencial de manipulação que os arrays oferecem. Existem duas abordagens principais para aplicar essa conversão:</text:p>
      <text:p text:style-name="P3"/>
      <text:h text:style-name="P24" text:outline-level="4">Abordagem 1: Conversão Direta (Mais Recomendada)</text:h>
      <text:p text:style-name="P21"/>
      <text:p text:style-name="P3">Esta é a abordagem preferida em código moderno por sua concisão e segurança. Ao usar <text:span text:style-name="Source_20_Text">const</text:span>, criamos uma referência imutável para o novo array. Adotar esta abordagem com <text:span text:style-name="Source_20_Text">const</text:span> é uma prática de desenvolvimento robusta, pois garante que a coleção de elementos que você pretende manipular não seja acidentalmente modificada por outra parte do seu código, um princípio de segurança que o instrutor enfatiza.</text:p>
      <text:p text:style-name="P10"><text:span text:style-name="Source_20_Text">const colecaoComoArray = [...document.getElementsByTagName('div')];</text:span></text:p>
      <text:p text:style-name="P10"><text:span text:style-name="Source_20_Text"/></text:p>
      <text:h text:style-name="P24" text:outline-level="4">Abordagem 2: Conversão em Duas Etapas</text:h>
      <text:p text:style-name="P21"/>
      <text:p text:style-name="P3">Esta forma também funciona, mas é menos direta e exige que a variável seja declarada com <text:span text:style-name="Source_20_Text">let</text:span> para permitir a reatribuição de seu valor.</text:p>
      <text:p text:style-name="P3"/>
      <text:p text:style-name="P9"><text:span text:style-name="Source_20_Text">let colecaoHTML = document.getElementsByTagName('div'); // Retorna um HTMLCollection</text:span></text:p>
      <text:p text:style-name="P9"><text:span text:style-name="Source_20_Text">colecaoHTML = [...colecaoHTML]; // Agora é um Array</text:span></text:p>
      <text:p text:style-name="P10"><text:span text:style-name="Source_20_Text"/></text:p>
      <text:p text:style-name="P3">Primeiro, a variável <text:span text:style-name="Source_20_Text">colecaoHTML</text:span> é inicializada com o <text:span text:style-name="Source_20_Text">HTMLCollection</text:span>. Em seguida, seu valor é substituído por um novo <text:span text:style-name="Source_20_Text">Array</text:span>, criado ao desempacotar (<text:span text:style-name="Source_20_Text">spread</text:span>) os itens da coleção original. O <text:span text:style-name="Source_20_Text">HTMLCollection</text:span> original não é modificado; a variável passa a apontar para uma estrutura de dados completamente nova.</text:p>
      <text:p text:style-name="P3"/>
      <text:h text:style-name="P23" text:outline-level="3">4. Conclusão e Próximos Passos</text:h>
      <text:p text:style-name="P21"/>
      <text:p text:style-name="P3">Ao final desta análise, consolidamos conhecimentos essenciais sobre a manipulação de elementos múltiplos no DOM. Os aprendizados-chave podem ser resumidos em três pontos principais:</text:p>
      <text:p text:style-name="P3"/>
      <text:list text:style-name="L43">
        <text:list-item>
          <text:p text:style-name="P103"><text:span text:style-name="Source_20_Text">getElementsByTagName</text:span> seleciona todos os elementos de uma determinada tag e retorna uma <text:span text:style-name="T1">coleção de elementos</text:span> (um <text:span text:style-name="Source_20_Text">HTMLCollection</text:span>).</text:p>
        </text:list-item>
        <text:list-item>
          <text:p text:style-name="P103"><text:soft-page-break/>Um <text:span text:style-name="Source_20_Text">HTMLCollection</text:span> não é um <text:span text:style-name="Source_20_Text">Array</text:span> nativo do JavaScript e, portanto, não possui métodos de iteração como <text:span text:style-name="Source_20_Text">.map()</text:span>.</text:p>
        </text:list-item>
        <text:list-item>
          <text:p text:style-name="P103">O operador spread (<text:span text:style-name="Source_20_Text">...</text:span>) é a maneira mais eficiente e moderna de converter um <text:span text:style-name="Source_20_Text">HTMLCollection</text:span> em um <text:span text:style-name="Source_20_Text">Array</text:span>, permitindo sua manipulação completa.</text:p>
        </text:list-item>
      </text:list>
      <text:p text:style-name="P3"/>
      <text:p text:style-name="P3">Com o domínio desta técnica de conversão, você está agora equipado para operar sobre grupos de elementos do DOM de forma robusta e previsível, um passo essencial para construir aplicações web verdadeiramente dinâmicas.</text:p>
      <text:p text:style-name="P3"/>
      <text:h text:style-name="P99" text:outline-level="1"><text:bookmark-start text:name="__RefHeading___Toc5988_1977938393"/>Manipulando o DOM com <text:span text:style-name="Source_20_Text">getElementsByClassName</text:span><text:bookmark-end text:name="__RefHeading___Toc5988_1977938393"/></text:h>
      <text:p text:style-name="P100"><text:span text:style-name="Source_20_Text"/></text:p>
      <text:h text:style-name="P8" text:outline-level="3">1.0 Introdução ao Método <text:span text:style-name="Source_20_Text">getElementsByClassName</text:span></text:h>
      <text:p text:style-name="P3"><text:span text:style-name="Source_20_Text"/></text:p>
      <text:p text:style-name="P15">O método <text:span text:style-name="Source_20_Text">getElementsByClassName</text:span> é uma ferramenta fundamental no arsenal do JavaScript para a manipulação do Document Object Model (DOM). Sua principal função é atuar como um seletor, permitindo que desenvolvedores isolem e capturem múltiplos elementos de uma página web com base em seus nomes de classe CSS. De forma concisa, este método varre a árvore do DOM e retorna um conjunto de todos os elementos que compartilham uma classe específica. Essa capacidade de selecionar elementos em grupo é crucial para aplicar modificações, estilos ou comportamentos de forma consistente e eficiente em diversas partes de uma interface. O resultado dessa seleção, no entanto, não é um array padrão do JavaScript, e compreender a natureza da coleção de elementos retornada é o primeiro passo para sua manipulação eficaz.</text:p>
      <text:p text:style-name="P15"/>
      <text:h text:style-name="P8" text:outline-level="3">2.0 O Retorno do Método: <text:span text:style-name="Source_20_Text">HTMLCollection</text:span> vs. Array</text:h>
      <text:p text:style-name="P3"/>
      <text:p text:style-name="P15">Compreender o tipo de dado retornado por <text:span text:style-name="Source_20_Text">getElementsByClassName</text:span> é estrategicamente importante. A distinção entre uma <text:span text:style-name="Source_20_Text">HTMLCollection</text:span> e um Array é crucial, pois define quais operações podem ser realizadas diretamente sobre o conjunto de elementos selecionados. Aqui estão os pontos-chave sobre o retorno deste método:</text:p>
      <text:p text:style-name="P15"/>
      <text:list text:style-name="L44">
        <text:list-item>
          <text:p text:style-name="P104"><text:span text:style-name="T1">O que é retornado:</text:span> O método retorna uma <text:span text:style-name="Source_20_Text">HTMLCollection</text:span>, que é um objeto semelhante a um array, mas não é um array verdadeiro. Ele contém a lista de elementos encontrados.</text:p>
        </text:list-item>
        <text:list-item>
          <text:p text:style-name="P104"><text:span text:style-name="T1">Principal Limitação:</text:span> Uma <text:span text:style-name="Source_20_Text">HTMLCollection</text:span> não possui métodos de iteração modernos e convenientes, como <text:span text:style-name="Source_20_Text">map()</text:span> ou <text:span text:style-name="Source_20_Text">forEach()</text:span>. Essa ausência limita a forma como os elementos podem ser percorridos e processados em massa.</text:p>
        </text:list-item>
        <text:list-item>
          <text:p text:style-name="P104"><text:span text:style-name="T1">A Solução:</text:span> Para contornar essa limitação e obter acesso a todo o poder dos métodos de array, a solução é converter a <text:span text:style-name="Source_20_Text">HTMLCollection</text:span> em um Array. A maneira mais moderna e prática de fazer isso é utilizando o operador <text:span text:style-name="T3">spread</text:span> (<text:span text:style-name="Source_20_Text">...</text:span>), como no exemplo abaixo:</text:p>
        </text:list-item>
      </text:list>
      <text:p text:style-name="P15"/>
      <text:p text:style-name="P15">Essa conversão pode ser visualmente confirmada no console do navegador, onde o tipo de dado do output muda de <text:span text:style-name="Source_20_Text">HTMLCollection</text:span> para <text:span text:style-name="Source_20_Text">Array</text:span>, liberando todo o seu potencial para manipulação.</text:p>
      <text:p text:style-name="P15">Uma vez que a conversão é realizada, a manipulação dos elementos torna-se muito mais flexível, abrindo caminho para estratégias de seleção e modificação mais complexas.</text:p>
      <text:h text:style-name="P8" text:outline-level="3"><text:soft-page-break/>3.0 Estratégias de Seleção de Elementos</text:h>
      <text:p text:style-name="P3"/>
      <text:p text:style-name="P15">A flexibilidade do <text:span text:style-name="Source_20_Text">getElementsByClassName</text:span> permite desde a seleção de um grupo amplo de elementos até a captura de subconjuntos altamente específicos. Essa capacidade de filtrar elementos com base em suas classes é o que o torna tão poderoso para a organização e manipulação do DOM.</text:p>
      <text:p text:style-name="P15"/>
      <text:h text:style-name="P29" text:outline-level="4">Exemplos Práticos de Seleção</text:h>
      <text:p text:style-name="P3"/>
      <text:p text:style-name="P15">Na aula, foram demonstrados diferentes níveis de especificidade na seleção, ilustrando a versatilidade do método:</text:p>
      <text:p text:style-name="P15"/>
      <text:list text:style-name="L45">
        <text:list-item>
          <text:p text:style-name="P105"><text:span text:style-name="T1">Seleção Abrangente:</text:span> Na variável <text:span text:style-name="Source_20_Text">cursos_todos</text:span>, foram selecionados todos os elementos que possuíam a classe <text:span text:style-name="Source_20_Text">curso</text:span>. Esta ação resultou em uma <text:span text:style-name="Source_20_Text">HTMLCollection</text:span> com <text:span text:style-name="Source_20_Text">length</text:span> de 12.</text:p>
        </text:list-item>
        <text:list-item>
          <text:p text:style-name="P105"><text:span text:style-name="T1">Seleção Específica:</text:span> Na variável <text:span text:style-name="Source_20_Text">cursos_c1</text:span>, a seleção foi refinada para capturar apenas os elementos que continham a classe <text:span text:style-name="Source_20_Text">C1</text:span>. O resultado foi uma <text:span text:style-name="Source_20_Text">HTMLCollection</text:span> menor, com <text:span text:style-name="Source_20_Text">length</text:span> de 6.</text:p>
        </text:list-item>
        <text:list-item>
          <text:p text:style-name="P105"><text:span text:style-name="T1">Seleção Alternativa:</text:span> De forma similar, na variável <text:span text:style-name="Source_20_Text">cursos_c2</text:span>, a busca por elementos com a classe <text:span text:style-name="Source_20_Text">C2</text:span> retornou outra <text:span text:style-name="Source_20_Text">HTMLCollection</text:span> com <text:span text:style-name="Source_20_Text">length</text:span> de 6.</text:p>
        </text:list-item>
      </text:list>
      <text:p text:style-name="P15"/>
      <text:p text:style-name="P15">Em cada caso, o resultado foi uma <text:span text:style-name="Source_20_Text">HTMLCollection</text:span> cujo tamanho (<text:span text:style-name="Source_20_Text">length</text:span>) correspondeu ao número de elementos encontrados. Um recurso prático das ferramentas de desenvolvedor do navegador é que, ao passar o mouse sobre os itens dentro da <text:span text:style-name="Source_20_Text">HTMLCollection</text:span> no console, os elementos correspondentes são visualmente destacados na página, facilitando a depuração.</text:p>
      <text:p text:style-name="P15">Com os elementos devidamente selecionados e organizados, o próximo passo lógico é realizar manipulações dinâmicas sobre eles.</text:p>
      <text:p text:style-name="P15"/>
      <text:h text:style-name="P8" text:outline-level="3">4.0 Manipulação Dinâmica dos Elementos Selecionados</text:h>
      <text:p text:style-name="P15">O verdadeiro objetivo da seleção de elementos é a capacidade de modificá-los dinamicamente para criar interfaces interativas. O exemplo prático da aula focou em adicionar uma classe de "destaque" aos elementos selecionados para alterar sua aparência visual de forma programática. O processo de manipulação seguiu uma lógica clara e passo a passo:</text:p>
      <text:p text:style-name="P15"/>
      <text:list text:style-name="L46">
        <text:list-item>
          <text:p text:style-name="P106"><text:span text:style-name="T1">Preparação:</text:span> Antes de qualquer iteração, a <text:span text:style-name="Source_20_Text">HTMLCollection</text:span> (por exemplo, <text:span text:style-name="Source_20_Text">cursos_c1</text:span> ou <text:span text:style-name="Source_20_Text">cursos_c2</text:span>) foi convertida em um Array usando o operador <text:span text:style-name="T3">spread</text:span>. Isso foi essencial para habilitar o uso de métodos de array.</text:p>
        </text:list-item>
        <text:list-item>
          <text:p text:style-name="P106"><text:span text:style-name="T1">Iteração:</text:span> O método <text:span text:style-name="Source_20_Text">.map()</text:span> foi usado para iterar sobre cada <text:span text:style-name="Source_20_Text">elemento</text:span> do array. Embora o <text:span text:style-name="Source_20_Text">.map()</text:span> também possa fornecer o <text:span text:style-name="Source_20_Text">índice</text:span> de cada item, ele foi omitido intencionalmente neste caso, pois apenas o próprio elemento era necessário para a manipulação.</text:p>
        </text:list-item>
        <text:list-item>
          <text:p text:style-name="P106"><text:span text:style-name="T1">Modificação:</text:span> Dentro da iteração, o método <text:span text:style-name="Source_20_Text">element.classList.add('destaque')</text:span> foi invocado para cada elemento, adicionando a nova classe de estilo dinamicamente.</text:p>
        </text:list-item>
      </text:list>
      <text:p text:style-name="P15"/>
      <text:p text:style-name="P15">Inicialmente, a manipulação foi aplicada ao array <text:span text:style-name="Source_20_Text">cursos_c1</text:span>, destacando apenas esses elementos. Em seguida, o código foi alterado para aplicar o mesmo processo ao array <text:span text:style-name="Source_20_Text">cursos_c2</text:span>, demonstrando a flexibilidade da seleção. Um detalhe técnico crucial foi o uso da regra CSS <text:span text:style-name="Source_20_Text">!important</text:span> na classe <text:span text:style-name="Source_20_Text">destaque</text:span>. Essa diretiva foi necessária porque os elementos alvo já possuíam as classes <text:span text:style-name="Source_20_Text">C1</text:span> e <text:span text:style-name="Source_20_Text">C2</text:span>, que <text:soft-page-break/>definiam as mesmas propriedades CSS (<text:span text:style-name="Source_20_Text">background-color</text:span>, <text:span text:style-name="Source_20_Text">color</text:span>, <text:span text:style-name="Source_20_Text">border-color</text:span>). Sem <text:span text:style-name="Source_20_Text">!important</text:span>, ocorreria um conflito de especificidade, e os novos estilos da classe <text:span text:style-name="Source_20_Text">destaque</text:span> poderiam não sobrescrever os existentes. O uso de <text:span text:style-name="Source_20_Text">!important</text:span> garantiu a prevalência dos estilos de destaque.</text:p>
      <text:p text:style-name="P15"/>
      <text:h text:style-name="P8" text:outline-level="3">5.0 Acessando um Único Elemento da Coleção</text:h>
      <text:p text:style-name="P3"/>
      <text:p text:style-name="P15">Embora <text:span text:style-name="Source_20_Text">getElementsByClassName</text:span> retorne uma coleção, é perfeitamente possível isolar e manipular um único elemento desse grupo. Essa abordagem é útil quando se deseja aplicar uma modificação a um item específico sem afetar os outros. O acesso é realizado por meio de uma sintaxe de índice, idêntica à de um array, onde o primeiro elemento está no índice <text:span text:style-name="Source_20_Text">0</text:span>. Por exemplo, para capturar um elemento específico, pode-se usar a seguinte sintaxe:</text:p>
      <text:p text:style-name="P15"/>
      <text:p text:style-name="P9"><text:span text:style-name="Source_20_Text">const cursoEspecial = document.getElementsByClassName('curso')[6];</text:span></text:p>
      <text:p text:style-name="P10"><text:span text:style-name="Source_20_Text"/></text:p>
      <text:p text:style-name="P15">Na demonstração prática, o instrutor obteve o primeiro elemento da coleção usando o índice <text:span text:style-name="Source_20_Text">0</text:span>. Para reforçar o conceito de indexação baseada em zero, ele acessou o elemento no <text:span text:style-name="T1">índice </text:span><text:span text:style-name="Source_20_Text"><text:span text:style-name="T1">6</text:span></text:span>, que correspondeu ao elemento visualmente rotulado como <text:span text:style-name="Source_20_Text"><text:span text:style-name="T1">C7</text:span></text:span> na interface.</text:p>
      <text:p text:style-name="P15"/>
      <text:h text:style-name="P8" text:outline-level="3">6.0 Conclusão e Pontos Essenciais</text:h>
      <text:p text:style-name="P3"/>
      <text:p text:style-name="P15">O método <text:span text:style-name="Source_20_Text">getElementsByClassName</text:span> se prova uma ferramenta poderosa e versátil para a seleção de elementos em grupo no DOM. Sua capacidade de filtrar elementos por classe, combinada com técnicas de conversão e iteração, abre um vasto leque de possibilidades para a manipulação dinâmica de páginas web. Os aprendizados mais críticos desta aula podem ser sintetizados nos seguintes pontos:</text:p>
      <text:p text:style-name="P15"/>
      <text:list text:style-name="L47">
        <text:list-item>
          <text:p text:style-name="P107"><text:span text:style-name="T1">Retorno do Método:</text:span> <text:span text:style-name="Source_20_Text">getElementsByClassName</text:span> retorna uma <text:span text:style-name="Source_20_Text">HTMLCollection</text:span>, que é um objeto semelhante a um array, mas com funcionalidades limitadas.</text:p>
        </text:list-item>
        <text:list-item>
          <text:p text:style-name="P107"><text:span text:style-name="T1">Conversão para Array:</text:span> A conversão da <text:span text:style-name="Source_20_Text">HTMLCollection</text:span> para um Array com o operador <text:span text:style-name="T3">spread</text:span> (<text:span text:style-name="Source_20_Text">...</text:span>) é essencial para utilizar métodos modernos como <text:span text:style-name="Source_20_Text">.map()</text:span> e <text:span text:style-name="Source_20_Text">.forEach()</text:span>.</text:p>
        </text:list-item>
        <text:list-item>
          <text:p text:style-name="P107"><text:span text:style-name="T1">Manipulação em Massa:</text:span> O método é ideal para aplicar alterações, como adicionar ou remover classes, a múltiplos elementos simultaneamente.</text:p>
        </text:list-item>
        <text:list-item>
          <text:p text:style-name="P107"><text:span text:style-name="T1">Acesso Individual:</text:span> É possível acessar um elemento específico da coleção por meio de seu índice numérico, permitindo a manipulação direcionada de um único item dentro do grupo.</text:p>
        </text:list-item>
      </text:list>
      <text:h text:style-name="P108" text:outline-level="1"/>
      <text:p text:style-name="P109"/>
      <text:p text:style-name="P109"/>
      <text:p text:style-name="P109"/>
      <text:p text:style-name="P109"/>
      <text:p text:style-name="P109"/>
      <text:h text:style-name="P110" text:outline-level="1"><text:soft-page-break/>Manipulação do DOM com <text:span text:style-name="Source_20_Text">querySelector</text:span> e <text:span text:style-name="Source_20_Text">querySelectorAll</text:span></text:h>
      <text:p text:style-name="P111"><text:span text:style-name="Source_20_Text"/></text:p>
      <text:h text:style-name="P112" text:outline-level="2">1. Introdução: A Evolução da Seleção de Elementos no DOM</text:h>
      <text:p text:style-name="P109"/>
      <text:p text:style-name="P113">A manipulação do DOM (Document Object Model) é uma das pedras angulares do desenvolvimento web moderno. A capacidade de selecionar elementos de uma página de forma eficiente é o que permite a criação de interfaces dinâmicas, interativas e responsivas. Historicamente, o JavaScript oferecia métodos específicos para cada tipo de busca, mas a evolução da linguagem nos trouxe ferramentas mais poderosas e flexíveis. Neste contexto, os métodos <text:span text:style-name="Source_20_Text">querySelector</text:span> e <text:span text:style-name="Source_20_Text">querySelectorAll</text:span> surgem como uma evolução moderna e muito mais versátil. Eles oferecem uma abordagem mais genérica e robusta para interagir com os elementos da página, utilizando a sintaxe familiar dos seletores CSS para simplificar e unificar o processo de seleção. Para apreciar plenamente os benefícios dessa nova abordagem, é fundamental primeiro entender as limitações dos métodos mais antigos que eles vieram para aprimorar.</text:p>
      <text:p text:style-name="P113"/>
      <text:h text:style-name="P112" text:outline-level="2">2. Análise dos Seletores Tradicionais e Suas Limitações</text:h>
      <text:p text:style-name="P109"/>
      <text:p text:style-name="P113">Por muito tempo, a seleção de elementos no DOM era realizada por meio de um conjunto de métodos clássicos. Embora funcionais, eles são altamente <text:span text:style-name="T1">específicos</text:span>, exigindo que o desenvolvedor utilize uma função diferente para cada tipo de seletor, seja um ID, uma classe ou uma tag HTML.</text:p>
      <text:p text:style-name="P113">Essa abordagem se baseia nos seguintes métodos principais:</text:p>
      <text:p text:style-name="P113"/>
      <text:list text:style-name="L48">
        <text:list-item>
          <text:p text:style-name="P114"><text:span text:style-name="Source_20_Text"><text:span text:style-name="T1">getElementById</text:span></text:span>: Obtém um único elemento com base em seu atributo <text:span text:style-name="Source_20_Text">id</text:span> exclusivo. Como IDs devem ser únicos em um documento, este método sempre retorna no máximo um elemento.</text:p>
        </text:list-item>
        <text:list-item>
          <text:p text:style-name="P114"><text:span text:style-name="Source_20_Text"><text:span text:style-name="T1">getElementsByTagName</text:span></text:span>: Retorna uma coleção de todos os elementos que correspondem a um nome de <text:span text:style-name="Source_20_Text">tag</text:span> específico, como <text:span text:style-name="Source_20_Text">div</text:span>, <text:span text:style-name="Source_20_Text">p</text:span> ou <text:span text:style-name="Source_20_Text">a</text:span>.</text:p>
        </text:list-item>
        <text:list-item>
          <text:p text:style-name="P114"><text:span text:style-name="Source_20_Text"><text:span text:style-name="T1">getElementsByClassName</text:span></text:span>: Retorna uma coleção de todos os elementos que compartilham um nome de <text:span text:style-name="Source_20_Text">classe</text:span> específico em seu atributo <text:span text:style-name="Source_20_Text">class</text:span>.</text:p>
          <text:p text:style-name="P114"/>
        </text:list-item>
      </text:list>
      <text:p text:style-name="P113">A principal desvantagem dessa abordagem é a sua rigidez. A necessidade de memorizar e utilizar um método distinto para cada tipo de seleção torna o código mais verboso e menos dinâmico. Foi para solucionar essa falta de flexibilidade que os métodos <text:span text:style-name="Source_20_Text">querySelector</text:span> e <text:span text:style-name="Source_20_Text">querySelectorAll</text:span> foram introduzidos, oferecendo uma alternativa mais <text:span text:style-name="T1">genérica</text:span> e <text:span text:style-name="T1">dinâmica</text:span>.</text:p>
      <text:p text:style-name="P113"/>
      <text:h text:style-name="P112" text:outline-level="2">3. A Flexibilidade do <text:span text:style-name="Source_20_Text">querySelector</text:span> e <text:span text:style-name="Source_20_Text">querySelectorAll</text:span></text:h>
      <text:p text:style-name="P109"><text:span text:style-name="Source_20_Text"/></text:p>
      <text:p text:style-name="P113">Os métodos <text:span text:style-name="Source_20_Text">querySelector</text:span> e <text:span text:style-name="Source_20_Text">querySelectorAll</text:span> unificam a seleção de elementos em uma sintaxe única e poderosa, baseada nos seletores CSS que os desenvolvedores já utilizam para estilizar páginas web. Isso significa que, com apenas dois métodos, é possível realizar qualquer tipo de seleção que antes exigia múltiplas funções.</text:p>
      <text:h text:style-name="P115" text:outline-level="3"><text:soft-page-break/>3.1. <text:span text:style-name="Source_20_Text">querySelector</text:span>: Precisão no Primeiro Elemento</text:h>
      <text:p text:style-name="P109"/>
      <text:p text:style-name="P113">O método <text:span text:style-name="Source_20_Text">querySelector</text:span> analisa a estrutura do DOM e retorna <text:span text:style-name="T1">apenas o primeiro elemento</text:span> que corresponde ao seletor CSS especificado. Se múltiplos elementos na página corresponderem ao critério, apenas o primeiro encontrado na ordem do documento será retornado. Por exemplo, a instrução <text:span text:style-name="Source_20_Text">document.querySelector('div')</text:span> irá percorrer o documento e devolver a primeira tag <text:span text:style-name="Source_20_Text">&lt;div&gt;</text:span> que encontrar.</text:p>
      <text:p text:style-name="P113"/>
      <text:h text:style-name="P115" text:outline-level="3">3.2. <text:span text:style-name="Source_20_Text">querySelectorAll</text:span>: A Coleção Completa</text:h>
      <text:p text:style-name="P109"/>
      <text:p text:style-name="P113">Diferentemente de seu par, o <text:span text:style-name="Source_20_Text">querySelectorAll</text:span> retorna <text:span text:style-name="T1">uma coleção de todos os elementos</text:span> do documento que correspondem ao seletor informado. Essa coleção é retornada como um objeto do tipo <text:span text:style-name="Source_20_Text">NodeList</text:span>. O <text:span text:style-name="Source_20_Text">NodeList</text:span> é conceitualmente semelhante a um <text:span text:style-name="Source_20_Text">HTMLCollection</text:span> (retornado por métodos como <text:span text:style-name="Source_20_Text">getElementsByTagName</text:span>), mas representa um padrão mais moderno, enquanto o <text:span text:style-name="Source_20_Text">HTMLCollection</text:span> é um padrão mais antigo. Para obter o máximo de flexibilidade, é uma prática comum converter o <text:span text:style-name="Source_20_Text">NodeList</text:span> em um Array padrão do JavaScript. Isso pode ser feito de forma simples e elegante com o operador <text:span text:style-name="T3">spread</text:span> (<text:span text:style-name="Source_20_Text">...</text:span>):</text:p>
      <text:p text:style-name="P113"/>
      <text:p text:style-name="P9"><text:span text:style-name="Source_20_Text">const todasAsDivsNodeList = document.querySelectorAll('div');</text:span></text:p>
      <text:p text:style-name="P9"><text:span text:style-name="Source_20_Text">const todasAsDivsArray = [...todasAsDivsNodeList];</text:span></text:p>
      <text:p text:style-name="P116"><text:span text:style-name="Source_20_Text"/></text:p>
      <text:p text:style-name="P113">Com a teoria estabelecida, podemos explorar como aplicar esses seletores para os alvos mais comuns: tag, classe e ID.</text:p>
      <text:p text:style-name="P113"/>
      <text:h text:style-name="P112" text:outline-level="2">4. Guia Prático: Selecionando Elementos por ID, Classe e Tag</text:h>
      <text:p text:style-name="P109"/>
      <text:p text:style-name="P113">O verdadeiro poder de <text:span text:style-name="Source_20_Text">querySelector</text:span> e <text:span text:style-name="Source_20_Text">querySelectorAll</text:span> reside na sua capacidade de usar uma sintaxe consistente, inspirada no CSS, para selecionar qualquer tipo de elemento. Isso simplifica o código e o torna mais intuitivo.</text:p>
      <text:p text:style-name="P113"/>
      <text:h text:style-name="P115" text:outline-level="3">4.1. Seleção por Tag Name</text:h>
      <text:p text:style-name="P109"/>
      <text:p text:style-name="P113">Para selecionar todos os elementos com base em sua tag HTML, basta passar o nome da tag como argumento.</text:p>
      <text:list text:style-name="L49">
        <text:list-item>
          <text:p text:style-name="P117"><text:span text:style-name="T1">Sintaxe:</text:span> <text:span text:style-name="Source_20_Text">document.querySelectorAll('div')</text:span></text:p>
          <text:p text:style-name="P117"><text:span text:style-name="Source_20_Text"/></text:p>
        </text:list-item>
      </text:list>
      <text:h text:style-name="P115" text:outline-level="3">4.2. Seleção por Classe</text:h>
      <text:p text:style-name="P109"/>
      <text:p text:style-name="P113">Para selecionar elementos por classe, utiliza-se a mesma sintaxe do CSS: um ponto (<text:span text:style-name="Source_20_Text">.</text:span>) seguido pelo nome da classe.</text:p>
      <text:list text:style-name="L50">
        <text:list-item>
          <text:p text:style-name="P118"><text:span text:style-name="T1">Sintaxe:</text:span> <text:span text:style-name="Source_20_Text">document.querySelectorAll('.curso')</text:span></text:p>
        </text:list-item>
      </text:list>
      <text:h text:style-name="P115" text:outline-level="3"><text:soft-page-break/>4.3. Seleção por ID</text:h>
      <text:p text:style-name="P109"/>
      <text:p text:style-name="P113">A seleção por ID é feita com o caractere cerquilha (<text:span text:style-name="Source_20_Text">#</text:span>), também conhecido como "hash", seguido pelo nome do ID. Como IDs são únicos, o <text:span text:style-name="Source_20_Text">querySelector</text:span> é geralmente a escolha ideal.</text:p>
      <text:list text:style-name="L51">
        <text:list-item>
          <text:p text:style-name="P119"><text:span text:style-name="T1">Sintaxe:</text:span> <text:span text:style-name="Source_20_Text">document.querySelector('#C1')</text:span></text:p>
          <text:p text:style-name="P119"><text:span text:style-name="Source_20_Text"/></text:p>
        </text:list-item>
      </text:list>
      <text:p text:style-name="P113">É importante notar que, mesmo que um ID deva ser único, você também pode usar <text:span text:style-name="Source_20_Text">querySelectorAll</text:span>. A razão para isso é entender o comportamento do método: ele foi projetado para <text:span text:style-name="T1">sempre</text:span> retornar uma coleção (<text:span text:style-name="Source_20_Text">NodeList</text:span>), mesmo que apenas um elemento corresponda. Para acessar esse elemento diretamente, você deve usar o índice <text:span text:style-name="Source_20_Text">[0]</text:span>, como em <text:span text:style-name="Source_20_Text">document.querySelectorAll('#C1')[0]</text:span>.</text:p>
      <text:p text:style-name="P113">Esses exemplos básicos demonstram a unificação da sintaxe, mas as capacidades desses métodos vão muito além.</text:p>
      <text:p text:style-name="P113"/>
      <text:h text:style-name="P112" text:outline-level="2">5. Técnicas Avançadas: A Versatilidade dos Seletores Combinados</text:h>
      <text:p text:style-name="P109"/>
      <text:p text:style-name="P113">A versatilidade do <text:span text:style-name="Source_20_Text">querySelector</text:span> e <text:span text:style-name="Source_20_Text">querySelectorAll</text:span> se estende para além da seleção simples, permitindo a criação de consultas complexas e específicas baseadas na estrutura e nos atributos do documento. Isso abre um leque de possibilidades para a manipulação precisa do DOM.</text:p>
      <text:p text:style-name="P113">A tabela abaixo detalha algumas das técnicas avançadas mais úteis:</text:p>
      <text:p text:style-name="P113"/>
      <table:table table:name="Tabela8" table:style-name="Tabela8">
        <table:table-column table:style-name="Tabela8.A"/>
        <table:table-column table:style-name="Tabela8.B"/>
        <table:table-row>
          <table:table-cell table:style-name="Tabela8.A1" office:value-type="string">
            <text:p text:style-name="P120">Técnica</text:p>
          </table:table-cell>
          <table:table-cell table:style-name="Tabela8.B1" office:value-type="string">
            <text:p text:style-name="P120">Descrição e Sintaxe</text:p>
          </table:table-cell>
        </table:table-row>
        <table:table-row>
          <table:table-cell table:style-name="Tabela8.A2" office:value-type="string">
            <text:p text:style-name="P121">Selecionar Múltiplos Tipos</text:p>
          </table:table-cell>
          <table:table-cell table:style-name="Tabela8.B2" office:value-type="string">
            <text:p text:style-name="P122">Permite selecionar diferentes tipos de tags ou classes simultaneamente, separando os seletores por uma vírgula. <text:span text:style-name="T1">Sintaxe:</text:span> <text:span text:style-name="Source_20_Text">document.querySelectorAll('div, p')</text:span></text:p>
          </table:table-cell>
        </table:table-row>
        <table:table-row>
          <table:table-cell table:style-name="Tabela8.A2" office:value-type="string">
            <text:p text:style-name="P121">Selecionar por Atributo</text:p>
          </table:table-cell>
          <table:table-cell table:style-name="Tabela8.B2" office:value-type="string">
            <text:p text:style-name="P122">Permite selecionar todos os elementos que possuem um atributo específico, independentemente do valor desse atributo. <text:span text:style-name="T1">Sintaxe:</text:span> <text:span text:style-name="Source_20_Text">document.querySelectorAll('div[class]')</text:span></text:p>
          </table:table-cell>
        </table:table-row>
        <table:table-row>
          <table:table-cell table:style-name="Tabela8.A2" office:value-type="string">
            <text:p text:style-name="P121">Selecionar por Tag e Classe</text:p>
          </table:table-cell>
          <table:table-cell table:style-name="Tabela8.B2" office:value-type="string">
            <text:p text:style-name="P122">Combina um seletor de tag com um seletor de classe para encontrar elementos que atendam a ambos os critérios. <text:span text:style-name="T1">Sintaxe:</text:span> <text:span text:style-name="Source_20_Text">document.querySelectorAll('p.C1')</text:span></text:p>
          </table:table-cell>
        </table:table-row>
        <table:table-row>
          <table:table-cell table:style-name="Tabela8.A5" office:value-type="string">
            <text:p text:style-name="P121">Selecionar por Hierarquia (Descendente)</text:p>
          </table:table-cell>
          <table:table-cell table:style-name="Tabela8.B5" office:value-type="string">
            <text:p text:style-name="P122">Esta é uma <text:span text:style-name="T1">opção matadora</text:span>. Permite selecionar elementos que são descendentes de outros. Por exemplo, imagine que você tem parágrafos (<text:span text:style-name="Source_20_Text">&lt;p&gt;</text:span>) dentro de <text:span text:style-name="Source_20_Text">&lt;div&gt;</text:span>s e outros fora. O seletor <text:span text:style-name="Source_20_Text">'div p'</text:span> captura <text:span text:style-name="T1">apenas</text:span> os elementos <text:span text:style-name="Source_20_Text">&lt;p&gt;</text:span> que estão contidos dentro de um <text:span text:style-name="Source_20_Text">&lt;div&gt;</text:span>, ignorando os demais. <text:span text:style-name="T1">Sintaxe:</text:span> <text:span text:style-name="Source_20_Text">document.querySelectorAll('div p')</text:span></text:p>
          </table:table-cell>
        </table:table-row>
      </table:table>
      <text:p text:style-name="P113"/>
      <text:p text:style-name="P113">Essas técnicas demonstram como consultas que seriam complexas ou exigiriam múltiplos passos com os métodos tradicionais podem ser executadas com uma única e expressiva linha de código.</text:p>
      <text:p text:style-name="P113"/>
      <text:p text:style-name="P113"/>
      <text:p text:style-name="P113"/>
      <text:h text:style-name="P112" text:outline-level="2"><text:soft-page-break/>6. Por que Adotar <text:span text:style-name="Source_20_Text">querySelector</text:span> e <text:span text:style-name="Source_20_Text">querySelectorAll</text:span>?</text:h>
      <text:p text:style-name="P109"/>
      <text:p text:style-name="P113">Em resumo, <text:span text:style-name="Source_20_Text">querySelector</text:span> e <text:span text:style-name="Source_20_Text">querySelectorAll</text:span> representam um salto evolutivo na forma como interagimos com o DOM em JavaScript. Eles são mais dinâmicos, flexíveis e poderosos do que os métodos de seleção mais antigos, oferecendo uma abordagem unificada e moderna para a manipulação de elementos.</text:p>
      <text:p text:style-name="P113">Os principais benefícios de sua adoção podem ser sintetizados em três pontos-chave:</text:p>
      <text:p text:style-name="P113"/>
      <text:list text:style-name="L52">
        <text:list-item>
          <text:p text:style-name="P123"><text:span text:style-name="T1">Sintaxe Unificada:</text:span> A capacidade de usar seletores de estilo CSS para buscar por tag, classe ou ID com um único conjunto de métodos simplifica o aprendizado e a escrita do código.</text:p>
        </text:list-item>
        <text:list-item>
          <text:p text:style-name="P123"><text:span text:style-name="T1">Consultas Complexas:</text:span> A facilidade de criar seletores avançados para filtrar elementos por hierarquia, atributos e combinações, que antes eram difíceis de alcançar.</text:p>
        </text:list-item>
        <text:list-item>
          <text:p text:style-name="P123"><text:span text:style-name="T1">Código Mais Limpo:</text:span> A possibilidade de substituir múltiplos métodos (<text:span text:style-name="Source_20_Text">getElementById</text:span>, <text:span text:style-name="Source_20_Text">getElementsByClassName</text:span>, <text:span text:style-name="Source_20_Text">getElementsByTagName</text:span>) por apenas dois, resultando em um código mais limpo, conciso e legível.</text:p>
        </text:list-item>
      </text:list>
      <text:p text:style-name="P113"/>
      <text:p text:style-name="P113">Dominar <text:span text:style-name="Source_20_Text">querySelector</text:span> e <text:span text:style-name="Source_20_Text">querySelectorAll</text:span> não é apenas uma questão de preferência; é um passo fundamental para qualquer desenvolvedor JavaScript moderno que busca escrever código eficiente, expressivo e de alta qualidade.</text:p>
      <text:p text:style-name="P109"/>
      <text:p text:style-name="P3"/>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line-height="100%" fo:text-align="end" style:justify-single-word="false" fo:text-indent="0cm" style:auto-text-indent="false"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200%" fo:text-indent="0cm" style:auto-text-indent="false">
        <style:tab-stops>
          <style:tab-stop style:position="18.5cm" style:type="right" style:leader-style="dotted" style:leader-text="."/>
        </style:tab-stops>
      </style:paragraph-properties>
      <style:text-properties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11T15:37:04.931263906</dc:date>
    <meta:editing-duration>PT14H57M10S</meta:editing-duration>
    <meta:editing-cycles>20</meta:editing-cycles>
    <meta:generator>LibreOffice/25.8.4.2$Linux_X86_64 LibreOffice_project/290daaa01b999472f0c7a3890eb6a550fd74c6df</meta:generator>
    <meta:document-statistic meta:table-count="8" meta:image-count="0" meta:object-count="0" meta:page-count="66" meta:paragraph-count="1111" meta:word-count="22860" meta:character-count="143042" meta:non-whitespace-character-count="121009"/>
  </office:meta>
</office:document-meta>
</file>